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21">
      <style:table-cell-properties fo:background-color="#729fcf"/>
    </style:style>
    <style:style style:name="ce9" style:family="table-cell" style:parent-style-name="Default" style:data-style-name="N121">
      <style:table-cell-properties fo:background-color="#650953"/>
    </style:style>
    <style:style style:name="ce4" style:family="table-cell" style:parent-style-name="Default" style:data-style-name="N121"/>
    <style:style style:name="ce14" style:family="table-cell" style:parent-style-name="Default" style:data-style-name="N121">
      <style:table-cell-properties fo:background-color="#ffbf00"/>
    </style:style>
    <style:style style:name="ce11" style:family="table-cell" style:parent-style-name="Default" style:data-style-name="N121">
      <style:table-cell-properties fo:background-color="#bf0041"/>
    </style:style>
    <style:style style:name="ce2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21">
      <style:table-cell-properties fo:background-color="#00a933"/>
    </style:style>
    <style:style style:name="ce25" style:family="table-cell" style:parent-style-name="Default" style:data-style-name="N121">
      <style:table-cell-properties fo:background-color="transparent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1">
      <style:table-cell-properties fo:background-color="#ffff00"/>
    </style:style>
    <style:style style:name="ce28" style:family="table-cell" style:parent-style-name="Default" style:data-style-name="N4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ite_01_path_with_intercepts" table:style-name="ta1">
        <table:table-column table:style-name="co1" table:default-cell-style-name="ce1"/>
        <table:table-column table:style-name="co2" table:number-columns-repeated="8" table:default-cell-style-name="ce4"/>
        <table:table-column table:style-name="co3" table:default-cell-style-name="ce4"/>
        <table:table-column table:style-name="co4" table:default-cell-style-name="ce15"/>
        <table:table-column table:style-name="co5" table:number-columns-repeated="2" table:default-cell-style-name="ce4"/>
        <table:table-column table:style-name="co6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9" table:default-cell-style-name="ce1"/>
        <table:table-column table:style-name="co7" table:number-columns-repeated="4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Line Segment</text:p>
          </table:table-cell>
          <table:covered-table-cell table:number-columns-repeated="3" table:style-name="ce5"/>
          <table:table-cell table:style-name="ce22" office:value-type="string" calcext:value-type="string" table:number-columns-spanned="2" table:number-rows-spanned="1">
            <text:p>upper_intercept</text:p>
          </table:table-cell>
          <table:covered-table-cell/>
          <table:table-cell table:style-name="ce22" office:value-type="string" calcext:value-type="string" table:number-columns-spanned="2" table:number-rows-spanned="1">
            <text:p>lower_intercept</text:p>
          </table:table-cell>
          <table:covered-table-cell/>
          <table:table-cell/>
          <table:table-cell office:value-type="string" calcext:value-type="string">
            <text:p>Point</text:p>
          </table:table-cell>
          <table:table-cell table:style-name="ce5" office:value-type="string" calcext:value-type="string">
            <text:p>start_x</text:p>
          </table:table-cell>
          <table:table-cell table:style-name="ce5" office:value-type="string" calcext:value-type="string">
            <text:p>start_y</text:p>
          </table:table-cell>
          <table:table-cell table:style-name="ce5" office:value-type="string" calcext:value-type="string">
            <text:p>angle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ottom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top</text:p>
          </table:table-cell>
          <table:covered-table-cell table:style-name="ce5"/>
          <table:table-cell table:style-name="ce22"/>
          <table:table-cell/>
          <table:table-cell table:style-name="ce22"/>
          <table:table-cell table:number-columns-repeated="16"/>
        </table:table-row>
        <table:table-row table:style-name="ro2">
          <table:table-cell office:value-type="string" calcext:value-type="string">
            <text:p>Stripe 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2"/>
          <table:table-cell table:style-name="ce5" office:value-type="string" calcext:value-type="string">
            <text:p>angle</text:p>
          </table:table-cell>
          <table:table-cell/>
          <table:table-cell table:style-name="ce6" office:value-type="string" calcext:value-type="string">
            <text:p>top or bottom of line segment</text:p>
          </table:table-cell>
          <table:table-cell table:style-name="ce6" office:value-type="string" calcext:value-type="string">
            <text:p>orig or intercept</text:p>
          </table:table-cell>
          <table:table-cell/>
          <table:table-cell table:style-name="ce7" office:value-type="string" calcext:value-type="string">
            <text:p>Source line segment</text:p>
          </table:table-cell>
          <table:table-cell office:value-type="string" calcext:value-type="string">
            <text:p>x col</text:p>
          </table:table-cell>
          <table:table-cell table:style-name="ce1" office:value-type="string" calcext:value-type="string">
            <text:p>y col</text:p>
          </table:table-cell>
          <table:table-cell table:style-name="ce1" office:value-type="string" calcext:value-type="string">
            <text:p>row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-0.926707160541735" calcext:value-type="float">
            <text:p>-0.927</text:p>
          </table:table-cell>
          <table:table-cell table:style-name="ce8" office:value-type="float" office:value="-2.51372041074468" calcext:value-type="float">
            <text:p>-2.514</text:p>
          </table:table-cell>
          <table:table-cell table:style-name="ce11" office:value-type="float" office:value="-6.37454413647878" calcext:value-type="float">
            <text:p>-6.375</text:p>
          </table:table-cell>
          <table:table-cell table:style-name="ce11" office:value-type="float" office:value="13.3079469945763" calcext:value-type="float">
            <text:p>13.308</text:p>
          </table:table-cell>
          <table:table-cell table:style-name="ce13" office:value-type="float" office:value="-5.61377531507086" calcext:value-type="float">
            <text:p>-5.614</text:p>
          </table:table-cell>
          <table:table-cell table:style-name="ce13" office:value-type="float" office:value="13.5699007071168" calcext:value-type="float">
            <text:p>13.570</text:p>
          </table:table-cell>
          <table:table-cell office:value-type="float" office:value="-0.165938339133814" calcext:value-type="float">
            <text:p>-0.166</text:p>
          </table:table-cell>
          <table:table-cell office:value-type="float" office:value="-2.2517666982041" calcext:value-type="float">
            <text:p>-2.2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.000</text:p>
          </table:table-cell>
          <table:table-cell office:value-type="float" office:value="-0.3" calcext:value-type="float">
            <text:p>-0.300</text:p>
          </table:table-cell>
          <table:table-cell table:style-name="ce16" office:value-type="float" office:value="5.92" calcext:value-type="float">
            <text:p>5.920</text:p>
          </table:table-cell>
          <table:table-cell office:value-type="string" calcext:value-type="string">
            <text:p>starting point</text:p>
          </table:table-cell>
          <table:table-cell office:value-type="string" calcext:value-type="string">
            <text:p>Old row 6 and 7</text:p>
          </table:table-cell>
          <table:table-cell table:number-columns-repeated="2"/>
          <table:table-cell table:style-name="ce7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0.224392102440606" calcext:value-type="float">
            <text:p>0.224</text:p>
          </table:table-cell>
          <table:table-cell table:style-name="ce9" office:value-type="float" office:value="-3.38536861251254" calcext:value-type="float">
            <text:p>-3.385</text:p>
          </table:table-cell>
          <table:table-cell office:value-type="float" office:value="-6.02173486800234" calcext:value-type="float">
            <text:p>-6.022</text:p>
          </table:table-cell>
          <table:table-cell office:value-type="float" office:value="14.7547012783922" calcext:value-type="float">
            <text:p>14.755</text:p>
          </table:table-cell>
          <table:table-cell office:value-type="float" office:value="-5.26096604659441" calcext:value-type="float">
            <text:p>-5.261</text:p>
          </table:table-cell>
          <table:table-cell office:value-type="float" office:value="15.0166549909328" calcext:value-type="float">
            <text:p>15.017</text:p>
          </table:table-cell>
          <table:table-cell table:style-name="ce14" office:value-type="float" office:value="0.985160923848534" calcext:value-type="float">
            <text:p>0.985</text:p>
          </table:table-cell>
          <table:table-cell table:style-name="ce14" office:value-type="float" office:value="-3.12341489997196" calcext:value-type="float">
            <text:p>-3.1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table:formula="of:=INDIRECT([.T5] &amp; [.V5])" office:value-type="float" office:value="-0.926707160541735" calcext:value-type="float">
            <text:p>-0.927</text:p>
          </table:table-cell>
          <table:table-cell table:style-name="ce8" table:formula="of:=INDIRECT([.U5] &amp; [.V5])" office:value-type="float" office:value="-2.51372041074468" calcext:value-type="float">
            <text:p>-2.514</text:p>
          </table:table-cell>
          <table:table-cell table:style-name="ce16" office:value-type="float" office:value="1.902" calcext:value-type="float">
            <text:p>1.902</text:p>
          </table:table-cell>
          <table:table-cell office:value-type="string" calcext:value-type="string">
            <text:p>start of strip 1</text:p>
          </table:table-cell>
          <table:table-cell table:style-name="ce4" office:value-type="float" office:value="-6.37454413647878" calcext:value-type="float">
            <text:p>-6.375</text:p>
          </table:table-cell>
          <table:table-cell table:style-name="ce4" office:value-type="float" office:value="13.3079469945763" calcext:value-type="float">
            <text:p>13.3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458930241469" calcext:value-type="float">
            <text:p>1.425</text:p>
          </table:table-cell>
          <table:table-cell office:value-type="float" office:value="-4.39960757696325" calcext:value-type="float">
            <text:p>-4.400</text:p>
          </table:table-cell>
          <table:table-cell table:style-name="ce11" office:value-type="float" office:value="-6.00357530716501" calcext:value-type="float">
            <text:p>-6.004</text:p>
          </table:table-cell>
          <table:table-cell table:style-name="ce11" office:value-type="float" office:value="17.1733488833447" calcext:value-type="float">
            <text:p>17.173</text:p>
          </table:table-cell>
          <table:table-cell table:style-name="ce13" office:value-type="float" office:value="-5.24280648575711" calcext:value-type="float">
            <text:p>-5.243</text:p>
          </table:table-cell>
          <table:table-cell table:style-name="ce13" office:value-type="float" office:value="17.4353025958853" calcext:value-type="float">
            <text:p>17.435</text:p>
          </table:table-cell>
          <table:table-cell office:value-type="float" office:value="2.1853581238226" calcext:value-type="float">
            <text:p>2.185</text:p>
          </table:table-cell>
          <table:table-cell office:value-type="float" office:value="-4.13765386442267" calcext:value-type="float">
            <text:p>-4.13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-7.18846452262167" calcext:value-type="float">
            <text:p>-7.188</text:p>
          </table:table-cell>
          <table:table-cell table:style-name="ce11" office:value-type="float" office:value="15.6717434335746" calcext:value-type="float">
            <text:p>15.672</text:p>
          </table:table-cell>
          <table:table-cell table:style-name="Default" table:formula="of:=[.N5]" office:value-type="float" office:value="1.902" calcext:value-type="float">
            <text:p>1.902</text:p>
          </table:table-cell>
          <table:table-cell office:value-type="string" calcext:value-type="string">
            <text:p>end of strip 1</text:p>
          </table:table-cell>
          <table:table-cell table:style-name="ce4" office:value-type="float" office:value="-5.61377531507086" calcext:value-type="float">
            <text:p>-5.614</text:p>
          </table:table-cell>
          <table:table-cell table:style-name="ce4" office:value-type="float" office:value="13.5699007071168" calcext:value-type="float">
            <text:p>13.5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3.19273702884946" calcext:value-type="float">
            <text:p>3.193</text:p>
          </table:table-cell>
          <table:table-cell table:style-name="ce9" office:value-type="float" office:value="-7.06329463834284" calcext:value-type="float">
            <text:p>-7.063</text:p>
          </table:table-cell>
          <table:table-cell office:value-type="float" office:value="-6.65807959891295" calcext:value-type="float">
            <text:p>-6.658</text:p>
          </table:table-cell>
          <table:table-cell office:value-type="float" office:value="21.5455541659946" calcext:value-type="float">
            <text:p>21.546</text:p>
          </table:table-cell>
          <table:table-cell office:value-type="float" office:value="-5.89731077750502" calcext:value-type="float">
            <text:p>-5.897</text:p>
          </table:table-cell>
          <table:table-cell office:value-type="float" office:value="21.8075078785352" calcext:value-type="float">
            <text:p>21.808</text:p>
          </table:table-cell>
          <table:table-cell table:style-name="ce14" office:value-type="float" office:value="3.95350585025738" calcext:value-type="float">
            <text:p>3.954</text:p>
          </table:table-cell>
          <table:table-cell table:style-name="ce14" office:value-type="float" office:value="-6.80134092580226" calcext:value-type="float">
            <text:p>-6.80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-6.42769570121375" calcext:value-type="float">
            <text:p>-6.428</text:p>
          </table:table-cell>
          <table:table-cell table:style-name="ce13" office:value-type="float" office:value="15.9336971461151" calcext:value-type="float">
            <text:p>15.934</text:p>
          </table:table-cell>
          <table:table-cell table:style-name="Default" table:formula="of:=[.N6]+3.14" office:value-type="float" office:value="5.042" calcext:value-type="float">
            <text:p>5.042</text:p>
          </table:table-cell>
          <table:table-cell office:value-type="string" calcext:value-type="string">
            <text:p>start of strip 2</text:p>
          </table:table-cell>
          <table:table-cell office:value-type="string" calcext:value-type="string">
            <text:p>Old row 8 and 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1463910997133" calcext:value-type="float">
            <text:p>5.115</text:p>
          </table:table-cell>
          <table:table-cell office:value-type="float" office:value="-10.1735167690947" calcext:value-type="float">
            <text:p>-10.174</text:p>
          </table:table-cell>
          <table:table-cell table:style-name="ce11" office:value-type="float" office:value="-5.99631591248446" calcext:value-type="float">
            <text:p>-5.996</text:p>
          </table:table-cell>
          <table:table-cell table:style-name="ce11" office:value-type="float" office:value="22.0950396684882" calcext:value-type="float">
            <text:p>22.095</text:p>
          </table:table-cell>
          <table:table-cell table:style-name="ce13" office:value-type="float" office:value="-5.23554709107654" calcext:value-type="float">
            <text:p>-5.236</text:p>
          </table:table-cell>
          <table:table-cell table:style-name="ce13" office:value-type="float" office:value="22.3569933810288" calcext:value-type="float">
            <text:p>22.357</text:p>
          </table:table-cell>
          <table:table-cell office:value-type="float" office:value="5.06738811204147" calcext:value-type="float">
            <text:p>5.067</text:p>
          </table:table-cell>
          <table:table-cell office:value-type="float" office:value="-10.0362899069257" calcext:value-type="float">
            <text:p>-10.036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.0383124885835" calcext:value-type="float">
            <text:p>1.038</text:p>
          </table:table-cell>
          <table:table-cell table:style-name="ce9" office:value-type="float" office:value="-5.74916505151083" calcext:value-type="float">
            <text:p>-5.749</text:p>
          </table:table-cell>
          <table:table-cell table:style-name="Default" table:formula="of:=[.N7]" office:value-type="float" office:value="5.042" calcext:value-type="float">
            <text:p>5.042</text:p>
          </table:table-cell>
          <table:table-cell office:value-type="string" calcext:value-type="string">
            <text:p>bottom line 2</text:p>
          </table:table-cell>
          <table:table-cell table:style-name="ce4" office:value-type="float" office:value="0.224392102440606" calcext:value-type="float">
            <text:p>0.224</text:p>
          </table:table-cell>
          <table:table-cell table:style-name="ce4" office:value-type="float" office:value="-3.38536861251254" calcext:value-type="float">
            <text:p>-3.385</text:p>
          </table:table-cell>
          <table:table-cell/>
          <table:table-cell table:formula="of:=[.S7]+1" office:value-type="float" office:value="2" calcext:value-type="float">
            <text:p>2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6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5.82815693344939" calcext:value-type="float">
            <text:p>5.828</text:p>
          </table:table-cell>
          <table:table-cell table:style-name="ce9" office:value-type="float" office:value="-9.77433619438516" calcext:value-type="float">
            <text:p>-9.774</text:p>
          </table:table-cell>
          <table:table-cell office:value-type="float" office:value="-5.36142090285007" calcext:value-type="float">
            <text:p>-5.361</text:p>
          </table:table-cell>
          <table:table-cell office:value-type="float" office:value="22.722557474396" calcext:value-type="float">
            <text:p>22.723</text:p>
          </table:table-cell>
          <table:table-cell office:value-type="float" office:value="-4.60065208144215" calcext:value-type="float">
            <text:p>-4.601</text:p>
          </table:table-cell>
          <table:table-cell office:value-type="float" office:value="22.9845111869366" calcext:value-type="float">
            <text:p>22.985</text:p>
          </table:table-cell>
          <table:table-cell table:style-name="ce25" office:value-type="float" office:value="5.78347623193824" calcext:value-type="float">
            <text:p>5.783</text:p>
          </table:table-cell>
          <table:table-cell table:style-name="ce25" office:value-type="float" office:value="-9.64457401503429" calcext:value-type="float">
            <text:p>-9.64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4" office:value-type="float" office:value="1.79908130999143" calcext:value-type="float">
            <text:p>1.799</text:p>
          </table:table-cell>
          <table:table-cell table:style-name="ce14" office:value-type="float" office:value="-5.48721133897025" calcext:value-type="float">
            <text:p>-5.487</text:p>
          </table:table-cell>
          <table:table-cell table:formula="of:=[.N5]" office:value-type="float" office:value="1.902" calcext:value-type="float">
            <text:p>1.902</text:p>
          </table:table-cell>
          <table:table-cell office:value-type="string" calcext:value-type="string">
            <text:p>start of strip 3</text:p>
          </table:table-cell>
          <table:table-cell table:style-name="ce4" office:value-type="float" office:value="0.985160923848534" calcext:value-type="float">
            <text:p>0.985</text:p>
          </table:table-cell>
          <table:table-cell table:style-name="ce4" office:value-type="float" office:value="-3.12341489997196" calcext:value-type="float">
            <text:p>-3.123</text:p>
          </table:table-cell>
          <table:table-cell/>
          <table:table-cell table:formula="of:=[.S8]" office:value-type="float" office:value="2" calcext:value-type="float">
            <text:p>2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7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float" office:value="6.54424505334616" calcext:value-type="float">
            <text:p>6.544</text:p>
          </table:table-cell>
          <table:table-cell table:style-name="ce14" office:value-type="float" office:value="-9.38262030249371" calcext:value-type="float">
            <text:p>-9.383</text:p>
          </table:table-cell>
          <table:table-cell table:style-name="ce11" office:value-type="float" office:value="-4.70291368883627" calcext:value-type="float">
            <text:p>-4.703</text:p>
          </table:table-cell>
          <table:table-cell table:style-name="ce11" office:value-type="float" office:value="23.2815004594992" calcext:value-type="float">
            <text:p>23.282</text:p>
          </table:table-cell>
          <table:table-cell table:style-name="ce13" office:value-type="float" office:value="-3.94214486742834" calcext:value-type="float">
            <text:p>-3.942</text:p>
          </table:table-cell>
          <table:table-cell table:style-name="ce13" office:value-type="float" office:value="23.5434541720398" calcext:value-type="float">
            <text:p>23.543</text:p>
          </table:table-cell>
          <table:table-cell office:value-type="float" office:value="6.52931993386522" calcext:value-type="float">
            <text:p>6.529</text:p>
          </table:table-cell>
          <table:table-cell office:value-type="float" office:value="-9.33927460814654" calcext:value-type="float">
            <text:p>-9.33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-6.98027977053648" calcext:value-type="float">
            <text:p>-6.980</text:p>
          </table:table-cell>
          <table:table-cell table:style-name="ce11" office:value-type="float" office:value="20.0099046101427" calcext:value-type="float">
            <text:p>20.010</text:p>
          </table:table-cell>
          <table:table-cell table:formula="of:=[.N6]" office:value-type="float" office:value="1.902" calcext:value-type="float">
            <text:p>1.902</text:p>
          </table:table-cell>
          <table:table-cell office:value-type="string" calcext:value-type="string">
            <text:p>end of strip 3</text:p>
          </table:table-cell>
          <table:table-cell table:number-columns-repeated="3"/>
          <table:table-cell table:formula="of:=[.S9]+1" office:value-type="float" office:value="3" calcext:value-type="float">
            <text:p>3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" table:formula="of:=[.V8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7.29008875527314" calcext:value-type="float">
            <text:p>7.290</text:p>
          </table:table-cell>
          <table:table-cell table:style-name="ce9" office:value-type="float" office:value="-9.07732089560595" calcext:value-type="float">
            <text:p>-9.077</text:p>
          </table:table-cell>
          <table:table-cell office:value-type="float" office:value="-4.05460814422116" calcext:value-type="float">
            <text:p>-4.055</text:p>
          </table:table-cell>
          <table:table-cell office:value-type="float" office:value="23.8700712438406" calcext:value-type="float">
            <text:p>23.870</text:p>
          </table:table-cell>
          <table:table-cell office:value-type="float" office:value="-3.29383932281325" calcext:value-type="float">
            <text:p>-3.294</text:p>
          </table:table-cell>
          <table:table-cell office:value-type="float" office:value="24.1320249563812" calcext:value-type="float">
            <text:p>24.132</text:p>
          </table:table-cell>
          <table:table-cell office:value-type="float" office:value="8.05085757668106" calcext:value-type="float">
            <text:p>8.051</text:p>
          </table:table-cell>
          <table:table-cell office:value-type="float" office:value="-8.81536718306537" calcext:value-type="float">
            <text:p>-8.81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float" office:value="-6.21951094912858" calcext:value-type="float">
            <text:p>-6.220</text:p>
          </table:table-cell>
          <table:table-cell table:style-name="ce13" office:value-type="float" office:value="20.2718583226833" calcext:value-type="float">
            <text:p>20.272</text:p>
          </table:table-cell>
          <table:table-cell table:formula="of:=[.N7]" office:value-type="float" office:value="5.042" calcext:value-type="float">
            <text:p>5.042</text:p>
          </table:table-cell>
          <table:table-cell office:value-type="string" calcext:value-type="string">
            <text:p>start of strip 4</text:p>
          </table:table-cell>
          <table:table-cell office:value-type="string" calcext:value-type="string">
            <text:p>Old row 12 and 13</text:p>
          </table:table-cell>
          <table:table-cell table:number-columns-repeated="2"/>
          <table:table-cell table:formula="of:=[.S10]" office:value-type="float" office:value="3" calcext:value-type="float">
            <text:p>3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" table:formula="of:=[.V9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8.05577227016735" calcext:value-type="float">
            <text:p>8.056</text:p>
          </table:table-cell>
          <table:table-cell table:style-name="ce14" office:value-type="float" office:value="-8.8296404893487" calcext:value-type="float">
            <text:p>-8.830</text:p>
          </table:table-cell>
          <table:table-cell table:style-name="ce11" office:value-type="float" office:value="-3.44615715421119" calcext:value-type="float">
            <text:p>-3.446</text:p>
          </table:table-cell>
          <table:table-cell table:style-name="ce11" office:value-type="float" office:value="24.5743880591911" calcext:value-type="float">
            <text:p>24.574</text:p>
          </table:table-cell>
          <table:table-cell table:style-name="ce13" office:value-type="float" office:value="-2.68538833280328" calcext:value-type="float">
            <text:p>-2.685</text:p>
          </table:table-cell>
          <table:table-cell table:style-name="ce13" office:value-type="float" office:value="24.8363417717316" calcext:value-type="float">
            <text:p>24.836</text:p>
          </table:table-cell>
          <table:table-cell office:value-type="float" office:value="8.81654109157526" calcext:value-type="float">
            <text:p>8.817</text:p>
          </table:table-cell>
          <table:table-cell office:value-type="float" office:value="-8.56768677680812" calcext:value-type="float">
            <text:p>-8.568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4.00665741499235" calcext:value-type="float">
            <text:p>4.007</text:p>
          </table:table-cell>
          <table:table-cell table:style-name="ce9" office:value-type="float" office:value="-9.42709107734113" calcext:value-type="float">
            <text:p>-9.427</text:p>
          </table:table-cell>
          <table:table-cell table:formula="of:=[.N8]" office:value-type="float" office:value="5.042" calcext:value-type="float">
            <text:p>5.042</text:p>
          </table:table-cell>
          <table:table-cell table:style-name="ce28" table:formula="of:=[.L12]-[.L13]" office:value-type="float" office:value="-0.760768821407921" calcext:value-type="float">
            <text:p>-0.76</text:p>
          </table:table-cell>
          <table:table-cell table:style-name="ce4" office:value-type="float" office:value="3.19273702884946" calcext:value-type="float">
            <text:p>3.193</text:p>
          </table:table-cell>
          <table:table-cell table:style-name="ce4" office:value-type="float" office:value="-7.06329463834284" calcext:value-type="float">
            <text:p>-7.063</text:p>
          </table:table-cell>
          <table:table-cell/>
          <table:table-cell table:formula="of:=[.S11]+1" office:value-type="float" office:value="4" calcext:value-type="float">
            <text:p>4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" table:formula="of:=[.V10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8.84892987128579" calcext:value-type="float">
            <text:p>8.849</text:p>
          </table:table-cell>
          <table:table-cell table:style-name="ce9" office:value-type="float" office:value="-8.66175062315809" calcext:value-type="float">
            <text:p>-8.662</text:p>
          </table:table-cell>
          <table:table-cell office:value-type="float" office:value="-2.87792405033573" calcext:value-type="float">
            <text:p>-2.878</text:p>
          </table:table-cell>
          <table:table-cell office:value-type="float" office:value="25.3955060969305" calcext:value-type="float">
            <text:p>25.396</text:p>
          </table:table-cell>
          <table:table-cell office:value-type="float" office:value="-2.1171552289278" calcext:value-type="float">
            <text:p>-2.117</text:p>
          </table:table-cell>
          <table:table-cell office:value-type="float" office:value="25.6574598094711" calcext:value-type="float">
            <text:p>25.657</text:p>
          </table:table-cell>
          <table:table-cell office:value-type="float" office:value="9.60969869269371" calcext:value-type="float">
            <text:p>9.610</text:p>
          </table:table-cell>
          <table:table-cell office:value-type="float" office:value="-8.3997969106175" calcext:value-type="float">
            <text:p>-8.4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4.76742623640027" calcext:value-type="float">
            <text:p>4.767</text:p>
          </table:table-cell>
          <table:table-cell table:style-name="ce14" office:value-type="float" office:value="-9.16513736480055" calcext:value-type="float">
            <text:p>-9.165</text:p>
          </table:table-cell>
          <table:table-cell table:formula="of:=[.N9]" office:value-type="float" office:value="1.902" calcext:value-type="float">
            <text:p>1.902</text:p>
          </table:table-cell>
          <table:table-cell/>
          <table:table-cell table:style-name="ce4" office:value-type="float" office:value="3.95350585025738" calcext:value-type="float">
            <text:p>3.954</text:p>
          </table:table-cell>
          <table:table-cell table:style-name="ce4" office:value-type="float" office:value="-6.80134092580226" calcext:value-type="float">
            <text:p>-6.801</text:p>
          </table:table-cell>
          <table:table-cell/>
          <table:table-cell table:formula="of:=[.S12]" office:value-type="float" office:value="4" calcext:value-type="float">
            <text:p>4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" table:formula="of:=[.V11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3159322205196" calcext:value-type="float">
            <text:p>9.632</text:p>
          </table:table-cell>
          <table:table-cell office:value-type="float" office:value="-8.46338324094133" calcext:value-type="float">
            <text:p>-8.463</text:p>
          </table:table-cell>
          <table:table-cell office:value-type="float" office:value="-2.36637429544656" calcext:value-type="float">
            <text:p>-2.366</text:p>
          </table:table-cell>
          <table:table-cell office:value-type="float" office:value="26.3812445333791" calcext:value-type="float">
            <text:p>26.381</text:p>
          </table:table-cell>
          <table:table-cell office:value-type="float" office:value="-1.60560547403864" calcext:value-type="float">
            <text:p>-1.606</text:p>
          </table:table-cell>
          <table:table-cell office:value-type="float" office:value="26.6431982459197" calcext:value-type="float">
            <text:p>26.643</text:p>
          </table:table-cell>
          <table:table-cell office:value-type="float" office:value="10.3923620434599" calcext:value-type="float">
            <text:p>10.392</text:p>
          </table:table-cell>
          <table:table-cell office:value-type="float" office:value="-8.20142952840075" calcext:value-type="float">
            <text:p>-8.20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table:formula="of:=INDIRECT([.T14] &amp; [.V14])" office:value-type="float" office:value="-5.99631591248446" calcext:value-type="float">
            <text:p>-5.996</text:p>
          </table:table-cell>
          <table:table-cell table:style-name="ce11" table:formula="of:=INDIRECT([.U14] &amp; [.V14])" office:value-type="float" office:value="22.0950396684882" calcext:value-type="float">
            <text:p>22.095</text:p>
          </table:table-cell>
          <table:table-cell table:formula="of:=[.N10]" office:value-type="float" office:value="1.902" calcext:value-type="float">
            <text:p>1.902</text:p>
          </table:table-cell>
          <table:table-cell table:style-name="ce28" table:formula="of:=[.L14]-[.L15]" office:value-type="float" office:value="-0.760768821407921" calcext:value-type="float">
            <text:p>-0.76</text:p>
          </table:table-cell>
          <table:table-cell table:number-columns-repeated="3"/>
          <table:table-cell table:formula="of:=[.S13]+1" office:value-type="float" office:value="5" calcext:value-type="float">
            <text:p>5</text:p>
          </table:table-cell>
          <table:table-cell table:style-name="ce20" table:formula="of:=[.T10]" office:value-type="string" office:string-value="D" calcext:value-type="string">
            <text:p>D</text:p>
          </table:table-cell>
          <table:table-cell table:style-name="ce20" table:formula="of:=[.U10]" office:value-type="string" office:string-value="E" calcext:value-type="string">
            <text:p>E</text:p>
          </table:table-cell>
          <table:table-cell table:style-name="ce20" table:formula="of:=[.V12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4216714561178" calcext:value-type="float">
            <text:p>10.422</text:p>
          </table:table-cell>
          <table:table-cell office:value-type="float" office:value="-8.28655024346004" calcext:value-type="float">
            <text:p>-8.287</text:p>
          </table:table-cell>
          <table:table-cell office:value-type="float" office:value="-1.90987847799812" calcext:value-type="float">
            <text:p>-1.910</text:p>
          </table:table-cell>
          <table:table-cell office:value-type="float" office:value="27.5268712138019" calcext:value-type="float">
            <text:p>27.527</text:p>
          </table:table-cell>
          <table:table-cell office:value-type="float" office:value="-1.14910965659019" calcext:value-type="float">
            <text:p>-1.149</text:p>
          </table:table-cell>
          <table:table-cell office:value-type="float" office:value="27.7888249263424" calcext:value-type="float">
            <text:p>27.789</text:p>
          </table:table-cell>
          <table:table-cell office:value-type="float" office:value="11.1824402775257" calcext:value-type="float">
            <text:p>11.182</text:p>
          </table:table-cell>
          <table:table-cell office:value-type="float" office:value="-8.02459653091946" calcext:value-type="float">
            <text:p>-8.0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3" table:formula="of:=INDIRECT([.T15] &amp; [.V15])" office:value-type="float" office:value="-5.23554709107654" calcext:value-type="float">
            <text:p>-5.236</text:p>
          </table:table-cell>
          <table:table-cell table:style-name="ce13" table:formula="of:=INDIRECT([.U15] &amp; [.V15])" office:value-type="float" office:value="22.3569933810288" calcext:value-type="float">
            <text:p>22.357</text:p>
          </table:table-cell>
          <table:table-cell table:formula="of:=[.N11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10 and 11</text:p>
          </table:table-cell>
          <table:table-cell table:number-columns-repeated="2"/>
          <table:table-cell table:formula="of:=[.S14]" office:value-type="float" office:value="5" calcext:value-type="float">
            <text:p>5</text:p>
          </table:table-cell>
          <table:table-cell table:style-name="ce20" table:formula="of:=[.T11]" office:value-type="string" office:string-value="F" calcext:value-type="string">
            <text:p>F</text:p>
          </table:table-cell>
          <table:table-cell table:style-name="ce20" table:formula="of:=[.U11]" office:value-type="string" office:string-value="G" calcext:value-type="string">
            <text:p>G</text:p>
          </table:table-cell>
          <table:table-cell table:style-name="ce20" table:formula="of:=[.V13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57113249746" calcext:value-type="float">
            <text:p>11.257</text:p>
          </table:table-cell>
          <table:table-cell office:value-type="float" office:value="-8.24146258911016" calcext:value-type="float">
            <text:p>-8.241</text:p>
          </table:table-cell>
          <table:table-cell office:value-type="float" office:value="-1.40876573080384" calcext:value-type="float">
            <text:p>-1.409</text:p>
          </table:table-cell>
          <table:table-cell office:value-type="float" office:value="28.5429209215283" calcext:value-type="float">
            <text:p>28.543</text:p>
          </table:table-cell>
          <table:table-cell office:value-type="float" office:value="-0.647996909395913" calcext:value-type="float">
            <text:p>-0.648</text:p>
          </table:table-cell>
          <table:table-cell office:value-type="float" office:value="28.8048746340689" calcext:value-type="float">
            <text:p>28.805</text:p>
          </table:table-cell>
          <table:table-cell office:value-type="float" office:value="12.0178820711539" calcext:value-type="float">
            <text:p>12.018</text:p>
          </table:table-cell>
          <table:table-cell office:value-type="float" office:value="-7.97950887656958" calcext:value-type="float">
            <text:p>-7.98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table:formula="of:=INDIRECT([.T16] &amp; [.V16])" office:value-type="float" office:value="5.82815693344939" calcext:value-type="float">
            <text:p>5.828</text:p>
          </table:table-cell>
          <table:table-cell table:style-name="ce9" table:formula="of:=INDIRECT([.U16] &amp; [.V16])" office:value-type="float" office:value="-9.77433619438516" calcext:value-type="float">
            <text:p>-9.774</text:p>
          </table:table-cell>
          <table:table-cell table:formula="of:=[.N12]" office:value-type="float" office:value="5.042" calcext:value-type="float">
            <text:p>5.042</text:p>
          </table:table-cell>
          <table:table-cell table:style-name="ce28" table:formula="of:=[.L16]-[.L17]" office:value-type="float" office:value="-0.71608811989677" calcext:value-type="float">
            <text:p>-0.72</text:p>
          </table:table-cell>
          <table:table-cell office:value-type="float" office:value="-6.00357530716501" calcext:value-type="float">
            <text:p>-6.00357530716501</text:p>
          </table:table-cell>
          <table:table-cell office:value-type="float" office:value="17.1733488833447" calcext:value-type="float">
            <text:p>17.1733488833447</text:p>
          </table:table-cell>
          <table:table-cell/>
          <table:table-cell table:formula="of:=[.S15]+1" office:value-type="float" office:value="6" calcext:value-type="float">
            <text:p>6</text:p>
          </table:table-cell>
          <table:table-cell table:formula="of:=[.T12]" office:value-type="string" office:string-value="B" calcext:value-type="string">
            <text:p>B</text:p>
          </table:table-cell>
          <table:table-cell table:style-name="ce1" table:formula="of:=[.U12]" office:value-type="string" office:string-value="C" calcext:value-type="string">
            <text:p>C</text:p>
          </table:table-cell>
          <table:table-cell table:style-name="ce20" table:formula="of:=[.V14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0524300117708" calcext:value-type="float">
            <text:p>12.052</text:p>
          </table:table-cell>
          <table:table-cell office:value-type="float" office:value="-8.07984338151045" calcext:value-type="float">
            <text:p>-8.080</text:p>
          </table:table-cell>
          <table:table-cell office:value-type="float" office:value="-0.886594000020555" calcext:value-type="float">
            <text:p>-0.887</text:p>
          </table:table-cell>
          <table:table-cell office:value-type="float" office:value="29.4978109000428" calcext:value-type="float">
            <text:p>29.498</text:p>
          </table:table-cell>
          <table:table-cell office:value-type="float" office:value="-0.125825178612637" calcext:value-type="float">
            <text:p>-0.126</text:p>
          </table:table-cell>
          <table:table-cell office:value-type="float" office:value="29.7597646125834" calcext:value-type="float">
            <text:p>29.760</text:p>
          </table:table-cell>
          <table:table-cell office:value-type="float" office:value="12.8131988331788" calcext:value-type="float">
            <text:p>12.813</text:p>
          </table:table-cell>
          <table:table-cell office:value-type="float" office:value="-7.81788966896987" calcext:value-type="float">
            <text:p>-7.81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4" table:formula="of:=INDIRECT([.T17] &amp; [.V17])" office:value-type="float" office:value="6.54424505334616" calcext:value-type="float">
            <text:p>6.544</text:p>
          </table:table-cell>
          <table:table-cell table:style-name="ce14" table:formula="of:=INDIRECT([.U17] &amp; [.V17])" office:value-type="float" office:value="-9.38262030249371" calcext:value-type="float">
            <text:p>-9.383</text:p>
          </table:table-cell>
          <table:table-cell table:formula="of:=[.N13]" office:value-type="float" office:value="1.902" calcext:value-type="float">
            <text:p>1.902</text:p>
          </table:table-cell>
          <table:table-cell table:style-name="ce28"/>
          <table:table-cell office:value-type="float" office:value="-5.24280648575711" calcext:value-type="float">
            <text:p>-5.24280648575711</text:p>
          </table:table-cell>
          <table:table-cell office:value-type="float" office:value="17.4353025958853" calcext:value-type="float">
            <text:p>17.4353025958853</text:p>
          </table:table-cell>
          <table:table-cell/>
          <table:table-cell table:formula="of:=[.S16]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20" office:value-type="float" office:value="10" calcext:value-type="float">
            <text:p>10</text:p>
          </table:table-cell>
          <table:table-cell office:value-type="string" calcext:value-type="string">
            <text:p>swap from HI to BC and add 1 to row; Keep the sequence below from switching</text:p>
          </table:table-cell>
          <table:table-cell/>
        </table:table-row>
        <table:table-row table:style-name="ro1">
          <table:table-cell/>
          <table:table-cell office:value-type="float" office:value="12.8143180698711" calcext:value-type="float">
            <text:p>12.814</text:p>
          </table:table-cell>
          <table:table-cell office:value-type="float" office:value="-7.82114016834657" calcext:value-type="float">
            <text:p>-7.821</text:p>
          </table:table-cell>
          <table:table-cell office:value-type="float" office:value="-0.363895573418864" calcext:value-type="float">
            <text:p>-0.364</text:p>
          </table:table-cell>
          <table:table-cell office:value-type="float" office:value="30.4511712428322" calcext:value-type="float">
            <text:p>30.451</text:p>
          </table:table-cell>
          <table:table-cell office:value-type="float" office:value="0.396873247989046" calcext:value-type="float">
            <text:p>0.397</text:p>
          </table:table-cell>
          <table:table-cell office:value-type="float" office:value="30.7131249553728" calcext:value-type="float">
            <text:p>30.713</text:p>
          </table:table-cell>
          <table:table-cell office:value-type="float" office:value="13.575086891279" calcext:value-type="float">
            <text:p>13.575</text:p>
          </table:table-cell>
          <table:table-cell office:value-type="float" office:value="-7.55918645580599" calcext:value-type="float">
            <text:p>-7.559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table:formula="of:=INDIRECT([.T18] &amp; [.V18])" office:value-type="float" office:value="-4.70291368883627" calcext:value-type="float">
            <text:p>-4.703</text:p>
          </table:table-cell>
          <table:table-cell table:style-name="ce11" table:formula="of:=INDIRECT([.U18] &amp; [.V18])" office:value-type="float" office:value="23.2815004594992" calcext:value-type="float">
            <text:p>23.282</text:p>
          </table:table-cell>
          <table:table-cell table:formula="of:=[.N14]" office:value-type="float" office:value="1.902" calcext:value-type="float">
            <text:p>1.902</text:p>
          </table:table-cell>
          <table:table-cell table:style-name="ce28" table:formula="of:=[.L18]-[.L19]" office:value-type="float" office:value="-0.76076882140793" calcext:value-type="float">
            <text:p>-0.76</text:p>
          </table:table-cell>
          <table:table-cell table:number-columns-repeated="3"/>
          <table:table-cell table:formula="of:=[.S17]+1" office:value-type="float" office:value="7" calcext:value-type="float">
            <text:p>7</text:p>
          </table:table-cell>
          <table:table-cell table:style-name="ce20" table:formula="of:=[.T14]" office:value-type="string" office:string-value="D" calcext:value-type="string">
            <text:p>D</text:p>
          </table:table-cell>
          <table:table-cell table:style-name="ce20" table:formula="of:=[.U14]" office:value-type="string" office:string-value="E" calcext:value-type="string">
            <text:p>E</text:p>
          </table:table-cell>
          <table:table-cell table:style-name="ce20" table:formula="of:=[.V16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5874434841058" calcext:value-type="float">
            <text:p>13.587</text:p>
          </table:table-cell>
          <table:table-cell office:value-type="float" office:value="-7.5950726071044" calcext:value-type="float">
            <text:p>-7.595</text:p>
          </table:table-cell>
          <table:table-cell office:value-type="float" office:value="0.191114600103993" calcext:value-type="float">
            <text:p>0.191</text:p>
          </table:table-cell>
          <table:table-cell office:value-type="float" office:value="31.3106914587364" calcext:value-type="float">
            <text:p>31.311</text:p>
          </table:table-cell>
          <table:table-cell office:value-type="float" office:value="0.951883421511912" calcext:value-type="float">
            <text:p>0.952</text:p>
          </table:table-cell>
          <table:table-cell office:value-type="float" office:value="31.572645171277" calcext:value-type="float">
            <text:p>31.573</text:p>
          </table:table-cell>
          <table:table-cell office:value-type="float" office:value="14.3482123055137" calcext:value-type="float">
            <text:p>14.348</text:p>
          </table:table-cell>
          <table:table-cell office:value-type="float" office:value="-7.33311889456382" calcext:value-type="float">
            <text:p>-7.3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 table:formula="of:=INDIRECT([.T19] &amp; [.V19])" office:value-type="float" office:value="-3.94214486742834" calcext:value-type="float">
            <text:p>-3.942</text:p>
          </table:table-cell>
          <table:table-cell table:style-name="ce13" table:formula="of:=INDIRECT([.U19] &amp; [.V19])" office:value-type="float" office:value="23.5434541720398" calcext:value-type="float">
            <text:p>23.543</text:p>
          </table:table-cell>
          <table:table-cell table:formula="of:=[.N15]" office:value-type="float" office:value="5.042" calcext:value-type="float">
            <text:p>5.042</text:p>
          </table:table-cell>
          <table:table-cell table:number-columns-repeated="4"/>
          <table:table-cell table:formula="of:=[.S18]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ard coded row, due to row 17 change</text:p>
          </table:table-cell>
          <table:table-cell/>
        </table:table-row>
        <table:table-row table:style-name="ro1">
          <table:table-cell/>
          <table:table-cell office:value-type="float" office:value="14.3644433843938" calcext:value-type="float">
            <text:p>14.364</text:p>
          </table:table-cell>
          <table:table-cell office:value-type="float" office:value="-7.3802573704039" calcext:value-type="float">
            <text:p>-7.380</text:p>
          </table:table-cell>
          <table:table-cell office:value-type="float" office:value="0.781438667680605" calcext:value-type="float">
            <text:p>0.781</text:p>
          </table:table-cell>
          <table:table-cell office:value-type="float" office:value="32.0676526793966" calcext:value-type="float">
            <text:p>32.068</text:p>
          </table:table-cell>
          <table:table-cell office:value-type="float" office:value="1.54220748908853" calcext:value-type="float">
            <text:p>1.542</text:p>
          </table:table-cell>
          <table:table-cell office:value-type="float" office:value="32.3296063919372" calcext:value-type="float">
            <text:p>32.330</text:p>
          </table:table-cell>
          <table:table-cell office:value-type="float" office:value="15.1252122058017" calcext:value-type="float">
            <text:p>15.125</text:p>
          </table:table-cell>
          <table:table-cell office:value-type="float" office:value="-7.11830365786331" calcext:value-type="float">
            <text:p>-7.11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table:formula="of:=INDIRECT([.T20] &amp; [.V20])" office:value-type="float" office:value="7.29008875527314" calcext:value-type="float">
            <text:p>7.290</text:p>
          </table:table-cell>
          <table:table-cell table:style-name="ce9" table:formula="of:=INDIRECT([.U20] &amp; [.V20])" office:value-type="float" office:value="-9.07732089560595" calcext:value-type="float">
            <text:p>-9.077</text:p>
          </table:table-cell>
          <table:table-cell table:formula="of:=[.N16]" office:value-type="float" office:value="5.042" calcext:value-type="float">
            <text:p>5.042</text:p>
          </table:table-cell>
          <table:table-cell table:style-name="ce28" table:formula="of:=[.L20]-[.L21]" office:value-type="float" office:value="-0.765683514894211" calcext:value-type="float">
            <text:p>-0.77</text:p>
          </table:table-cell>
          <table:table-cell table:number-columns-repeated="3"/>
          <table:table-cell table:formula="of:=[.S19]+1" office:value-type="float" office:value="8" calcext:value-type="float">
            <text:p>8</text:p>
          </table:table-cell>
          <table:table-cell table:formula="of:=[.T16]" office:value-type="string" office:string-value="B" calcext:value-type="string">
            <text:p>B</text:p>
          </table:table-cell>
          <table:table-cell table:style-name="ce1" table:formula="of:=[.U16]" office:value-type="string" office:string-value="C" calcext:value-type="string">
            <text:p>C</text:p>
          </table:table-cell>
          <table:table-cell table:style-name="ce1" table:formula="of:=[.V18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35404905938" calcext:value-type="float">
            <text:p>15.135</text:p>
          </table:table-cell>
          <table:table-cell office:value-type="float" office:value="-7.14790540847197" calcext:value-type="float">
            <text:p>-7.148</text:p>
          </table:table-cell>
          <table:table-cell office:value-type="float" office:value="1.37274894993786" calcext:value-type="float">
            <text:p>1.373</text:p>
          </table:table-cell>
          <table:table-cell office:value-type="float" office:value="32.8217497246536" calcext:value-type="float">
            <text:p>32.822</text:p>
          </table:table-cell>
          <table:table-cell office:value-type="float" office:value="2.13351777134579" calcext:value-type="float">
            <text:p>2.134</text:p>
          </table:table-cell>
          <table:table-cell office:value-type="float" office:value="33.0837034371942" calcext:value-type="float">
            <text:p>33.084</text:p>
          </table:table-cell>
          <table:table-cell office:value-type="float" office:value="15.8961737273459" calcext:value-type="float">
            <text:p>15.896</text:p>
          </table:table-cell>
          <table:table-cell office:value-type="float" office:value="-6.88595169593138" calcext:value-type="float">
            <text:p>-6.88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table:formula="of:=INDIRECT([.T21] &amp; [.V21])" office:value-type="float" office:value="8.05577227016735" calcext:value-type="float">
            <text:p>8.056</text:p>
          </table:table-cell>
          <table:table-cell table:style-name="ce14" table:formula="of:=INDIRECT([.U21] &amp; [.V21])" office:value-type="float" office:value="-8.8296404893487" calcext:value-type="float">
            <text:p>-8.830</text:p>
          </table:table-cell>
          <table:table-cell table:formula="of:=[.N17]" office:value-type="float" office:value="1.902" calcext:value-type="float">
            <text:p>1.902</text:p>
          </table:table-cell>
          <table:table-cell table:number-columns-repeated="4"/>
          <table:table-cell table:formula="of:=[.S20]" office:value-type="float" office:value="8" calcext:value-type="float">
            <text:p>8</text:p>
          </table:table-cell>
          <table:table-cell table:formula="of:=[.T17]" office:value-type="string" office:string-value="B" calcext:value-type="string">
            <text:p>B</text:p>
          </table:table-cell>
          <table:table-cell table:style-name="ce1" table:formula="of:=[.U17]" office:value-type="string" office:string-value="C" calcext:value-type="string">
            <text:p>C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swap from HI to BC and add 1 to row; Keep the sequence below from switching</text:p>
          </table:table-cell>
          <table:table-cell/>
        </table:table-row>
        <table:table-row table:style-name="ro1">
          <table:table-cell/>
          <table:table-cell office:value-type="float" office:value="15.8968438559112" calcext:value-type="float">
            <text:p>15.897</text:p>
          </table:table-cell>
          <table:table-cell office:value-type="float" office:value="-6.88789789059996" calcext:value-type="float">
            <text:p>-6.888</text:p>
          </table:table-cell>
          <table:table-cell office:value-type="float" office:value="1.98160730498218" calcext:value-type="float">
            <text:p>1.982</text:p>
          </table:table-cell>
          <table:table-cell office:value-type="float" office:value="33.5248834660402" calcext:value-type="float">
            <text:p>33.525</text:p>
          </table:table-cell>
          <table:table-cell office:value-type="float" office:value="2.74237612639009" calcext:value-type="float">
            <text:p>2.742</text:p>
          </table:table-cell>
          <table:table-cell office:value-type="float" office:value="33.7868371785808" calcext:value-type="float">
            <text:p>33.787</text:p>
          </table:table-cell>
          <table:table-cell office:value-type="float" office:value="15.8953899603234" calcext:value-type="float">
            <text:p>15.895</text:p>
          </table:table-cell>
          <table:table-cell office:value-type="float" office:value="-6.88367547121905" calcext:value-type="float">
            <text:p>-6.88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1" table:formula="of:=INDIRECT([.T22] &amp; [.V22])" office:value-type="float" office:value="-3.44615715421119" calcext:value-type="float">
            <text:p>-3.446</text:p>
          </table:table-cell>
          <table:table-cell table:style-name="ce11" table:formula="of:=INDIRECT([.U22] &amp; [.V22])" office:value-type="float" office:value="24.5743880591911" calcext:value-type="float">
            <text:p>24.574</text:p>
          </table:table-cell>
          <table:table-cell table:formula="of:=[.N18]" office:value-type="float" office:value="1.902" calcext:value-type="float">
            <text:p>1.902</text:p>
          </table:table-cell>
          <table:table-cell table:style-name="ce28" table:formula="of:=[.L22]-[.L23]" office:value-type="float" office:value="-0.76076882140791" calcext:value-type="float">
            <text:p>-0.76</text:p>
          </table:table-cell>
          <table:table-cell table:number-columns-repeated="3"/>
          <table:table-cell table:formula="of:=[.S21]+1" office:value-type="float" office:value="9" calcext:value-type="float">
            <text:p>9</text:p>
          </table:table-cell>
          <table:table-cell table:formula="of:=[.T18]" office:value-type="string" office:string-value="D" calcext:value-type="string">
            <text:p>D</text:p>
          </table:table-cell>
          <table:table-cell table:style-name="ce1" table:formula="of:=[.U18]" office:value-type="string" office:string-value="E" calcext:value-type="string">
            <text:p>E</text:p>
          </table:table-cell>
          <table:table-cell table:style-name="ce1" table:formula="of:=[.V20]+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561587817314" calcext:value-type="float">
            <text:p>16.656</text:p>
          </table:table-cell>
          <table:table-cell office:value-type="float" office:value="-6.62172175867847" calcext:value-type="float">
            <text:p>-6.622</text:p>
          </table:table-cell>
          <table:table-cell office:value-type="float" office:value="2.60717874262052" calcext:value-type="float">
            <text:p>2.607</text:p>
          </table:table-cell>
          <table:table-cell office:value-type="float" office:value="34.1794788911577" calcext:value-type="float">
            <text:p>34.179</text:p>
          </table:table-cell>
          <table:table-cell office:value-type="float" office:value="3.36794756402844" calcext:value-type="float">
            <text:p>3.368</text:p>
          </table:table-cell>
          <table:table-cell office:value-type="float" office:value="34.4414326036983" calcext:value-type="float">
            <text:p>34.441</text:p>
          </table:table-cell>
          <table:table-cell office:value-type="float" office:value="16.6436199340078" calcext:value-type="float">
            <text:p>16.644</text:p>
          </table:table-cell>
          <table:table-cell office:value-type="float" office:value="-6.58530630072624" calcext:value-type="float">
            <text:p>-6.58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3" table:formula="of:=INDIRECT([.T23] &amp; [.V23])" office:value-type="float" office:value="-2.68538833280328" calcext:value-type="float">
            <text:p>-2.685</text:p>
          </table:table-cell>
          <table:table-cell table:style-name="ce13" table:formula="of:=INDIRECT([.U23] &amp; [.V23])" office:value-type="float" office:value="24.8363417717316" calcext:value-type="float">
            <text:p>24.836</text:p>
          </table:table-cell>
          <table:table-cell table:formula="of:=[.N19]" office:value-type="float" office:value="5.042" calcext:value-type="float">
            <text:p>5.042</text:p>
          </table:table-cell>
          <table:table-cell table:number-columns-repeated="4"/>
          <table:table-cell table:formula="of:=[.S22]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Hard coded row, due to row 21 change</text:p>
          </table:table-cell>
          <table:table-cell/>
        </table:table-row>
        <table:table-row table:style-name="ro1">
          <table:table-cell/>
          <table:table-cell office:value-type="float" office:value="17.4043887554157" calcext:value-type="float">
            <text:p>17.404</text:p>
          </table:table-cell>
          <table:table-cell office:value-type="float" office:value="-6.32335258818565" calcext:value-type="float">
            <text:p>-6.323</text:p>
          </table:table-cell>
          <table:table-cell office:value-type="float" office:value="3.25287013198681" calcext:value-type="float">
            <text:p>3.253</text:p>
          </table:table-cell>
          <table:table-cell office:value-type="float" office:value="34.7756417336086" calcext:value-type="float">
            <text:p>34.776</text:p>
          </table:table-cell>
          <table:table-cell office:value-type="float" office:value="4.01363895339472" calcext:value-type="float">
            <text:p>4.014</text:p>
          </table:table-cell>
          <table:table-cell office:value-type="float" office:value="35.0375954461492" calcext:value-type="float">
            <text:p>35.038</text:p>
          </table:table-cell>
          <table:table-cell office:value-type="float" office:value="17.3984255939062" calcext:value-type="float">
            <text:p>17.398</text:p>
          </table:table-cell>
          <table:table-cell office:value-type="float" office:value="-6.30603430966441" calcext:value-type="float">
            <text:p>-6.306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table:formula="of:=INDIRECT([.T24] &amp; [.V24])" office:value-type="float" office:value="8.84892987128579" calcext:value-type="float">
            <text:p>8.849</text:p>
          </table:table-cell>
          <table:table-cell table:style-name="ce9" table:formula="of:=INDIRECT([.U24] &amp; [.V24])" office:value-type="float" office:value="-8.66175062315809" calcext:value-type="float">
            <text:p>-8.662</text:p>
          </table:table-cell>
          <table:table-cell table:formula="of:=[.N20]" office:value-type="float" office:value="5.042" calcext:value-type="float">
            <text:p>5.042</text:p>
          </table:table-cell>
          <table:table-cell table:style-name="ce28" table:formula="of:=[.L24]-[.L25]" office:value-type="float" office:value="-0.782663350766169" calcext:value-type="float">
            <text:p>-0.78</text:p>
          </table:table-cell>
          <table:table-cell table:number-columns-repeated="3"/>
          <table:table-cell table:formula="of:=[.S23]+1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591944153141" calcext:value-type="float">
            <text:p>18.159</text:p>
          </table:table-cell>
          <table:table-cell office:value-type="float" office:value="-6.04408059712383" calcext:value-type="float">
            <text:p>-6.044</text:p>
          </table:table-cell>
          <table:table-cell office:value-type="float" office:value="3.90502500811615" calcext:value-type="float">
            <text:p>3.905</text:p>
          </table:table-cell>
          <table:table-cell office:value-type="float" office:value="35.3530332474945" calcext:value-type="float">
            <text:p>35.353</text:p>
          </table:table-cell>
          <table:table-cell office:value-type="float" office:value="4.66579382952407" calcext:value-type="float">
            <text:p>4.666</text:p>
          </table:table-cell>
          <table:table-cell office:value-type="float" office:value="35.6149869600351" calcext:value-type="float">
            <text:p>35.615</text:p>
          </table:table-cell>
          <table:table-cell office:value-type="float" office:value="18.9199632367221" calcext:value-type="float">
            <text:p>18.920</text:p>
          </table:table-cell>
          <table:table-cell office:value-type="float" office:value="-5.78212688458325" calcext:value-type="float">
            <text:p>-5.78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NDIRECT([.T25] &amp; [.V25])" office:value-type="float" office:value="9.63159322205196" calcext:value-type="float">
            <text:p>9.632</text:p>
          </table:table-cell>
          <table:table-cell table:formula="of:=INDIRECT([.U25] &amp; [.V25])" office:value-type="float" office:value="-8.46338324094133" calcext:value-type="float">
            <text:p>-8.463</text:p>
          </table:table-cell>
          <table:table-cell table:formula="of:=[.N21]" office:value-type="float" office:value="1.902" calcext:value-type="float">
            <text:p>1.902</text:p>
          </table:table-cell>
          <table:table-cell table:style-name="ce28"/>
          <table:table-cell table:number-columns-repeated="3"/>
          <table:table-cell table:formula="of:=[.S24]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change to row 14</text:p>
          </table:table-cell>
          <table:table-cell/>
        </table:table-row>
        <table:table-row table:style-name="ro1">
          <table:table-cell/>
          <table:table-cell office:value-type="float" office:value="18.921375642138" calcext:value-type="float">
            <text:p>18.921</text:p>
          </table:table-cell>
          <table:table-cell office:value-type="float" office:value="-5.78622880775582" calcext:value-type="float">
            <text:p>-5.786</text:p>
          </table:table-cell>
          <table:table-cell office:value-type="float" office:value="4.57947000172973" calcext:value-type="float">
            <text:p>4.579</text:p>
          </table:table-cell>
          <table:table-cell office:value-type="float" office:value="35.865689559718" calcext:value-type="float">
            <text:p>35.866</text:p>
          </table:table-cell>
          <table:table-cell office:value-type="float" office:value="5.34023882313766" calcext:value-type="float">
            <text:p>5.340</text:p>
          </table:table-cell>
          <table:table-cell office:value-type="float" office:value="36.1276432722586" calcext:value-type="float">
            <text:p>36.128</text:p>
          </table:table-cell>
          <table:table-cell office:value-type="float" office:value="18.9108216491986" calcext:value-type="float">
            <text:p>18.911</text:p>
          </table:table-cell>
          <table:table-cell office:value-type="float" office:value="-5.75557778665838" calcext:value-type="float">
            <text:p>-5.75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INDIRECT([.T26] &amp; [.V26])" office:value-type="float" office:value="-2.36637429544656" calcext:value-type="float">
            <text:p>-2.366</text:p>
          </table:table-cell>
          <table:table-cell table:formula="of:=INDIRECT([.U26] &amp; [.V26])" office:value-type="float" office:value="26.3812445333791" calcext:value-type="float">
            <text:p>26.381</text:p>
          </table:table-cell>
          <table:table-cell table:formula="of:=[.N22]" office:value-type="float" office:value="1.902" calcext:value-type="float">
            <text:p>1.902</text:p>
          </table:table-cell>
          <table:table-cell table:style-name="ce28" table:formula="of:=[.L26]-[.L27]" office:value-type="float" office:value="-0.76076882140792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715904706065" calcext:value-type="float">
            <text:p>19.672</text:p>
          </table:table-cell>
          <table:table-cell office:value-type="float" office:value="-5.4936240741178" calcext:value-type="float">
            <text:p>-5.494</text:p>
          </table:table-cell>
          <table:table-cell office:value-type="float" office:value="5.24641902386434" calcext:value-type="float">
            <text:p>5.246</text:p>
          </table:table-cell>
          <table:table-cell office:value-type="float" office:value="36.4001157538495" calcext:value-type="float">
            <text:p>36.400</text:p>
          </table:table-cell>
          <table:table-cell office:value-type="float" office:value="6.00718784527226" calcext:value-type="float">
            <text:p>6.007</text:p>
          </table:table-cell>
          <table:table-cell office:value-type="float" office:value="36.6620694663901" calcext:value-type="float">
            <text:p>36.662</text:p>
          </table:table-cell>
          <table:table-cell office:value-type="float" office:value="19.6678192491232" calcext:value-type="float">
            <text:p>19.668</text:p>
          </table:table-cell>
          <table:table-cell office:value-type="float" office:value="-5.48267165166383" calcext:value-type="float">
            <text:p>-5.48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INDIRECT([.T27] &amp; [.V27])" office:value-type="float" office:value="-1.60560547403864" calcext:value-type="float">
            <text:p>-1.606</text:p>
          </table:table-cell>
          <table:table-cell table:formula="of:=INDIRECT([.U27] &amp; [.V27])" office:value-type="float" office:value="26.6431982459197" calcext:value-type="float">
            <text:p>26.643</text:p>
          </table:table-cell>
          <table:table-cell table:formula="of:=[.N2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4285880705311" calcext:value-type="float">
            <text:p>20.429</text:p>
          </table:table-cell>
          <table:table-cell office:value-type="float" office:value="-5.22071793912324" calcext:value-type="float">
            <text:p>-5.221</text:p>
          </table:table-cell>
          <table:table-cell office:value-type="float" office:value="5.9367861278708" calcext:value-type="float">
            <text:p>5.937</text:p>
          </table:table-cell>
          <table:table-cell office:value-type="float" office:value="36.8665308998745" calcext:value-type="float">
            <text:p>36.867</text:p>
          </table:table-cell>
          <table:table-cell office:value-type="float" office:value="6.69755494927872" calcext:value-type="float">
            <text:p>6.698</text:p>
          </table:table-cell>
          <table:table-cell office:value-type="float" office:value="37.1284846124151" calcext:value-type="float">
            <text:p>37.128</text:p>
          </table:table-cell>
          <table:table-cell office:value-type="float" office:value="20.4118302825761" calcext:value-type="float">
            <text:p>20.412</text:p>
          </table:table-cell>
          <table:table-cell office:value-type="float" office:value="-5.17204978905854" calcext:value-type="float">
            <text:p>-5.17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INDIRECT([.T28] &amp; [.V28])" office:value-type="float" office:value="10.4216714561178" calcext:value-type="float">
            <text:p>10.422</text:p>
          </table:table-cell>
          <table:table-cell table:formula="of:=INDIRECT([.U28] &amp; [.V28])" office:value-type="float" office:value="-8.28655024346004" calcext:value-type="float">
            <text:p>-8.287</text:p>
          </table:table-cell>
          <table:table-cell table:formula="of:=[.N24]" office:value-type="float" office:value="5.042" calcext:value-type="float">
            <text:p>5.042</text:p>
          </table:table-cell>
          <table:table-cell table:style-name="ce28" table:formula="of:=[.L28]-[.L29]" office:value-type="float" office:value="-0.835441793628201" calcext:value-type="float">
            <text:p>-0.84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72599103984" calcext:value-type="float">
            <text:p>21.173</text:p>
          </table:table-cell>
          <table:table-cell office:value-type="float" office:value="-4.91009607651796" calcext:value-type="float">
            <text:p>-4.910</text:p>
          </table:table-cell>
          <table:table-cell office:value-type="float" office:value="6.64016356242197" calcext:value-type="float">
            <text:p>6.640</text:p>
          </table:table-cell>
          <table:table-cell office:value-type="float" office:value="37.2951613024094" calcext:value-type="float">
            <text:p>37.295</text:p>
          </table:table-cell>
          <table:table-cell office:value-type="float" office:value="7.40093238382988" calcext:value-type="float">
            <text:p>7.401</text:p>
          </table:table-cell>
          <table:table-cell office:value-type="float" office:value="37.5571150149499" calcext:value-type="float">
            <text:p>37.557</text:p>
          </table:table-cell>
          <table:table-cell office:value-type="float" office:value="21.1445447124141" calcext:value-type="float">
            <text:p>21.145</text:p>
          </table:table-cell>
          <table:table-cell office:value-type="float" office:value="-4.82862020735387" calcext:value-type="float">
            <text:p>-4.82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INDIRECT([.T29] &amp; [.V29])" office:value-type="float" office:value="11.257113249746" calcext:value-type="float">
            <text:p>11.257</text:p>
          </table:table-cell>
          <table:table-cell table:formula="of:=INDIRECT([.U29] &amp; [.V29])" office:value-type="float" office:value="-8.24146258911016" calcext:value-type="float">
            <text:p>-8.241</text:p>
          </table:table-cell>
          <table:table-cell table:formula="of:=[.N2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ange to row 16</text:p>
          </table:table-cell>
          <table:table-cell/>
        </table:table-row>
        <table:table-row table:style-name="ro1">
          <table:table-cell/>
          <table:table-cell office:value-type="float" office:value="21.905313533822" calcext:value-type="float">
            <text:p>21.905</text:p>
          </table:table-cell>
          <table:table-cell office:value-type="float" office:value="-4.56666649481329" calcext:value-type="float">
            <text:p>-4.567</text:p>
          </table:table-cell>
          <table:table-cell office:value-type="float" office:value="7.35681176203212" calcext:value-type="float">
            <text:p>7.357</text:p>
          </table:table-cell>
          <table:table-cell office:value-type="float" office:value="37.6852506047048" calcext:value-type="float">
            <text:p>37.685</text:p>
          </table:table-cell>
          <table:table-cell office:value-type="float" office:value="8.11758058344004" calcext:value-type="float">
            <text:p>8.118</text:p>
          </table:table-cell>
          <table:table-cell office:value-type="float" office:value="37.9472043172454" calcext:value-type="float">
            <text:p>37.947</text:p>
          </table:table-cell>
          <table:table-cell office:value-type="float" office:value="21.8815057872489" calcext:value-type="float">
            <text:p>21.882</text:p>
          </table:table-cell>
          <table:table-cell office:value-type="float" office:value="-4.49752377824291" calcext:value-type="float">
            <text:p>-4.49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INDIRECT([.T30] &amp; [.V30])" office:value-type="float" office:value="-1.40876573080384" calcext:value-type="float">
            <text:p>-1.409</text:p>
          </table:table-cell>
          <table:table-cell table:formula="of:=INDIRECT([.U30] &amp; [.V30])" office:value-type="float" office:value="28.5429209215283" calcext:value-type="float">
            <text:p>28.543</text:p>
          </table:table-cell>
          <table:table-cell table:formula="of:=[.N26]" office:value-type="float" office:value="1.902" calcext:value-type="float">
            <text:p>1.902</text:p>
          </table:table-cell>
          <table:table-cell table:style-name="ce28" table:formula="of:=[.L30]-[.L31]" office:value-type="float" office:value="-0.760768821407927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6422746086569" calcext:value-type="float">
            <text:p>22.642</text:p>
          </table:table-cell>
          <table:table-cell office:value-type="float" office:value="-4.23557006570233" calcext:value-type="float">
            <text:p>-4.236</text:p>
          </table:table-cell>
          <table:table-cell office:value-type="float" office:value="8.08951615543195" calcext:value-type="float">
            <text:p>8.090</text:p>
          </table:table-cell>
          <table:table-cell office:value-type="float" office:value="38.0287093343422" calcext:value-type="float">
            <text:p>38.029</text:p>
          </table:table-cell>
          <table:table-cell office:value-type="float" office:value="8.85028497683988" calcext:value-type="float">
            <text:p>8.850</text:p>
          </table:table-cell>
          <table:table-cell office:value-type="float" office:value="38.2906630468828" calcext:value-type="float">
            <text:p>38.291</text:p>
          </table:table-cell>
          <table:table-cell office:value-type="float" office:value="23.4030434300648" calcext:value-type="float">
            <text:p>23.403</text:p>
          </table:table-cell>
          <table:table-cell office:value-type="float" office:value="-3.97361635316175" calcext:value-type="float">
            <text:p>-3.97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INDIRECT([.T31] &amp; [.V31])" office:value-type="float" office:value="-0.647996909395913" calcext:value-type="float">
            <text:p>-0.648</text:p>
          </table:table-cell>
          <table:table-cell table:formula="of:=INDIRECT([.U31] &amp; [.V31])" office:value-type="float" office:value="28.8048746340689" calcext:value-type="float">
            <text:p>28.805</text:p>
          </table:table-cell>
          <table:table-cell table:formula="of:=[.N27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33 and 3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4127241780788" calcext:value-type="float">
            <text:p>23.413</text:p>
          </table:table-cell>
          <table:table-cell office:value-type="float" office:value="-4.00173128684807" calcext:value-type="float">
            <text:p>-4.002</text:p>
          </table:table-cell>
          <table:table-cell office:value-type="float" office:value="8.83944652379402" calcext:value-type="float">
            <text:p>8.839</text:p>
          </table:table-cell>
          <table:table-cell office:value-type="float" office:value="38.3221402001158" calcext:value-type="float">
            <text:p>38.322</text:p>
          </table:table-cell>
          <table:table-cell office:value-type="float" office:value="9.60021534520195" calcext:value-type="float">
            <text:p>9.600</text:p>
          </table:table-cell>
          <table:table-cell office:value-type="float" office:value="38.5840939126563" calcext:value-type="float">
            <text:p>38.584</text:p>
          </table:table-cell>
          <table:table-cell office:value-type="float" office:value="23.4036073881482" calcext:value-type="float">
            <text:p>23.404</text:p>
          </table:table-cell>
          <table:table-cell office:value-type="float" office:value="-3.97525420636222" calcext:value-type="float">
            <text:p>-3.97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INDIRECT([.T32] &amp; [.V32])" office:value-type="float" office:value="12.0524300117708" calcext:value-type="float">
            <text:p>12.052</text:p>
          </table:table-cell>
          <table:table-cell table:formula="of:=INDIRECT([.U32] &amp; [.V32])" office:value-type="float" office:value="-8.07984338151045" calcext:value-type="float">
            <text:p>-8.080</text:p>
          </table:table-cell>
          <table:table-cell table:formula="of:=[.N28]" office:value-type="float" office:value="5.042" calcext:value-type="float">
            <text:p>5.042</text:p>
          </table:table-cell>
          <table:table-cell table:style-name="ce28" table:formula="of:=[.L32]-[.L33]" office:value-type="float" office:value="-0.761888058100299" calcext:value-type="float">
            <text:p>-0.76</text:p>
          </table:table-cell>
          <table:table-cell table:style-name="ce4" office:value-type="float" office:value="13.5874434841058" calcext:value-type="float">
            <text:p>13.587</text:p>
          </table:table-cell>
          <table:table-cell table:style-name="ce4" office:value-type="float" office:value="-7.5950726071044" calcext:value-type="float">
            <text:p>-7.59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1643762095561" calcext:value-type="float">
            <text:p>24.164</text:p>
          </table:table-cell>
          <table:table-cell office:value-type="float" office:value="-3.71330049382164" calcext:value-type="float">
            <text:p>-3.713</text:p>
          </table:table-cell>
          <table:table-cell office:value-type="float" office:value="9.59320609834156" calcext:value-type="float">
            <text:p>9.593</text:p>
          </table:table-cell>
          <table:table-cell office:value-type="float" office:value="38.6044502436326" calcext:value-type="float">
            <text:p>38.604</text:p>
          </table:table-cell>
          <table:table-cell office:value-type="float" office:value="10.3539749197495" calcext:value-type="float">
            <text:p>10.354</text:p>
          </table:table-cell>
          <table:table-cell office:value-type="float" office:value="38.8664039561732" calcext:value-type="float">
            <text:p>38.866</text:p>
          </table:table-cell>
          <table:table-cell office:value-type="float" office:value="24.128472956009" calcext:value-type="float">
            <text:p>24.128</text:p>
          </table:table-cell>
          <table:table-cell office:value-type="float" office:value="-3.60902987432597" calcext:value-type="float">
            <text:p>-3.6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NDIRECT([.T33] &amp; [.V33])" office:value-type="float" office:value="12.8143180698711" calcext:value-type="float">
            <text:p>12.814</text:p>
          </table:table-cell>
          <table:table-cell table:formula="of:=INDIRECT([.U33] &amp; [.V33])" office:value-type="float" office:value="-7.82114016834657" calcext:value-type="float">
            <text:p>-7.821</text:p>
          </table:table-cell>
          <table:table-cell table:formula="of:=[.N29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4.3644433843938" calcext:value-type="float">
            <text:p>14.364</text:p>
          </table:table-cell>
          <table:table-cell table:style-name="ce4" office:value-type="float" office:value="-7.3802573704039" calcext:value-type="float">
            <text:p>-7.38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change to row 18</text:p>
          </table:table-cell>
          <table:table-cell/>
        </table:table-row>
        <table:table-row table:style-name="ro1">
          <table:table-cell/>
          <table:table-cell office:value-type="float" office:value="24.8892417774169" calcext:value-type="float">
            <text:p>24.889</text:p>
          </table:table-cell>
          <table:table-cell office:value-type="float" office:value="-3.34707616178539" calcext:value-type="float">
            <text:p>-3.347</text:p>
          </table:table-cell>
          <table:table-cell office:value-type="float" office:value="10.3446829628502" calcext:value-type="float">
            <text:p>10.345</text:p>
          </table:table-cell>
          <table:table-cell office:value-type="float" office:value="38.893389758475" calcext:value-type="float">
            <text:p>38.893</text:p>
          </table:table-cell>
          <table:table-cell office:value-type="float" office:value="10.3472446684563" calcext:value-type="float">
            <text:p>10.347</text:p>
          </table:table-cell>
          <table:table-cell office:value-type="float" office:value="38.8859500251883" calcext:value-type="float">
            <text:p>38.886</text:p>
          </table:table-cell>
          <table:table-cell office:value-type="float" office:value="24.8347882577433" calcext:value-type="float">
            <text:p>24.835</text:p>
          </table:table-cell>
          <table:table-cell office:value-type="float" office:value="-3.18893165762164" calcext:value-type="float">
            <text:p>-3.189</text:p>
          </table:table-cell>
          <table:table-cell/>
          <table:table-cell office:value-type="float" office:value="31" calcext:value-type="float">
            <text:p>31</text:p>
          </table:table-cell>
          <table:table-cell table:formula="of:=INDIRECT([.T34] &amp; [.V34])" office:value-type="float" office:value="-0.363895573418864" calcext:value-type="float">
            <text:p>-0.364</text:p>
          </table:table-cell>
          <table:table-cell table:formula="of:=INDIRECT([.U34] &amp; [.V34])" office:value-type="float" office:value="30.4511712428322" calcext:value-type="float">
            <text:p>30.451</text:p>
          </table:table-cell>
          <table:table-cell table:formula="of:=[.N30]" office:value-type="float" office:value="1.902" calcext:value-type="float">
            <text:p>1.902</text:p>
          </table:table-cell>
          <table:table-cell table:style-name="ce28" table:formula="of:=[.L34]-[.L35]" office:value-type="float" office:value="-0.76076882140791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5955570791512" calcext:value-type="float">
            <text:p>25.596</text:p>
          </table:table-cell>
          <table:table-cell office:value-type="float" office:value="-2.92697794508106" calcext:value-type="float">
            <text:p>-2.927</text:p>
          </table:table-cell>
          <table:table-cell office:value-type="float" office:value="11.1080134898642" calcext:value-type="float">
            <text:p>11.108</text:p>
          </table:table-cell>
          <table:table-cell office:value-type="float" office:value="39.1479037377289" calcext:value-type="float">
            <text:p>39.148</text:p>
          </table:table-cell>
          <table:table-cell office:value-type="float" office:value="11.1551793165102" calcext:value-type="float">
            <text:p>11.155</text:p>
          </table:table-cell>
          <table:table-cell office:value-type="float" office:value="39.0109242309292" calcext:value-type="float">
            <text:p>39.011</text:p>
          </table:table-cell>
          <table:table-cell office:value-type="float" office:value="25.5605746045534" calcext:value-type="float">
            <text:p>25.561</text:p>
          </table:table-cell>
          <table:table-cell office:value-type="float" office:value="-2.82538146182592" calcext:value-type="float">
            <text:p>-2.8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INDIRECT([.T35] &amp; [.V35])" office:value-type="float" office:value="0.396873247989046" calcext:value-type="float">
            <text:p>0.397</text:p>
          </table:table-cell>
          <table:table-cell table:formula="of:=INDIRECT([.U35] &amp; [.V35])" office:value-type="float" office:value="30.7131249553728" calcext:value-type="float">
            <text:p>30.713</text:p>
          </table:table-cell>
          <table:table-cell table:formula="of:=[.N31]" office:value-type="float" office:value="5.042" calcext:value-type="float">
            <text:p>5.042</text:p>
          </table:table-cell>
          <table:table-cell/>
          <table:table-cell office:value-type="string" calcext:value-type="string">
            <text:p>New 33 and 34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3213434259613" calcext:value-type="float">
            <text:p>26.321</text:p>
          </table:table-cell>
          <table:table-cell office:value-type="float" office:value="-2.56342774928535" calcext:value-type="float">
            <text:p>-2.563</text:p>
          </table:table-cell>
          <table:table-cell office:value-type="float" office:value="11.9159481379181" calcext:value-type="float">
            <text:p>11.916</text:p>
          </table:table-cell>
          <table:table-cell office:value-type="float" office:value="39.2728779434697" calcext:value-type="float">
            <text:p>39.273</text:p>
          </table:table-cell>
          <table:table-cell office:value-type="float" office:value="11.9889341061779" calcext:value-type="float">
            <text:p>11.989</text:p>
          </table:table-cell>
          <table:table-cell office:value-type="float" office:value="39.060911300532" calcext:value-type="float">
            <text:p>39.061</text:p>
          </table:table-cell>
          <table:table-cell office:value-type="float" office:value="26.3132509533187" calcext:value-type="float">
            <text:p>26.313</text:p>
          </table:table-cell>
          <table:table-cell office:value-type="float" office:value="-2.5399255022094" calcext:value-type="float">
            <text:p>-2.5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.0986643909495" calcext:value-type="float">
            <text:p>13.099</text:p>
          </table:table-cell>
          <table:table-cell office:value-type="float" office:value="-6.17671641307766" calcext:value-type="float">
            <text:p>-6.177</text:p>
          </table:table-cell>
          <table:table-cell table:formula="of:=[.N32]" office:value-type="float" office:value="5.042" calcext:value-type="float">
            <text:p>5.042</text:p>
          </table:table-cell>
          <table:table-cell table:style-name="ce28" table:formula="of:=[.L36]-[.L37]" office:value-type="float" office:value="-0.776984524492118" calcext:value-type="float">
            <text:p>-0.78</text:p>
          </table:table-cell>
          <table:table-cell office:value-type="float" office:value="13.0986643909495" calcext:value-type="float">
            <text:p>13.0986643909495</text:p>
          </table:table-cell>
          <table:table-cell office:value-type="float" office:value="-6.17671641307766" calcext:value-type="float">
            <text:p>-6.17671641307766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.0740197747266" calcext:value-type="float">
            <text:p>27.074</text:p>
          </table:table-cell>
          <table:table-cell office:value-type="float" office:value="-2.27797178966882" calcext:value-type="float">
            <text:p>-2.278</text:p>
          </table:table-cell>
          <table:table-cell office:value-type="float" office:value="12.7497029275858" calcext:value-type="float">
            <text:p>12.750</text:p>
          </table:table-cell>
          <table:table-cell office:value-type="float" office:value="39.3228650130726" calcext:value-type="float">
            <text:p>39.323</text:p>
          </table:table-cell>
          <table:table-cell office:value-type="float" office:value="12.7923489342487" calcext:value-type="float">
            <text:p>12.792</text:p>
          </table:table-cell>
          <table:table-cell office:value-type="float" office:value="39.1990120166327" calcext:value-type="float">
            <text:p>39.199</text:p>
          </table:table-cell>
          <table:table-cell office:value-type="float" office:value="27.0464828233198" calcext:value-type="float">
            <text:p>27.046</text:p>
          </table:table-cell>
          <table:table-cell office:value-type="float" office:value="-2.19799867585528" calcext:value-type="float">
            <text:p>-2.1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.8756489154416" calcext:value-type="float">
            <text:p>13.876</text:p>
          </table:table-cell>
          <table:table-cell office:value-type="float" office:value="-5.96172174161391" calcext:value-type="float">
            <text:p>-5.962</text:p>
          </table:table-cell>
          <table:table-cell table:formula="of:=[.N33]" office:value-type="float" office:value="1.902" calcext:value-type="float">
            <text:p>1.902</text:p>
          </table:table-cell>
          <table:table-cell/>
          <table:table-cell office:value-type="float" office:value="13.8756489154416" calcext:value-type="float">
            <text:p>13.8756489154416</text:p>
          </table:table-cell>
          <table:table-cell office:value-type="float" office:value="-5.96172174161391" calcext:value-type="float">
            <text:p>-5.9617217416139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hange to row 20</text:p>
          </table:table-cell>
          <table:table-cell/>
        </table:table-row>
        <table:table-row table:style-name="ro1">
          <table:table-cell/>
          <table:table-cell office:value-type="float" office:value="27.8072516447278" calcext:value-type="float">
            <text:p>27.807</text:p>
          </table:table-cell>
          <table:table-cell office:value-type="float" office:value="-1.9360449633147" calcext:value-type="float">
            <text:p>-1.936</text:p>
          </table:table-cell>
          <table:table-cell office:value-type="float" office:value="13.5531177556566" calcext:value-type="float">
            <text:p>13.553</text:p>
          </table:table-cell>
          <table:table-cell office:value-type="float" office:value="39.4609657291733" calcext:value-type="float">
            <text:p>39.461</text:p>
          </table:table-cell>
          <table:table-cell office:value-type="float" office:value="13.5663717106093" calcext:value-type="float">
            <text:p>13.566</text:p>
          </table:table-cell>
          <table:table-cell office:value-type="float" office:value="39.4224734490273" calcext:value-type="float">
            <text:p>39.422</text:p>
          </table:table-cell>
          <table:table-cell office:value-type="float" office:value="27.799386606542" calcext:value-type="float">
            <text:p>27.799</text:p>
          </table:table-cell>
          <table:table-cell office:value-type="float" office:value="-1.91320323386222" calcext:value-type="float">
            <text:p>-1.91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INDIRECT([.T38] &amp; [.V38])" office:value-type="float" office:value="0.781438667680605" calcext:value-type="float">
            <text:p>0.781</text:p>
          </table:table-cell>
          <table:table-cell table:formula="of:=INDIRECT([.U38] &amp; [.V38])" office:value-type="float" office:value="32.0676526793966" calcext:value-type="float">
            <text:p>32.068</text:p>
          </table:table-cell>
          <table:table-cell table:formula="of:=[.N34]" office:value-type="float" office:value="1.902" calcext:value-type="float">
            <text:p>1.902</text:p>
          </table:table-cell>
          <table:table-cell table:style-name="ce28" table:formula="of:=[.L38]-[.L39]" office:value-type="float" office:value="-0.760768821407925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5601554279499" calcext:value-type="float">
            <text:p>28.560</text:p>
          </table:table-cell>
          <table:table-cell office:value-type="float" office:value="-1.65124952132164" calcext:value-type="float">
            <text:p>-1.651</text:p>
          </table:table-cell>
          <table:table-cell office:value-type="float" office:value="14.3271405320173" calcext:value-type="float">
            <text:p>14.327</text:p>
          </table:table-cell>
          <table:table-cell office:value-type="float" office:value="39.6844271615679" calcext:value-type="float">
            <text:p>39.684</text:p>
          </table:table-cell>
          <table:table-cell office:value-type="float" office:value="14.3695968113731" calcext:value-type="float">
            <text:p>14.370</text:p>
          </table:table-cell>
          <table:table-cell office:value-type="float" office:value="39.5611251732371" calcext:value-type="float">
            <text:p>39.561</text:p>
          </table:table-cell>
          <table:table-cell office:value-type="float" office:value="29.3209242493578" calcext:value-type="float">
            <text:p>29.321</text:p>
          </table:table-cell>
          <table:table-cell office:value-type="float" office:value="-1.38929580878106" calcext:value-type="float">
            <text:p>-1.38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INDIRECT([.T39] &amp; [.V39])" office:value-type="float" office:value="1.54220748908853" calcext:value-type="float">
            <text:p>1.542</text:p>
          </table:table-cell>
          <table:table-cell table:formula="of:=INDIRECT([.U39] &amp; [.V39])" office:value-type="float" office:value="32.3296063919372" calcext:value-type="float">
            <text:p>32.330</text:p>
          </table:table-cell>
          <table:table-cell table:formula="of:=[.N35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0 and 41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3281030537903" calcext:value-type="float">
            <text:p>29.328</text:p>
          </table:table-cell>
          <table:table-cell office:value-type="float" office:value="-1.41014457070253" calcext:value-type="float">
            <text:p>-1.410</text:p>
          </table:table-cell>
          <table:table-cell office:value-type="float" office:value="15.130365632781" calcext:value-type="float">
            <text:p>15.130</text:p>
          </table:table-cell>
          <table:table-cell office:value-type="float" office:value="39.8230788857777" calcext:value-type="float">
            <text:p>39.823</text:p>
          </table:table-cell>
          <table:table-cell office:value-type="float" office:value="15.1701759282616" calcext:value-type="float">
            <text:p>15.170</text:p>
          </table:table-cell>
          <table:table-cell office:value-type="float" office:value="39.7074613925995" calcext:value-type="float">
            <text:p>39.707</text:p>
          </table:table-cell>
          <table:table-cell office:value-type="float" office:value="29.323993354534" calcext:value-type="float">
            <text:p>29.324</text:p>
          </table:table-cell>
          <table:table-cell office:value-type="float" office:value="-1.39820913741831" calcext:value-type="float">
            <text:p>-1.3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.3214845197951" calcext:value-type="float">
            <text:p>14.321</text:p>
          </table:table-cell>
          <table:table-cell office:value-type="float" office:value="-4.78410896947367" calcext:value-type="float">
            <text:p>-4.784</text:p>
          </table:table-cell>
          <table:table-cell table:formula="of:=[.N36]" office:value-type="float" office:value="5.042" calcext:value-type="float">
            <text:p>5.042</text:p>
          </table:table-cell>
          <table:table-cell table:style-name="ce28" table:formula="of:=[.L40]-[.L41]" office:value-type="float" office:value="-0.761438949973199" calcext:value-type="float">
            <text:p>-0.76</text:p>
          </table:table-cell>
          <table:table-cell table:style-name="ce4" office:value-type="float" office:value="15.135404905938" calcext:value-type="float">
            <text:p>15.135</text:p>
          </table:table-cell>
          <table:table-cell table:style-name="ce4" office:value-type="float" office:value="-7.14790540847197" calcext:value-type="float">
            <text:p>-7.148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0847621759419" calcext:value-type="float">
            <text:p>30.085</text:p>
          </table:table-cell>
          <table:table-cell office:value-type="float" office:value="-1.13625542487773" calcext:value-type="float">
            <text:p>-1.136</text:p>
          </table:table-cell>
          <table:table-cell office:value-type="float" office:value="15.9309447496695" calcext:value-type="float">
            <text:p>15.931</text:p>
          </table:table-cell>
          <table:table-cell office:value-type="float" office:value="39.9694151051401" calcext:value-type="float">
            <text:p>39.969</text:p>
          </table:table-cell>
          <table:table-cell office:value-type="float" office:value="15.95215755456" calcext:value-type="float">
            <text:p>15.952</text:p>
          </table:table-cell>
          <table:table-cell office:value-type="float" office:value="39.907808646431" calcext:value-type="float">
            <text:p>39.908</text:p>
          </table:table-cell>
          <table:table-cell office:value-type="float" office:value="30.8455309973498" calcext:value-type="float">
            <text:p>30.846</text:p>
          </table:table-cell>
          <table:table-cell office:value-type="float" office:value="-0.874301712337152" calcext:value-type="float">
            <text:p>-0.87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.0829234697683" calcext:value-type="float">
            <text:p>15.083</text:p>
          </table:table-cell>
          <table:table-cell office:value-type="float" office:value="-4.52410145160166" calcext:value-type="float">
            <text:p>-4.524</text:p>
          </table:table-cell>
          <table:table-cell table:formula="of:=[.N37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5.8968438559112" calcext:value-type="float">
            <text:p>15.897</text:p>
          </table:table-cell>
          <table:table-cell table:style-name="ce4" office:value-type="float" office:value="-6.88789789059996" calcext:value-type="float">
            <text:p>-6.888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change to row 22</text:p>
          </table:table-cell>
          <table:table-cell/>
        </table:table-row>
        <table:table-row table:style-name="ro1">
          <table:table-cell/>
          <table:table-cell office:value-type="float" office:value="30.8651894476262" calcext:value-type="float">
            <text:p>30.865</text:p>
          </table:table-cell>
          <table:table-cell office:value-type="float" office:value="-0.93139399746813" calcext:value-type="float">
            <text:p>-0.931</text:p>
          </table:table-cell>
          <table:table-cell office:value-type="float" office:value="16.7129263759679" calcext:value-type="float">
            <text:p>16.713</text:p>
          </table:table-cell>
          <table:table-cell office:value-type="float" office:value="40.1697623589716" calcext:value-type="float">
            <text:p>40.170</text:p>
          </table:table-cell>
          <table:table-cell office:value-type="float" office:value="17.4736951973759" calcext:value-type="float">
            <text:p>17.474</text:p>
          </table:table-cell>
          <table:table-cell office:value-type="float" office:value="40.4317160715122" calcext:value-type="float">
            <text:p>40.432</text:p>
          </table:table-cell>
          <table:table-cell office:value-type="float" office:value="31.6259582690341" calcext:value-type="float">
            <text:p>31.626</text:p>
          </table:table-cell>
          <table:table-cell office:value-type="float" office:value="-0.66944028492755" calcext:value-type="float">
            <text:p>-0.66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INDIRECT([.T42] &amp; [.V42])" office:value-type="float" office:value="1.98160730498218" calcext:value-type="float">
            <text:p>1.982</text:p>
          </table:table-cell>
          <table:table-cell table:formula="of:=INDIRECT([.U42] &amp; [.V42])" office:value-type="float" office:value="33.5248834660402" calcext:value-type="float">
            <text:p>33.525</text:p>
          </table:table-cell>
          <table:table-cell table:formula="of:=[.N38]" office:value-type="float" office:value="1.902" calcext:value-type="float">
            <text:p>1.902</text:p>
          </table:table-cell>
          <table:table-cell table:style-name="ce28" table:formula="of:=[.L42]-[.L43]" office:value-type="float" office:value="-0.76076882140791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.6463400244348" calcext:value-type="float">
            <text:p>31.646</text:p>
          </table:table-cell>
          <table:table-cell office:value-type="float" office:value="-0.728633200668437" calcext:value-type="float">
            <text:p>-0.729</text:p>
          </table:table-cell>
          <table:table-cell office:value-type="float" office:value="17.4654692418923" calcext:value-type="float">
            <text:p>17.465</text:p>
          </table:table-cell>
          <table:table-cell office:value-type="float" office:value="40.4556059809069" calcext:value-type="float">
            <text:p>40.456</text:p>
          </table:table-cell>
          <table:table-cell office:value-type="float" office:value="18.2262380633002" calcext:value-type="float">
            <text:p>18.226</text:p>
          </table:table-cell>
          <table:table-cell office:value-type="float" office:value="40.7175596934475" calcext:value-type="float">
            <text:p>40.718</text:p>
          </table:table-cell>
          <table:table-cell office:value-type="float" office:value="31.6374325310684" calcext:value-type="float">
            <text:p>31.637</text:p>
          </table:table-cell>
          <table:table-cell office:value-type="float" office:value="-0.702763961540919" calcext:value-type="float">
            <text:p>-0.70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INDIRECT([.T43] &amp; [.V43])" office:value-type="float" office:value="2.74237612639009" calcext:value-type="float">
            <text:p>2.742</text:p>
          </table:table-cell>
          <table:table-cell table:formula="of:=INDIRECT([.U43] &amp; [.V43])" office:value-type="float" office:value="33.7868371785808" calcext:value-type="float">
            <text:p>33.787</text:p>
          </table:table-cell>
          <table:table-cell table:formula="of:=[.N39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4 and 45</text:p>
          </table:table-cell>
          <table:table-cell table:style-name="ce4"/>
          <table:table-cell table:number-columns-repeated="2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3982013524763" calcext:value-type="float">
            <text:p>32.398</text:p>
          </table:table-cell>
          <table:table-cell office:value-type="float" office:value="-0.440810249000339" calcext:value-type="float">
            <text:p>-0.441</text:p>
          </table:table-cell>
          <table:table-cell office:value-type="float" office:value="18.2066649376447" calcext:value-type="float">
            <text:p>18.207</text:p>
          </table:table-cell>
          <table:table-cell office:value-type="float" office:value="40.7744041778864" calcext:value-type="float">
            <text:p>40.774</text:p>
          </table:table-cell>
          <table:table-cell office:value-type="float" office:value="18.9674337590526" calcext:value-type="float">
            <text:p>18.967</text:p>
          </table:table-cell>
          <table:table-cell office:value-type="float" office:value="41.036357890427" calcext:value-type="float">
            <text:p>41.036</text:p>
          </table:table-cell>
          <table:table-cell office:value-type="float" office:value="32.3857075848979" calcext:value-type="float">
            <text:p>32.386</text:p>
          </table:table-cell>
          <table:table-cell office:value-type="float" office:value="-0.404525713295779" calcext:value-type="float">
            <text:p>-0.4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.7445679492514" calcext:value-type="float">
            <text:p>15.745</text:p>
          </table:table-cell>
          <table:table-cell office:value-type="float" office:value="-3.97426974700039" calcext:value-type="float">
            <text:p>-3.974</text:p>
          </table:table-cell>
          <table:table-cell table:formula="of:=[.N40]" office:value-type="float" office:value="5.042" calcext:value-type="float">
            <text:p>5.042</text:p>
          </table:table-cell>
          <table:table-cell table:style-name="ce28" table:formula="of:=[.L44]-[.L45]" office:value-type="float" office:value="-0.748229973684298" calcext:value-type="float">
            <text:p>-0.75</text:p>
          </table:table-cell>
          <table:table-cell table:style-name="ce4" office:value-type="float" office:value="16.6561587817314" calcext:value-type="float">
            <text:p>16.656</text:p>
          </table:table-cell>
          <table:table-cell table:style-name="ce4" office:value-type="float" office:value="-6.62172175867847" calcext:value-type="float">
            <text:p>-6.622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1464764063058" calcext:value-type="float">
            <text:p>33.146</text:p>
          </table:table-cell>
          <table:table-cell office:value-type="float" office:value="-0.142572000755195" calcext:value-type="float">
            <text:p>-0.143</text:p>
          </table:table-cell>
          <table:table-cell office:value-type="float" office:value="18.9511783288658" calcext:value-type="float">
            <text:p>18.951</text:p>
          </table:table-cell>
          <table:table-cell office:value-type="float" office:value="41.0835670875967" calcext:value-type="float">
            <text:p>41.084</text:p>
          </table:table-cell>
          <table:table-cell office:value-type="float" office:value="19.7119471502737" calcext:value-type="float">
            <text:p>19.712</text:p>
          </table:table-cell>
          <table:table-cell office:value-type="float" office:value="41.3455208001373" calcext:value-type="float">
            <text:p>41.346</text:p>
          </table:table-cell>
          <table:table-cell office:value-type="float" office:value="33.125450841892" calcext:value-type="float">
            <text:p>33.125</text:p>
          </table:table-cell>
          <table:table-cell office:value-type="float" office:value="-0.0815093278754997" calcext:value-type="float">
            <text:p>-0.0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6.4927979229357" calcext:value-type="float">
            <text:p>16.493</text:p>
          </table:table-cell>
          <table:table-cell office:value-type="float" office:value="-3.67590057650756" calcext:value-type="float">
            <text:p>-3.676</text:p>
          </table:table-cell>
          <table:table-cell table:formula="of:=[.N41]" office:value-type="float" office:value="1.902" calcext:value-type="float">
            <text:p>1.902</text:p>
          </table:table-cell>
          <table:table-cell/>
          <table:table-cell table:style-name="ce4" office:value-type="float" office:value="17.4043887554157" calcext:value-type="float">
            <text:p>17.404</text:p>
          </table:table-cell>
          <table:table-cell table:style-name="ce4" office:value-type="float" office:value="-6.32335258818565" calcext:value-type="float">
            <text:p>-6.323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ange to row 24</text:p>
          </table:table-cell>
          <table:table-cell/>
        </table:table-row>
        <table:table-row table:style-name="ro1">
          <table:table-cell/>
          <table:table-cell office:value-type="float" office:value="33.8862196633" calcext:value-type="float">
            <text:p>33.886</text:p>
          </table:table-cell>
          <table:table-cell office:value-type="float" office:value="0.180444384665084" calcext:value-type="float">
            <text:p>0.180</text:p>
          </table:table-cell>
          <table:table-cell office:value-type="float" office:value="19.6953480587964" calcext:value-type="float">
            <text:p>19.695</text:p>
          </table:table-cell>
          <table:table-cell office:value-type="float" office:value="41.3937280621654" calcext:value-type="float">
            <text:p>41.394</text:p>
          </table:table-cell>
          <table:table-cell office:value-type="float" office:value="20.4561168802043" calcext:value-type="float">
            <text:p>20.456</text:p>
          </table:table-cell>
          <table:table-cell office:value-type="float" office:value="41.6556817747059" calcext:value-type="float">
            <text:p>41.656</text:p>
          </table:table-cell>
          <table:table-cell office:value-type="float" office:value="33.8549365651979" calcext:value-type="float">
            <text:p>33.855</text:p>
          </table:table-cell>
          <table:table-cell office:value-type="float" office:value="0.27129709846043" calcext:value-type="float">
            <text:p>0.27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NDIRECT([.T46] &amp; [.V46])" office:value-type="float" office:value="3.25287013198681" calcext:value-type="float">
            <text:p>3.253</text:p>
          </table:table-cell>
          <table:table-cell table:formula="of:=INDIRECT([.U46] &amp; [.V46])" office:value-type="float" office:value="34.7756417336086" calcext:value-type="float">
            <text:p>34.776</text:p>
          </table:table-cell>
          <table:table-cell table:formula="of:=[.N42]" office:value-type="float" office:value="1.902" calcext:value-type="float">
            <text:p>1.902</text:p>
          </table:table-cell>
          <table:table-cell table:style-name="ce28" table:formula="of:=[.L46]-[.L47]" office:value-type="float" office:value="-0.76076882140791" calcext:value-type="float">
            <text:p>-0.76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.6157053866058" calcext:value-type="float">
            <text:p>34.616</text:p>
          </table:table-cell>
          <table:table-cell office:value-type="float" office:value="0.533250811001011" calcext:value-type="float">
            <text:p>0.533</text:p>
          </table:table-cell>
          <table:table-cell office:value-type="float" office:value="20.419787838651" calcext:value-type="float">
            <text:p>20.420</text:p>
          </table:table-cell>
          <table:table-cell office:value-type="float" office:value="41.7611889723605" calcext:value-type="float">
            <text:p>41.761</text:p>
          </table:table-cell>
          <table:table-cell office:value-type="float" office:value="21.1805566600589" calcext:value-type="float">
            <text:p>21.181</text:p>
          </table:table-cell>
          <table:table-cell office:value-type="float" office:value="42.023142684901" calcext:value-type="float">
            <text:p>42.023</text:p>
          </table:table-cell>
          <table:table-cell office:value-type="float" office:value="34.6036863955557" calcext:value-type="float">
            <text:p>34.604</text:p>
          </table:table-cell>
          <table:table-cell office:value-type="float" office:value="0.568156495547632" calcext:value-type="float">
            <text:p>0.56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INDIRECT([.T47] &amp; [.V47])" office:value-type="float" office:value="4.01363895339472" calcext:value-type="float">
            <text:p>4.014</text:p>
          </table:table-cell>
          <table:table-cell table:formula="of:=INDIRECT([.U47] &amp; [.V47])" office:value-type="float" office:value="35.0375954461492" calcext:value-type="float">
            <text:p>35.038</text:p>
          </table:table-cell>
          <table:table-cell table:formula="of:=[.N43]" office:value-type="float" office:value="5.042" calcext:value-type="float">
            <text:p>5.042</text:p>
          </table:table-cell>
          <table:table-cell/>
          <table:table-cell office:value-type="string" calcext:value-type="string">
            <text:p>Old row 48 and 49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3644552169636" calcext:value-type="float">
            <text:p>35.364</text:p>
          </table:table-cell>
          <table:table-cell office:value-type="float" office:value="0.830110208088203" calcext:value-type="float">
            <text:p>0.830</text:p>
          </table:table-cell>
          <table:table-cell office:value-type="float" office:value="21.1590284261088" calcext:value-type="float">
            <text:p>21.159</text:p>
          </table:table-cell>
          <table:table-cell office:value-type="float" office:value="42.0856652161163" calcext:value-type="float">
            <text:p>42.086</text:p>
          </table:table-cell>
          <table:table-cell office:value-type="float" office:value="21.445396955233" calcext:value-type="float">
            <text:p>21.445</text:p>
          </table:table-cell>
          <table:table-cell office:value-type="float" office:value="41.2539906188097" calcext:value-type="float">
            <text:p>41.254</text:p>
          </table:table-cell>
          <table:table-cell office:value-type="float" office:value="34.9865145909038" calcext:value-type="float">
            <text:p>34.987</text:p>
          </table:table-cell>
          <table:table-cell office:value-type="float" office:value="1.92772948540659" calcext:value-type="float">
            <text:p>1.9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.4429444755084" calcext:value-type="float">
            <text:p>17.443</text:p>
          </table:table-cell>
          <table:table-cell office:value-type="float" office:value="-3.96393973080534" calcext:value-type="float">
            <text:p>-3.964</text:p>
          </table:table-cell>
          <table:table-cell table:formula="of:=[.N44]" office:value-type="float" office:value="5.042" calcext:value-type="float">
            <text:p>5.042</text:p>
          </table:table-cell>
          <table:table-cell table:style-name="ce28" table:formula="of:=[.L48]-[.L49]" office:value-type="float" office:value="-0.762181226823898" calcext:value-type="float">
            <text:p>-0.76</text:p>
          </table:table-cell>
          <table:table-cell table:style-name="ce4" office:value-type="float" office:value="18.1591944153141" calcext:value-type="float">
            <text:p>18.159</text:p>
          </table:table-cell>
          <table:table-cell table:style-name="ce4" office:value-type="float" office:value="-6.04408059712383" calcext:value-type="float">
            <text:p>-6.04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7472834123117" calcext:value-type="float">
            <text:p>35.747</text:p>
          </table:table-cell>
          <table:table-cell office:value-type="float" office:value="2.18968319794717" calcext:value-type="float">
            <text:p>2.190</text:p>
          </table:table-cell>
          <table:table-cell office:value-type="float" office:value="22.2061657766409" calcext:value-type="float">
            <text:p>22.206</text:p>
          </table:table-cell>
          <table:table-cell office:value-type="float" office:value="41.5159443313503" calcext:value-type="float">
            <text:p>41.516</text:p>
          </table:table-cell>
          <table:table-cell office:value-type="float" office:value="22.6670227200494" calcext:value-type="float">
            <text:p>22.667</text:p>
          </table:table-cell>
          <table:table-cell office:value-type="float" office:value="40.177518583251" calcext:value-type="float">
            <text:p>40.178</text:p>
          </table:table-cell>
          <table:table-cell office:value-type="float" office:value="35.3062505300974" calcext:value-type="float">
            <text:p>35.306</text:p>
          </table:table-cell>
          <table:table-cell office:value-type="float" office:value="3.47053569188674" calcext:value-type="float">
            <text:p>3.4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.2051257023323" calcext:value-type="float">
            <text:p>18.205</text:p>
          </table:table-cell>
          <table:table-cell office:value-type="float" office:value="-3.70608794143733" calcext:value-type="float">
            <text:p>-3.706</text:p>
          </table:table-cell>
          <table:table-cell table:formula="of:=[.N45]" office:value-type="float" office:value="1.902" calcext:value-type="float">
            <text:p>1.902</text:p>
          </table:table-cell>
          <table:table-cell table:style-name="ce28"/>
          <table:table-cell table:style-name="ce4" office:value-type="float" office:value="18.921375642138" calcext:value-type="float">
            <text:p>18.921</text:p>
          </table:table-cell>
          <table:table-cell table:style-name="ce4" office:value-type="float" office:value="-5.78622880775582" calcext:value-type="float">
            <text:p>-5.786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change to row 26</text:p>
          </table:table-cell>
          <table:table-cell/>
        </table:table-row>
        <table:table-row table:style-name="ro1">
          <table:table-cell/>
          <table:table-cell office:value-type="float" office:value="36.0670193515053" calcext:value-type="float">
            <text:p>36.067</text:p>
          </table:table-cell>
          <table:table-cell office:value-type="float" office:value="3.73248940442732" calcext:value-type="float">
            <text:p>3.732</text:p>
          </table:table-cell>
          <table:table-cell office:value-type="float" office:value="23.4277915414573" calcext:value-type="float">
            <text:p>23.428</text:p>
          </table:table-cell>
          <table:table-cell office:value-type="float" office:value="40.4394722957916" calcext:value-type="float">
            <text:p>40.439</text:p>
          </table:table-cell>
          <table:table-cell office:value-type="float" office:value="23.7547823674194" calcext:value-type="float">
            <text:p>23.755</text:p>
          </table:table-cell>
          <table:table-cell office:value-type="float" office:value="39.4898219821322" calcext:value-type="float">
            <text:p>39.490</text:p>
          </table:table-cell>
          <table:table-cell office:value-type="float" office:value="35.7487783673543" calcext:value-type="float">
            <text:p>35.749</text:p>
          </table:table-cell>
          <table:table-cell office:value-type="float" office:value="4.65672833232086" calcext:value-type="float">
            <text:p>4.657</text:p>
          </table:table-cell>
          <table:table-cell/>
          <table:table-cell office:value-type="float" office:value="47" calcext:value-type="float">
            <text:p>47</text:p>
          </table:table-cell>
          <table:table-cell table:formula="of:=INDIRECT([.T50] &amp; [.V50])" office:value-type="float" office:value="4.57947000172973" calcext:value-type="float">
            <text:p>4.579</text:p>
          </table:table-cell>
          <table:table-cell table:formula="of:=INDIRECT([.U50] &amp; [.V50])" office:value-type="float" office:value="35.865689559718" calcext:value-type="float">
            <text:p>35.866</text:p>
          </table:table-cell>
          <table:table-cell table:formula="of:=[.N46]" office:value-type="float" office:value="1.902" calcext:value-type="float">
            <text:p>1.902</text:p>
          </table:table-cell>
          <table:table-cell table:style-name="ce28" table:formula="of:=[.L50]-[.L51]" office:value-type="float" office:value="-0.76076882140793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.5095471887623" calcext:value-type="float">
            <text:p>36.510</text:p>
          </table:table-cell>
          <table:table-cell office:value-type="float" office:value="4.91868204486144" calcext:value-type="float">
            <text:p>4.919</text:p>
          </table:table-cell>
          <table:table-cell office:value-type="float" office:value="24.5155511888273" calcext:value-type="float">
            <text:p>24.516</text:p>
          </table:table-cell>
          <table:table-cell office:value-type="float" office:value="39.7517756946728" calcext:value-type="float">
            <text:p>39.752</text:p>
          </table:table-cell>
          <table:table-cell office:value-type="float" office:value="24.7594752682599" calcext:value-type="float">
            <text:p>24.759</text:p>
          </table:table-cell>
          <table:table-cell office:value-type="float" office:value="39.0433687298577" calcext:value-type="float">
            <text:p>39.043</text:p>
          </table:table-cell>
          <table:table-cell office:value-type="float" office:value="36.2594204824548" calcext:value-type="float">
            <text:p>36.259</text:p>
          </table:table-cell>
          <table:table-cell office:value-type="float" office:value="5.64510274611695" calcext:value-type="float">
            <text:p>5.64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INDIRECT([.T51] &amp; [.V51])" office:value-type="float" office:value="5.34023882313766" calcext:value-type="float">
            <text:p>5.340</text:p>
          </table:table-cell>
          <table:table-cell table:formula="of:=INDIRECT([.U51] &amp; [.V51])" office:value-type="float" office:value="36.1276432722586" calcext:value-type="float">
            <text:p>36.128</text:p>
          </table:table-cell>
          <table:table-cell table:formula="of:=[.N4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.0201893038627" calcext:value-type="float">
            <text:p>37.020</text:p>
          </table:table-cell>
          <table:table-cell office:value-type="float" office:value="5.90705645865753" calcext:value-type="float">
            <text:p>5.907</text:p>
          </table:table-cell>
          <table:table-cell office:value-type="float" office:value="25.5202440896678" calcext:value-type="float">
            <text:p>25.520</text:p>
          </table:table-cell>
          <table:table-cell office:value-type="float" office:value="39.3053224423983" calcext:value-type="float">
            <text:p>39.305</text:p>
          </table:table-cell>
          <table:table-cell office:value-type="float" office:value="35.9804862365759" calcext:value-type="float">
            <text:p>35.980</text:p>
          </table:table-cell>
          <table:table-cell office:value-type="float" office:value="8.92657341622462" calcext:value-type="float">
            <text:p>8.927</text:p>
          </table:table-cell>
          <table:table-cell office:value-type="float" office:value="36.8099368082585" calcext:value-type="float">
            <text:p>36.810</text:p>
          </table:table-cell>
          <table:table-cell office:value-type="float" office:value="6.51767404344963" calcext:value-type="float">
            <text:p>6.51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INDIRECT([.T52] &amp; [.V52])" office:value-type="float" office:value="19.6715904706065" calcext:value-type="float">
            <text:p>19.672</text:p>
          </table:table-cell>
          <table:table-cell table:formula="of:=INDIRECT([.U52] &amp; [.V52])" office:value-type="float" office:value="-5.4936240741178" calcext:value-type="float">
            <text:p>-5.494</text:p>
          </table:table-cell>
          <table:table-cell table:formula="of:=[.N48]" office:value-type="float" office:value="5.042" calcext:value-type="float">
            <text:p>5.042</text:p>
          </table:table-cell>
          <table:table-cell table:style-name="ce28" table:formula="of:=[.L52]-[.L53]" office:value-type="float" office:value="-0.756997599924599" calcext:value-type="float">
            <text:p>-0.76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formula="of:=[.B52]+0.8" office:value-type="float" office:value="37.8201893038627" calcext:value-type="float">
            <text:p>37.820</text:p>
          </table:table-cell>
          <table:table-cell table:formula="of:=[.C52]+0.8" office:value-type="float" office:value="6.70705645865753" calcext:value-type="float">
            <text:p>6.707</text:p>
          </table:table-cell>
          <table:table-cell table:formula="of:=[.D52]+1" office:value-type="float" office:value="26.5202440896678" calcext:value-type="float">
            <text:p>26.520</text:p>
          </table:table-cell>
          <table:table-cell table:formula="of:=[.E52]" office:value-type="float" office:value="39.3053224423983" calcext:value-type="float">
            <text:p>39.305</text:p>
          </table:table-cell>
          <table:table-cell/>
          <table:table-cell table:formula="of:=[.G51]" office:value-type="float" office:value="39.0433687298577" calcext:value-type="float">
            <text:p>39.04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INDIRECT([.T53] &amp; [.V53])" office:value-type="float" office:value="20.4285880705311" calcext:value-type="float">
            <text:p>20.429</text:p>
          </table:table-cell>
          <table:table-cell table:formula="of:=INDIRECT([.U53] &amp; [.V53])" office:value-type="float" office:value="-5.22071793912324" calcext:value-type="float">
            <text:p>-5.221</text:p>
          </table:table-cell>
          <table:table-cell table:formula="of:=[.N4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formula="of:=INDIRECT([.T54] &amp; [.V54])" office:value-type="float" office:value="5.9367861278708" calcext:value-type="float">
            <text:p>5.937</text:p>
          </table:table-cell>
          <table:table-cell table:formula="of:=INDIRECT([.U54] &amp; [.V54])" office:value-type="float" office:value="36.8665308998745" calcext:value-type="float">
            <text:p>36.867</text:p>
          </table:table-cell>
          <table:table-cell table:formula="of:=[.N50]" office:value-type="float" office:value="1.902" calcext:value-type="float">
            <text:p>1.902</text:p>
          </table:table-cell>
          <table:table-cell table:style-name="ce28" table:formula="of:=[.L54]-[.L55]" office:value-type="float" office:value="-0.76076882140792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formula="of:=INDIRECT([.T55] &amp; [.V55])" office:value-type="float" office:value="6.69755494927872" calcext:value-type="float">
            <text:p>6.698</text:p>
          </table:table-cell>
          <table:table-cell table:formula="of:=INDIRECT([.U55] &amp; [.V55])" office:value-type="float" office:value="37.1284846124151" calcext:value-type="float">
            <text:p>37.128</text:p>
          </table:table-cell>
          <table:table-cell table:formula="of:=[.N5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formula="of:=INDIRECT([.T56] &amp; [.V56])" office:value-type="float" office:value="21.172599103984" calcext:value-type="float">
            <text:p>21.173</text:p>
          </table:table-cell>
          <table:table-cell table:formula="of:=INDIRECT([.U56] &amp; [.V56])" office:value-type="float" office:value="-4.91009607651796" calcext:value-type="float">
            <text:p>-4.910</text:p>
          </table:table-cell>
          <table:table-cell table:formula="of:=[.N52]" office:value-type="float" office:value="5.042" calcext:value-type="float">
            <text:p>5.042</text:p>
          </table:table-cell>
          <table:table-cell table:style-name="ce28" table:formula="of:=[.L56]-[.L57]" office:value-type="float" office:value="-0.732714429838001" calcext:value-type="float">
            <text:p>-0.73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formula="of:=INDIRECT([.T57] &amp; [.V57])" office:value-type="float" office:value="21.905313533822" calcext:value-type="float">
            <text:p>21.905</text:p>
          </table:table-cell>
          <table:table-cell table:formula="of:=INDIRECT([.U57] &amp; [.V57])" office:value-type="float" office:value="-4.56666649481329" calcext:value-type="float">
            <text:p>-4.567</text:p>
          </table:table-cell>
          <table:table-cell table:formula="of:=[.N5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formula="of:=INDIRECT([.T58] &amp; [.V58])" office:value-type="float" office:value="7.35681176203212" calcext:value-type="float">
            <text:p>7.357</text:p>
          </table:table-cell>
          <table:table-cell table:formula="of:=INDIRECT([.U58] &amp; [.V58])" office:value-type="float" office:value="37.6852506047048" calcext:value-type="float">
            <text:p>37.685</text:p>
          </table:table-cell>
          <table:table-cell table:formula="of:=[.N54]" office:value-type="float" office:value="1.902" calcext:value-type="float">
            <text:p>1.902</text:p>
          </table:table-cell>
          <table:table-cell table:style-name="ce28" table:formula="of:=[.L58]-[.L59]" office:value-type="float" office:value="-0.76076882140792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formula="of:=INDIRECT([.T59] &amp; [.V59])" office:value-type="float" office:value="8.11758058344004" calcext:value-type="float">
            <text:p>8.118</text:p>
          </table:table-cell>
          <table:table-cell table:formula="of:=INDIRECT([.U59] &amp; [.V59])" office:value-type="float" office:value="37.9472043172454" calcext:value-type="float">
            <text:p>37.947</text:p>
          </table:table-cell>
          <table:table-cell table:formula="of:=[.N5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formula="of:=INDIRECT([.T60] &amp; [.V60])" office:value-type="float" office:value="22.6422746086569" calcext:value-type="float">
            <text:p>22.642</text:p>
          </table:table-cell>
          <table:table-cell table:formula="of:=INDIRECT([.U60] &amp; [.V60])" office:value-type="float" office:value="-4.23557006570233" calcext:value-type="float">
            <text:p>-4.236</text:p>
          </table:table-cell>
          <table:table-cell table:formula="of:=[.N56]" office:value-type="float" office:value="5.042" calcext:value-type="float">
            <text:p>5.042</text:p>
          </table:table-cell>
          <table:table-cell table:style-name="ce28" table:formula="of:=[.L60]-[.L61]" office:value-type="float" office:value="-0.770449569421899" calcext:value-type="float">
            <text:p>-0.77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formula="of:=INDIRECT([.T61] &amp; [.V61])" office:value-type="float" office:value="23.4127241780788" calcext:value-type="float">
            <text:p>23.413</text:p>
          </table:table-cell>
          <table:table-cell table:formula="of:=INDIRECT([.U61] &amp; [.V61])" office:value-type="float" office:value="-4.00173128684807" calcext:value-type="float">
            <text:p>-4.002</text:p>
          </table:table-cell>
          <table:table-cell table:formula="of:=[.N5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formula="of:=INDIRECT([.T62] &amp; [.V62])" office:value-type="float" office:value="8.83944652379402" calcext:value-type="float">
            <text:p>8.839</text:p>
          </table:table-cell>
          <table:table-cell table:formula="of:=INDIRECT([.U62] &amp; [.V62])" office:value-type="float" office:value="38.3221402001158" calcext:value-type="float">
            <text:p>38.322</text:p>
          </table:table-cell>
          <table:table-cell table:formula="of:=[.N58]" office:value-type="float" office:value="1.902" calcext:value-type="float">
            <text:p>1.902</text:p>
          </table:table-cell>
          <table:table-cell table:style-name="ce28" table:formula="of:=[.L62]-[.L63]" office:value-type="float" office:value="-0.760768821407929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formula="of:=INDIRECT([.T63] &amp; [.V63])" office:value-type="float" office:value="9.60021534520195" calcext:value-type="float">
            <text:p>9.600</text:p>
          </table:table-cell>
          <table:table-cell table:formula="of:=INDIRECT([.U63] &amp; [.V63])" office:value-type="float" office:value="38.5840939126563" calcext:value-type="float">
            <text:p>38.584</text:p>
          </table:table-cell>
          <table:table-cell table:formula="of:=[.N5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formula="of:=INDIRECT([.T64] &amp; [.V64])" office:value-type="float" office:value="24.1643762095561" calcext:value-type="float">
            <text:p>24.164</text:p>
          </table:table-cell>
          <table:table-cell table:formula="of:=INDIRECT([.U64] &amp; [.V64])" office:value-type="float" office:value="-3.71330049382164" calcext:value-type="float">
            <text:p>-3.713</text:p>
          </table:table-cell>
          <table:table-cell table:formula="of:=[.N60]" office:value-type="float" office:value="5.042" calcext:value-type="float">
            <text:p>5.042</text:p>
          </table:table-cell>
          <table:table-cell table:style-name="ce28" table:formula="of:=[.L64]-[.L65]" office:value-type="float" office:value="-0.7248655678608" calcext:value-type="float">
            <text:p>-0.7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formula="of:=INDIRECT([.T65] &amp; [.V65])" office:value-type="float" office:value="24.8892417774169" calcext:value-type="float">
            <text:p>24.889</text:p>
          </table:table-cell>
          <table:table-cell table:formula="of:=INDIRECT([.U65] &amp; [.V65])" office:value-type="float" office:value="-3.34707616178539" calcext:value-type="float">
            <text:p>-3.347</text:p>
          </table:table-cell>
          <table:table-cell table:formula="of:=[.N6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formula="of:=INDIRECT([.T66] &amp; [.V66])" office:value-type="float" office:value="10.3446829628502" calcext:value-type="float">
            <text:p>10.345</text:p>
          </table:table-cell>
          <table:table-cell table:formula="of:=INDIRECT([.U66] &amp; [.V66])" office:value-type="float" office:value="38.893389758475" calcext:value-type="float">
            <text:p>38.893</text:p>
          </table:table-cell>
          <table:table-cell table:formula="of:=[.N62]" office:value-type="float" office:value="1.902" calcext:value-type="float">
            <text:p>1.902</text:p>
          </table:table-cell>
          <table:table-cell table:style-name="ce28" table:formula="of:=[.L66]-[.L67]" office:value-type="float" office:value="-0.81049635366" calcext:value-type="float">
            <text:p>-0.81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formula="of:=INDIRECT([.T67] &amp; [.V67])" office:value-type="float" office:value="11.1551793165102" calcext:value-type="float">
            <text:p>11.155</text:p>
          </table:table-cell>
          <table:table-cell table:formula="of:=INDIRECT([.U67] &amp; [.V67])" office:value-type="float" office:value="39.0109242309292" calcext:value-type="float">
            <text:p>39.011</text:p>
          </table:table-cell>
          <table:table-cell table:formula="of:=[.N6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formula="of:=INDIRECT([.T68] &amp; [.V68])" office:value-type="float" office:value="25.5955570791512" calcext:value-type="float">
            <text:p>25.596</text:p>
          </table:table-cell>
          <table:table-cell table:formula="of:=INDIRECT([.U68] &amp; [.V68])" office:value-type="float" office:value="-2.92697794508106" calcext:value-type="float">
            <text:p>-2.927</text:p>
          </table:table-cell>
          <table:table-cell table:formula="of:=[.N64]" office:value-type="float" office:value="5.042" calcext:value-type="float">
            <text:p>5.042</text:p>
          </table:table-cell>
          <table:table-cell table:style-name="ce28" table:formula="of:=[.L68]-[.L69]" office:value-type="float" office:value="-0.7257863468101" calcext:value-type="float">
            <text:p>-0.73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formula="of:=INDIRECT([.T69] &amp; [.V69])" office:value-type="float" office:value="26.3213434259613" calcext:value-type="float">
            <text:p>26.321</text:p>
          </table:table-cell>
          <table:table-cell table:formula="of:=INDIRECT([.U69] &amp; [.V69])" office:value-type="float" office:value="-2.56342774928535" calcext:value-type="float">
            <text:p>-2.563</text:p>
          </table:table-cell>
          <table:table-cell table:formula="of:=[.N65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formula="of:=INDIRECT([.T70] &amp; [.V70])" office:value-type="float" office:value="11.9159481379181" calcext:value-type="float">
            <text:p>11.916</text:p>
          </table:table-cell>
          <table:table-cell table:formula="of:=INDIRECT([.U70] &amp; [.V70])" office:value-type="float" office:value="39.2728779434697" calcext:value-type="float">
            <text:p>39.273</text:p>
          </table:table-cell>
          <table:table-cell table:formula="of:=[.N66]" office:value-type="float" office:value="1.902" calcext:value-type="float">
            <text:p>1.902</text:p>
          </table:table-cell>
          <table:table-cell table:style-name="ce28" table:formula="of:=[.L70]-[.L71]" office:value-type="float" office:value="-0.8764007963306" calcext:value-type="float">
            <text:p>-0.88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formula="of:=INDIRECT([.T71] &amp; [.V71])" office:value-type="float" office:value="12.7923489342487" calcext:value-type="float">
            <text:p>12.792</text:p>
          </table:table-cell>
          <table:table-cell table:formula="of:=INDIRECT([.U71] &amp; [.V71])" office:value-type="float" office:value="39.1990120166327" calcext:value-type="float">
            <text:p>39.199</text:p>
          </table:table-cell>
          <table:table-cell table:formula="of:=[.N6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formula="of:=INDIRECT([.T72] &amp; [.V72])" office:value-type="float" office:value="27.0740197747266" calcext:value-type="float">
            <text:p>27.074</text:p>
          </table:table-cell>
          <table:table-cell table:formula="of:=INDIRECT([.U72] &amp; [.V72])" office:value-type="float" office:value="-2.27797178966882" calcext:value-type="float">
            <text:p>-2.278</text:p>
          </table:table-cell>
          <table:table-cell table:formula="of:=[.N68]" office:value-type="float" office:value="5.042" calcext:value-type="float">
            <text:p>5.042</text:p>
          </table:table-cell>
          <table:table-cell table:style-name="ce28" table:formula="of:=[.L72]-[.L73]" office:value-type="float" office:value="-0.733231870001198" calcext:value-type="float">
            <text:p>-0.73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formula="of:=INDIRECT([.T73] &amp; [.V73])" office:value-type="float" office:value="27.8072516447278" calcext:value-type="float">
            <text:p>27.807</text:p>
          </table:table-cell>
          <table:table-cell table:formula="of:=INDIRECT([.U73] &amp; [.V73])" office:value-type="float" office:value="-1.9360449633147" calcext:value-type="float">
            <text:p>-1.936</text:p>
          </table:table-cell>
          <table:table-cell table:formula="of:=[.N6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formula="of:=INDIRECT([.T74] &amp; [.V74])" office:value-type="float" office:value="13.5531177556566" calcext:value-type="float">
            <text:p>13.553</text:p>
          </table:table-cell>
          <table:table-cell table:formula="of:=INDIRECT([.U74] &amp; [.V74])" office:value-type="float" office:value="39.4609657291733" calcext:value-type="float">
            <text:p>39.461</text:p>
          </table:table-cell>
          <table:table-cell table:formula="of:=[.N70]" office:value-type="float" office:value="1.902" calcext:value-type="float">
            <text:p>1.902</text:p>
          </table:table-cell>
          <table:table-cell table:style-name="ce28" table:formula="of:=[.L74]-[.L75]" office:value-type="float" office:value="-0.816479055716499" calcext:value-type="float">
            <text:p>-0.82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formula="of:=INDIRECT([.T75] &amp; [.V75])" office:value-type="float" office:value="14.3695968113731" calcext:value-type="float">
            <text:p>14.370</text:p>
          </table:table-cell>
          <table:table-cell table:formula="of:=INDIRECT([.U75] &amp; [.V75])" office:value-type="float" office:value="39.5611251732371" calcext:value-type="float">
            <text:p>39.561</text:p>
          </table:table-cell>
          <table:table-cell table:formula="of:=[.N7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formula="of:=INDIRECT([.T76] &amp; [.V76])" office:value-type="float" office:value="28.5601554279499" calcext:value-type="float">
            <text:p>28.560</text:p>
          </table:table-cell>
          <table:table-cell table:formula="of:=INDIRECT([.U76] &amp; [.V76])" office:value-type="float" office:value="-1.65124952132164" calcext:value-type="float">
            <text:p>-1.651</text:p>
          </table:table-cell>
          <table:table-cell table:formula="of:=[.N72]" office:value-type="float" office:value="5.042" calcext:value-type="float">
            <text:p>5.042</text:p>
          </table:table-cell>
          <table:table-cell table:style-name="ce28" table:formula="of:=[.L76]-[.L77]" office:value-type="float" office:value="-0.767947625840399" calcext:value-type="float">
            <text:p>-0.77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formula="of:=INDIRECT([.T77] &amp; [.V77])" office:value-type="float" office:value="29.3281030537903" calcext:value-type="float">
            <text:p>29.328</text:p>
          </table:table-cell>
          <table:table-cell table:formula="of:=INDIRECT([.U77] &amp; [.V77])" office:value-type="float" office:value="-1.41014457070253" calcext:value-type="float">
            <text:p>-1.410</text:p>
          </table:table-cell>
          <table:table-cell table:formula="of:=[.N73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formula="of:=INDIRECT([.T78] &amp; [.V78])" office:value-type="float" office:value="15.130365632781" calcext:value-type="float">
            <text:p>15.130</text:p>
          </table:table-cell>
          <table:table-cell table:formula="of:=INDIRECT([.U78] &amp; [.V78])" office:value-type="float" office:value="39.8230788857777" calcext:value-type="float">
            <text:p>39.823</text:p>
          </table:table-cell>
          <table:table-cell table:formula="of:=[.N74]" office:value-type="float" office:value="1.902" calcext:value-type="float">
            <text:p>1.902</text:p>
          </table:table-cell>
          <table:table-cell table:style-name="ce28" table:formula="of:=[.L78]-[.L79]" office:value-type="float" office:value="-0.821791921778999" calcext:value-type="float">
            <text:p>-0.82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formula="of:=INDIRECT([.T79] &amp; [.V79])" office:value-type="float" office:value="15.95215755456" calcext:value-type="float">
            <text:p>15.952</text:p>
          </table:table-cell>
          <table:table-cell table:formula="of:=INDIRECT([.U79] &amp; [.V79])" office:value-type="float" office:value="39.907808646431" calcext:value-type="float">
            <text:p>39.908</text:p>
          </table:table-cell>
          <table:table-cell table:formula="of:=[.N7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formula="of:=INDIRECT([.T80] &amp; [.V80])" office:value-type="float" office:value="30.0847621759419" calcext:value-type="float">
            <text:p>30.085</text:p>
          </table:table-cell>
          <table:table-cell table:formula="of:=INDIRECT([.U80] &amp; [.V80])" office:value-type="float" office:value="-1.13625542487773" calcext:value-type="float">
            <text:p>-1.136</text:p>
          </table:table-cell>
          <table:table-cell table:formula="of:=[.N76]" office:value-type="float" office:value="5.042" calcext:value-type="float">
            <text:p>5.042</text:p>
          </table:table-cell>
          <table:table-cell table:style-name="ce28" table:formula="of:=[.L80]-[.L81]" office:value-type="float" office:value="-0.7804272716843" calcext:value-type="float">
            <text:p>-0.78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formula="of:=INDIRECT([.T81] &amp; [.V81])" office:value-type="float" office:value="30.8651894476262" calcext:value-type="float">
            <text:p>30.865</text:p>
          </table:table-cell>
          <table:table-cell table:formula="of:=INDIRECT([.U81] &amp; [.V81])" office:value-type="float" office:value="-0.93139399746813" calcext:value-type="float">
            <text:p>-0.931</text:p>
          </table:table-cell>
          <table:table-cell table:formula="of:=[.N7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formula="of:=INDIRECT([.T82] &amp; [.V82])" office:value-type="float" office:value="16.7129263759679" calcext:value-type="float">
            <text:p>16.713</text:p>
          </table:table-cell>
          <table:table-cell table:formula="of:=INDIRECT([.U82] &amp; [.V82])" office:value-type="float" office:value="40.1697623589716" calcext:value-type="float">
            <text:p>40.170</text:p>
          </table:table-cell>
          <table:table-cell table:formula="of:=[.N78]" office:value-type="float" office:value="1.902" calcext:value-type="float">
            <text:p>1.902</text:p>
          </table:table-cell>
          <table:table-cell table:style-name="ce28" table:formula="of:=[.L82]-[.L83]" office:value-type="float" office:value="-0.760768821408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formula="of:=INDIRECT([.T83] &amp; [.V83])" office:value-type="float" office:value="17.4736951973759" calcext:value-type="float">
            <text:p>17.474</text:p>
          </table:table-cell>
          <table:table-cell table:formula="of:=INDIRECT([.U83] &amp; [.V83])" office:value-type="float" office:value="40.4317160715122" calcext:value-type="float">
            <text:p>40.432</text:p>
          </table:table-cell>
          <table:table-cell table:formula="of:=[.N79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formula="of:=INDIRECT([.T84] &amp; [.V84])" office:value-type="float" office:value="31.6463400244348" calcext:value-type="float">
            <text:p>31.646</text:p>
          </table:table-cell>
          <table:table-cell table:formula="of:=INDIRECT([.U84] &amp; [.V84])" office:value-type="float" office:value="-0.728633200668437" calcext:value-type="float">
            <text:p>-0.729</text:p>
          </table:table-cell>
          <table:table-cell table:formula="of:=[.N80]" office:value-type="float" office:value="5.042" calcext:value-type="float">
            <text:p>5.042</text:p>
          </table:table-cell>
          <table:table-cell table:style-name="ce28" table:formula="of:=[.L84]-[.L85]" office:value-type="float" office:value="-0.7518613280415" calcext:value-type="float">
            <text:p>-0.75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formula="of:=INDIRECT([.T85] &amp; [.V85])" office:value-type="float" office:value="32.3982013524763" calcext:value-type="float">
            <text:p>32.398</text:p>
          </table:table-cell>
          <table:table-cell table:formula="of:=INDIRECT([.U85] &amp; [.V85])" office:value-type="float" office:value="-0.440810249000339" calcext:value-type="float">
            <text:p>-0.441</text:p>
          </table:table-cell>
          <table:table-cell table:formula="of:=[.N81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formula="of:=INDIRECT([.T86] &amp; [.V86])" office:value-type="float" office:value="18.2066649376447" calcext:value-type="float">
            <text:p>18.207</text:p>
          </table:table-cell>
          <table:table-cell table:formula="of:=INDIRECT([.U86] &amp; [.V86])" office:value-type="float" office:value="40.7744041778864" calcext:value-type="float">
            <text:p>40.774</text:p>
          </table:table-cell>
          <table:table-cell table:formula="of:=[.N82]" office:value-type="float" office:value="1.902" calcext:value-type="float">
            <text:p>1.902</text:p>
          </table:table-cell>
          <table:table-cell table:style-name="ce28" table:formula="of:=[.L86]-[.L87]" office:value-type="float" office:value="-0.760768821407901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formula="of:=INDIRECT([.T87] &amp; [.V87])" office:value-type="float" office:value="18.9674337590526" calcext:value-type="float">
            <text:p>18.967</text:p>
          </table:table-cell>
          <table:table-cell table:formula="of:=INDIRECT([.U87] &amp; [.V87])" office:value-type="float" office:value="41.036357890427" calcext:value-type="float">
            <text:p>41.036</text:p>
          </table:table-cell>
          <table:table-cell table:formula="of:=[.N83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formula="of:=INDIRECT([.T88] &amp; [.V88])" office:value-type="float" office:value="33.1464764063058" calcext:value-type="float">
            <text:p>33.146</text:p>
          </table:table-cell>
          <table:table-cell table:formula="of:=INDIRECT([.U88] &amp; [.V88])" office:value-type="float" office:value="-0.142572000755195" calcext:value-type="float">
            <text:p>-0.143</text:p>
          </table:table-cell>
          <table:table-cell table:formula="of:=[.N84]" office:value-type="float" office:value="5.042" calcext:value-type="float">
            <text:p>5.042</text:p>
          </table:table-cell>
          <table:table-cell table:style-name="ce28" table:formula="of:=[.L88]-[.L89]" office:value-type="float" office:value="-0.739743256994196" calcext:value-type="float">
            <text:p>-0.74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formula="of:=INDIRECT([.T89] &amp; [.V89])" office:value-type="float" office:value="33.8862196633" calcext:value-type="float">
            <text:p>33.886</text:p>
          </table:table-cell>
          <table:table-cell table:formula="of:=INDIRECT([.U89] &amp; [.V89])" office:value-type="float" office:value="0.180444384665084" calcext:value-type="float">
            <text:p>0.180</text:p>
          </table:table-cell>
          <table:table-cell table:formula="of:=[.N8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formula="of:=INDIRECT([.T90] &amp; [.V90])" office:value-type="float" office:value="19.6953480587964" calcext:value-type="float">
            <text:p>19.695</text:p>
          </table:table-cell>
          <table:table-cell table:formula="of:=INDIRECT([.U90] &amp; [.V90])" office:value-type="float" office:value="41.3937280621654" calcext:value-type="float">
            <text:p>41.394</text:p>
          </table:table-cell>
          <table:table-cell table:formula="of:=[.N86]" office:value-type="float" office:value="1.902" calcext:value-type="float">
            <text:p>1.902</text:p>
          </table:table-cell>
          <table:table-cell table:style-name="ce28" table:formula="of:=[.L90]-[.L91]" office:value-type="float" office:value="-0.760768821407897" calcext:value-type="float">
            <text:p>-0.7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formula="of:=INDIRECT([.T91] &amp; [.V91])" office:value-type="float" office:value="20.4561168802043" calcext:value-type="float">
            <text:p>20.456</text:p>
          </table:table-cell>
          <table:table-cell table:formula="of:=INDIRECT([.U91] &amp; [.V91])" office:value-type="float" office:value="41.6556817747059" calcext:value-type="float">
            <text:p>41.656</text:p>
          </table:table-cell>
          <table:table-cell table:formula="of:=[.N87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formula="of:=INDIRECT([.T92] &amp; [.V92])" office:value-type="float" office:value="34.6157053866058" calcext:value-type="float">
            <text:p>34.616</text:p>
          </table:table-cell>
          <table:table-cell table:formula="of:=INDIRECT([.U92] &amp; [.V92])" office:value-type="float" office:value="0.533250811001011" calcext:value-type="float">
            <text:p>0.533</text:p>
          </table:table-cell>
          <table:table-cell table:formula="of:=[.N88]" office:value-type="float" office:value="5.042" calcext:value-type="float">
            <text:p>5.042</text:p>
          </table:table-cell>
          <table:table-cell table:style-name="ce28" table:formula="of:=[.L92]-[.L93]" office:value-type="float" office:value="-0.748749830357802" calcext:value-type="float">
            <text:p>-0.75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formula="of:=INDIRECT([.T93] &amp; [.V93])" office:value-type="float" office:value="35.3644552169636" calcext:value-type="float">
            <text:p>35.364</text:p>
          </table:table-cell>
          <table:table-cell table:formula="of:=INDIRECT([.U93] &amp; [.V93])" office:value-type="float" office:value="0.830110208088203" calcext:value-type="float">
            <text:p>0.830</text:p>
          </table:table-cell>
          <table:table-cell table:formula="of:=[.N89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formula="of:=INDIRECT([.T94] &amp; [.V94])" office:value-type="float" office:value="21.1590284261088" calcext:value-type="float">
            <text:p>21.159</text:p>
          </table:table-cell>
          <table:table-cell table:formula="of:=INDIRECT([.U94] &amp; [.V94])" office:value-type="float" office:value="42.0856652161163" calcext:value-type="float">
            <text:p>42.086</text:p>
          </table:table-cell>
          <table:table-cell table:formula="of:=[.N90]" office:value-type="float" office:value="1.902" calcext:value-type="float">
            <text:p>1.902</text:p>
          </table:table-cell>
          <table:table-cell table:style-name="ce28" table:formula="of:=[.L94]-[.L95]" office:value-type="float" office:value="-1.5079942939406" calcext:value-type="float">
            <text:p>-1.51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formula="of:=INDIRECT([.T95] &amp; [.V95])" office:value-type="float" office:value="22.6670227200494" calcext:value-type="float">
            <text:p>22.667</text:p>
          </table:table-cell>
          <table:table-cell table:formula="of:=INDIRECT([.U95] &amp; [.V95])" office:value-type="float" office:value="40.177518583251" calcext:value-type="float">
            <text:p>40.178</text:p>
          </table:table-cell>
          <table:table-cell table:formula="of:=[.N91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Added 1</text:p>
          </table:table-cell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formula="of:=INDIRECT([.T96] &amp; [.V96])" office:value-type="float" office:value="35.7472834123117" calcext:value-type="float">
            <text:p>35.747</text:p>
          </table:table-cell>
          <table:table-cell table:formula="of:=INDIRECT([.U96] &amp; [.V96])" office:value-type="float" office:value="2.18968319794717" calcext:value-type="float">
            <text:p>2.190</text:p>
          </table:table-cell>
          <table:table-cell table:formula="of:=[.N92]" office:value-type="float" office:value="5.042" calcext:value-type="float">
            <text:p>5.042</text:p>
          </table:table-cell>
          <table:table-cell table:style-name="ce28" table:formula="of:=[.L96]-[.L97]" office:value-type="float" office:value="-0.319735939193599" calcext:value-type="float">
            <text:p>-0.3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formula="of:=INDIRECT([.T97] &amp; [.V97])" office:value-type="float" office:value="36.0670193515053" calcext:value-type="float">
            <text:p>36.067</text:p>
          </table:table-cell>
          <table:table-cell table:formula="of:=INDIRECT([.U97] &amp; [.V97])" office:value-type="float" office:value="3.73248940442732" calcext:value-type="float">
            <text:p>3.732</text:p>
          </table:table-cell>
          <table:table-cell table:formula="of:=[.N9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formula="of:=INDIRECT([.T98] &amp; [.V98])" office:value-type="float" office:value="23.4277915414573" calcext:value-type="float">
            <text:p>23.428</text:p>
          </table:table-cell>
          <table:table-cell table:formula="of:=INDIRECT([.U98] &amp; [.V98])" office:value-type="float" office:value="40.4394722957916" calcext:value-type="float">
            <text:p>40.439</text:p>
          </table:table-cell>
          <table:table-cell table:formula="of:=[.N94]" office:value-type="float" office:value="1.902" calcext:value-type="float">
            <text:p>1.902</text:p>
          </table:table-cell>
          <table:table-cell table:style-name="ce28" table:formula="of:=[.L98]-[.L99]" office:value-type="float" office:value="-1.3316837268026" calcext:value-type="float">
            <text:p>-1.33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formula="of:=INDIRECT([.T99] &amp; [.V99])" office:value-type="float" office:value="24.7594752682599" calcext:value-type="float">
            <text:p>24.759</text:p>
          </table:table-cell>
          <table:table-cell table:formula="of:=INDIRECT([.U99] &amp; [.V99])" office:value-type="float" office:value="39.0433687298577" calcext:value-type="float">
            <text:p>39.043</text:p>
          </table:table-cell>
          <table:table-cell table:formula="of:=[.N95]" office:value-type="float" office:value="5.042" calcext:value-type="float">
            <text:p>5.042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Added 1</text:p>
          </table:table-cell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formula="of:=INDIRECT([.T100] &amp; [.V100])" office:value-type="float" office:value="36.5095471887623" calcext:value-type="float">
            <text:p>36.510</text:p>
          </table:table-cell>
          <table:table-cell table:formula="of:=INDIRECT([.U100] &amp; [.V100])" office:value-type="float" office:value="4.91868204486144" calcext:value-type="float">
            <text:p>4.919</text:p>
          </table:table-cell>
          <table:table-cell table:formula="of:=[.N96]" office:value-type="float" office:value="5.042" calcext:value-type="float">
            <text:p>5.042</text:p>
          </table:table-cell>
          <table:table-cell table:style-name="ce28" table:formula="of:=[.L100]-[.L101]" office:value-type="float" office:value="-0.510642115100403" calcext:value-type="float">
            <text:p>-0.51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formula="of:=INDIRECT([.T101] &amp; [.V101])" office:value-type="float" office:value="37.0201893038627" calcext:value-type="float">
            <text:p>37.020</text:p>
          </table:table-cell>
          <table:table-cell table:formula="of:=INDIRECT([.U101] &amp; [.V101])" office:value-type="float" office:value="5.90705645865753" calcext:value-type="float">
            <text:p>5.907</text:p>
          </table:table-cell>
          <table:table-cell table:formula="of:=[.N97]" office:value-type="float" office:value="1.902" calcext:value-type="float">
            <text:p>1.902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dded 1 to row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formula="of:=INDIRECT([.T102] &amp; [.V102])" office:value-type="float" office:value="25.5202440896678" calcext:value-type="float">
            <text:p>25.520</text:p>
          </table:table-cell>
          <table:table-cell table:formula="of:=INDIRECT([.U102] &amp; [.V102])" office:value-type="float" office:value="39.3053224423983" calcext:value-type="float">
            <text:p>39.305</text:p>
          </table:table-cell>
          <table:table-cell table:formula="of:=[.N98]" office:value-type="float" office:value="1.902" calcext:value-type="float">
            <text:p>1.902</text:p>
          </table:table-cell>
          <table:table-cell table:style-name="ce28" table:formula="of:=[.L102]-[.L103]" office:value-type="float" office:value="-1" calcext:value-type="float">
            <text:p>-1.00</text:p>
          </table:table-cell>
          <table:table-cell/>
          <table:table-cell office:value-type="string" calcext:value-type="string">
            <text:p>26.7, 39.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INDIRECT([.T103] &amp; [.V103])" office:value-type="float" office:value="26.5202440896678" calcext:value-type="float">
            <text:p>26.520</text:p>
          </table:table-cell>
          <table:table-cell table:formula="of:=INDIRECT([.U103] &amp; [.V103])" office:value-type="float" office:value="39.3053224423983" calcext:value-type="float">
            <text:p>39.305</text:p>
          </table:table-cell>
          <table:table-cell table:formula="of:=[.N99]" office:value-type="float" office:value="5.042" calcext:value-type="float">
            <text:p>5.042</text:p>
          </table:table-cell>
          <table:table-cell table:number-columns-repeated="2"/>
          <table:table-cell office:value-type="string" calcext:value-type="string">
            <text:p>26.4, 39.6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formula="of:=INDIRECT([.T104] &amp; [.V104])" office:value-type="float" office:value="37.8201893038627" calcext:value-type="float">
            <text:p>37.820</text:p>
          </table:table-cell>
          <table:table-cell table:formula="of:=INDIRECT([.U104] &amp; [.V104])" office:value-type="float" office:value="6.70705645865753" calcext:value-type="float">
            <text:p>6.707</text:p>
          </table:table-cell>
          <table:table-cell table:formula="of:=[.N100]" office:value-type="float" office:value="5.042" calcext:value-type="float">
            <text:p>5.042</text:p>
          </table:table-cell>
          <table:table-cell table:style-name="ce28" table:formula="of:=[.L104]-[.L105]" office:value-type="float" office:value="37.8201893038627" calcext:value-type="float">
            <text:p>37.82</text:p>
          </table:table-cell>
          <table:table-cell table:number-columns-repeated="4"/>
          <table:table-cell table:formula="of:=[.T100]" office:value-type="string" office:string-value="B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table:formula="of:=[.V102]+1" office:value-type="float" office:value="53" calcext:value-type="float">
            <text:p>53</text:p>
          </table:table-cell>
          <table:table-cell office:value-type="string" calcext:value-type="string">
            <text:p>manually adjust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formula="of:=INDIRECT([.T105] &amp; [.V105])" office:value-type="float" office:value="0" calcext:value-type="float">
            <text:p>0.000</text:p>
          </table:table-cell>
          <table:table-cell table:formula="of:=INDIRECT([.U105] &amp; [.V105])" office:value-type="float" office:value="0" calcext:value-type="float">
            <text:p>0.000</text:p>
          </table:table-cell>
          <table:table-cell table:formula="of:=[.N10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01]" office:value-type="string" office:string-value="B" calcext:value-type="string">
            <text:p>B</text:p>
          </table:table-cell>
          <table:table-cell table:style-name="ce1" table:formula="of:=[.U101]" office:value-type="string" office:string-value="C" calcext:value-type="string">
            <text:p>C</text:p>
          </table:table-cell>
          <table:table-cell table:style-name="ce1" table:formula="of:=[.V103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formula="of:=INDIRECT([.T106] &amp; [.V106])" office:value-type="float" office:value="0" calcext:value-type="float">
            <text:p>0.000</text:p>
          </table:table-cell>
          <table:table-cell table:formula="of:=INDIRECT([.U106] &amp; [.V106])" office:value-type="float" office:value="0" calcext:value-type="float">
            <text:p>0.000</text:p>
          </table:table-cell>
          <table:table-cell table:formula="of:=[.N102]" office:value-type="float" office:value="1.902" calcext:value-type="float">
            <text:p>1.902</text:p>
          </table:table-cell>
          <table:table-cell table:style-name="ce28" table:formula="of:=[.L106]-[.L107]" office:value-type="float" office:value="0" calcext:value-type="float">
            <text:p>0.00</text:p>
          </table:table-cell>
          <table:table-cell table:number-columns-repeated="4"/>
          <table:table-cell table:formula="of:=[.T102]" office:value-type="string" office:string-value="D" calcext:value-type="string">
            <text:p>D</text:p>
          </table:table-cell>
          <table:table-cell table:style-name="ce1" table:formula="of:=[.U102]" office:value-type="string" office:string-value="E" calcext:value-type="string">
            <text:p>E</text:p>
          </table:table-cell>
          <table:table-cell table:style-name="ce1" table:formula="of:=[.V104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formula="of:=INDIRECT([.T107] &amp; [.V107])" office:value-type="float" office:value="0" calcext:value-type="float">
            <text:p>0.000</text:p>
          </table:table-cell>
          <table:table-cell table:formula="of:=INDIRECT([.U107] &amp; [.V107])" office:value-type="float" office:value="0" calcext:value-type="float">
            <text:p>0.000</text:p>
          </table:table-cell>
          <table:table-cell table:formula="of:=[.N103]" office:value-type="float" office:value="5.042" calcext:value-type="float">
            <text:p>5.042</text:p>
          </table:table-cell>
          <table:table-cell table:number-columns-repeated="5"/>
          <table:table-cell table:formula="of:=[.T103]" office:value-type="string" office:string-value="D" calcext:value-type="string">
            <text:p>D</text:p>
          </table:table-cell>
          <table:table-cell table:style-name="ce1" table:formula="of:=[.U103]" office:value-type="string" office:string-value="E" calcext:value-type="string">
            <text:p>E</text:p>
          </table:table-cell>
          <table:table-cell table:style-name="ce1" table:formula="of:=[.V105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formula="of:=INDIRECT([.T108] &amp; [.V108])" office:value-type="float" office:value="0" calcext:value-type="float">
            <text:p>0.000</text:p>
          </table:table-cell>
          <table:table-cell table:formula="of:=INDIRECT([.U108] &amp; [.V108])" office:value-type="float" office:value="0" calcext:value-type="float">
            <text:p>0.000</text:p>
          </table:table-cell>
          <table:table-cell table:formula="of:=[.N104]" office:value-type="float" office:value="5.042" calcext:value-type="float">
            <text:p>5.042</text:p>
          </table:table-cell>
          <table:table-cell table:style-name="ce28" table:formula="of:=[.L108]-[.L109]" office:value-type="float" office:value="0" calcext:value-type="float">
            <text:p>0.00</text:p>
          </table:table-cell>
          <table:table-cell table:number-columns-repeated="4"/>
          <table:table-cell table:formula="of:=[.T104]" office:value-type="string" office:string-value="B" calcext:value-type="string">
            <text:p>B</text:p>
          </table:table-cell>
          <table:table-cell table:style-name="ce1" table:formula="of:=[.U104]" office:value-type="string" office:string-value="C" calcext:value-type="string">
            <text:p>C</text:p>
          </table:table-cell>
          <table:table-cell table:style-name="ce1" table:formula="of:=[.V106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formula="of:=INDIRECT([.T109] &amp; [.V109])" office:value-type="float" office:value="0" calcext:value-type="float">
            <text:p>0.000</text:p>
          </table:table-cell>
          <table:table-cell table:formula="of:=INDIRECT([.U109] &amp; [.V109])" office:value-type="float" office:value="0" calcext:value-type="float">
            <text:p>0.000</text:p>
          </table:table-cell>
          <table:table-cell table:formula="of:=[.N105]" office:value-type="float" office:value="1.902" calcext:value-type="float">
            <text:p>1.902</text:p>
          </table:table-cell>
          <table:table-cell table:number-columns-repeated="5"/>
          <table:table-cell table:formula="of:=[.T105]" office:value-type="string" office:string-value="B" calcext:value-type="string">
            <text:p>B</text:p>
          </table:table-cell>
          <table:table-cell table:style-name="ce1" table:formula="of:=[.U105]" office:value-type="string" office:string-value="C" calcext:value-type="string">
            <text:p>C</text:p>
          </table:table-cell>
          <table:table-cell table:style-name="ce1" table:formula="of:=[.V107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formula="of:=INDIRECT([.T110] &amp; [.V110])" office:value-type="float" office:value="0" calcext:value-type="float">
            <text:p>0.000</text:p>
          </table:table-cell>
          <table:table-cell table:formula="of:=INDIRECT([.U110] &amp; [.V110])" office:value-type="float" office:value="0" calcext:value-type="float">
            <text:p>0.000</text:p>
          </table:table-cell>
          <table:table-cell table:formula="of:=[.N106]" office:value-type="float" office:value="1.902" calcext:value-type="float">
            <text:p>1.902</text:p>
          </table:table-cell>
          <table:table-cell table:style-name="ce28" table:formula="of:=[.L110]-[.L111]" office:value-type="float" office:value="0" calcext:value-type="float">
            <text:p>0.00</text:p>
          </table:table-cell>
          <table:table-cell table:number-columns-repeated="4"/>
          <table:table-cell table:formula="of:=[.T106]" office:value-type="string" office:string-value="D" calcext:value-type="string">
            <text:p>D</text:p>
          </table:table-cell>
          <table:table-cell table:style-name="ce1" table:formula="of:=[.U106]" office:value-type="string" office:string-value="E" calcext:value-type="string">
            <text:p>E</text:p>
          </table:table-cell>
          <table:table-cell table:style-name="ce1" table:formula="of:=[.V108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formula="of:=INDIRECT([.T111] &amp; [.V111])" office:value-type="float" office:value="0" calcext:value-type="float">
            <text:p>0.000</text:p>
          </table:table-cell>
          <table:table-cell table:formula="of:=INDIRECT([.U111] &amp; [.V111])" office:value-type="float" office:value="0" calcext:value-type="float">
            <text:p>0.000</text:p>
          </table:table-cell>
          <table:table-cell table:formula="of:=[.N107]" office:value-type="float" office:value="5.042" calcext:value-type="float">
            <text:p>5.042</text:p>
          </table:table-cell>
          <table:table-cell table:number-columns-repeated="5"/>
          <table:table-cell table:formula="of:=[.T107]" office:value-type="string" office:string-value="D" calcext:value-type="string">
            <text:p>D</text:p>
          </table:table-cell>
          <table:table-cell table:style-name="ce1" table:formula="of:=[.U107]" office:value-type="string" office:string-value="E" calcext:value-type="string">
            <text:p>E</text:p>
          </table:table-cell>
          <table:table-cell table:style-name="ce1" table:formula="of:=[.V109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formula="of:=INDIRECT([.T112] &amp; [.V112])" office:value-type="float" office:value="0" calcext:value-type="float">
            <text:p>0.000</text:p>
          </table:table-cell>
          <table:table-cell table:formula="of:=INDIRECT([.U112] &amp; [.V112])" office:value-type="float" office:value="0" calcext:value-type="float">
            <text:p>0.000</text:p>
          </table:table-cell>
          <table:table-cell table:formula="of:=[.N108]" office:value-type="float" office:value="5.042" calcext:value-type="float">
            <text:p>5.042</text:p>
          </table:table-cell>
          <table:table-cell table:style-name="ce28" table:formula="of:=[.L112]-[.L113]" office:value-type="float" office:value="0" calcext:value-type="float">
            <text:p>0.00</text:p>
          </table:table-cell>
          <table:table-cell table:number-columns-repeated="4"/>
          <table:table-cell table:formula="of:=[.T108]" office:value-type="string" office:string-value="B" calcext:value-type="string">
            <text:p>B</text:p>
          </table:table-cell>
          <table:table-cell table:style-name="ce1" table:formula="of:=[.U108]" office:value-type="string" office:string-value="C" calcext:value-type="string">
            <text:p>C</text:p>
          </table:table-cell>
          <table:table-cell table:style-name="ce1" table:formula="of:=[.V110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formula="of:=INDIRECT([.T113] &amp; [.V113])" office:value-type="float" office:value="0" calcext:value-type="float">
            <text:p>0.000</text:p>
          </table:table-cell>
          <table:table-cell table:formula="of:=INDIRECT([.U113] &amp; [.V113])" office:value-type="float" office:value="0" calcext:value-type="float">
            <text:p>0.000</text:p>
          </table:table-cell>
          <table:table-cell table:formula="of:=[.N10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09]" office:value-type="string" office:string-value="B" calcext:value-type="string">
            <text:p>B</text:p>
          </table:table-cell>
          <table:table-cell table:style-name="ce1" table:formula="of:=[.U109]" office:value-type="string" office:string-value="C" calcext:value-type="string">
            <text:p>C</text:p>
          </table:table-cell>
          <table:table-cell table:style-name="ce1" table:formula="of:=[.V111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formula="of:=INDIRECT([.T114] &amp; [.V114])" office:value-type="float" office:value="0" calcext:value-type="float">
            <text:p>0.000</text:p>
          </table:table-cell>
          <table:table-cell table:formula="of:=INDIRECT([.U114] &amp; [.V114])" office:value-type="float" office:value="0" calcext:value-type="float">
            <text:p>0.000</text:p>
          </table:table-cell>
          <table:table-cell table:formula="of:=[.N110]" office:value-type="float" office:value="1.902" calcext:value-type="float">
            <text:p>1.902</text:p>
          </table:table-cell>
          <table:table-cell table:style-name="ce28" table:formula="of:=[.L114]-[.L115]" office:value-type="float" office:value="0" calcext:value-type="float">
            <text:p>0.00</text:p>
          </table:table-cell>
          <table:table-cell table:number-columns-repeated="4"/>
          <table:table-cell table:formula="of:=[.T110]" office:value-type="string" office:string-value="D" calcext:value-type="string">
            <text:p>D</text:p>
          </table:table-cell>
          <table:table-cell table:style-name="ce1" table:formula="of:=[.U110]" office:value-type="string" office:string-value="E" calcext:value-type="string">
            <text:p>E</text:p>
          </table:table-cell>
          <table:table-cell table:style-name="ce1" table:formula="of:=[.V112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formula="of:=INDIRECT([.T115] &amp; [.V115])" office:value-type="float" office:value="0" calcext:value-type="float">
            <text:p>0.000</text:p>
          </table:table-cell>
          <table:table-cell table:formula="of:=INDIRECT([.U115] &amp; [.V115])" office:value-type="float" office:value="0" calcext:value-type="float">
            <text:p>0.000</text:p>
          </table:table-cell>
          <table:table-cell table:formula="of:=[.N111]" office:value-type="float" office:value="5.042" calcext:value-type="float">
            <text:p>5.042</text:p>
          </table:table-cell>
          <table:table-cell table:number-columns-repeated="5"/>
          <table:table-cell table:formula="of:=[.T111]" office:value-type="string" office:string-value="D" calcext:value-type="string">
            <text:p>D</text:p>
          </table:table-cell>
          <table:table-cell table:style-name="ce1" table:formula="of:=[.U111]" office:value-type="string" office:string-value="E" calcext:value-type="string">
            <text:p>E</text:p>
          </table:table-cell>
          <table:table-cell table:style-name="ce1" table:formula="of:=[.V113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formula="of:=INDIRECT([.T116] &amp; [.V116])" office:value-type="float" office:value="0" calcext:value-type="float">
            <text:p>0.000</text:p>
          </table:table-cell>
          <table:table-cell table:formula="of:=INDIRECT([.U116] &amp; [.V116])" office:value-type="float" office:value="0" calcext:value-type="float">
            <text:p>0.000</text:p>
          </table:table-cell>
          <table:table-cell table:formula="of:=[.N112]" office:value-type="float" office:value="5.042" calcext:value-type="float">
            <text:p>5.042</text:p>
          </table:table-cell>
          <table:table-cell table:style-name="ce28" table:formula="of:=[.L116]-[.L117]" office:value-type="float" office:value="0" calcext:value-type="float">
            <text:p>0.00</text:p>
          </table:table-cell>
          <table:table-cell table:number-columns-repeated="4"/>
          <table:table-cell table:formula="of:=[.T112]" office:value-type="string" office:string-value="B" calcext:value-type="string">
            <text:p>B</text:p>
          </table:table-cell>
          <table:table-cell table:style-name="ce1" table:formula="of:=[.U112]" office:value-type="string" office:string-value="C" calcext:value-type="string">
            <text:p>C</text:p>
          </table:table-cell>
          <table:table-cell table:style-name="ce1" table:formula="of:=[.V114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formula="of:=INDIRECT([.T117] &amp; [.V117])" office:value-type="float" office:value="0" calcext:value-type="float">
            <text:p>0.000</text:p>
          </table:table-cell>
          <table:table-cell table:formula="of:=INDIRECT([.U117] &amp; [.V117])" office:value-type="float" office:value="0" calcext:value-type="float">
            <text:p>0.000</text:p>
          </table:table-cell>
          <table:table-cell table:formula="of:=[.N113]" office:value-type="float" office:value="1.902" calcext:value-type="float">
            <text:p>1.902</text:p>
          </table:table-cell>
          <table:table-cell table:number-columns-repeated="5"/>
          <table:table-cell table:formula="of:=[.T113]" office:value-type="string" office:string-value="B" calcext:value-type="string">
            <text:p>B</text:p>
          </table:table-cell>
          <table:table-cell table:style-name="ce1" table:formula="of:=[.U113]" office:value-type="string" office:string-value="C" calcext:value-type="string">
            <text:p>C</text:p>
          </table:table-cell>
          <table:table-cell table:style-name="ce1" table:formula="of:=[.V115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formula="of:=INDIRECT([.T118] &amp; [.V118])" office:value-type="float" office:value="0" calcext:value-type="float">
            <text:p>0.000</text:p>
          </table:table-cell>
          <table:table-cell table:formula="of:=INDIRECT([.U118] &amp; [.V118])" office:value-type="float" office:value="0" calcext:value-type="float">
            <text:p>0.000</text:p>
          </table:table-cell>
          <table:table-cell table:formula="of:=[.N114]" office:value-type="float" office:value="1.902" calcext:value-type="float">
            <text:p>1.902</text:p>
          </table:table-cell>
          <table:table-cell table:style-name="ce28" table:formula="of:=[.L118]-[.L119]" office:value-type="float" office:value="0" calcext:value-type="float">
            <text:p>0.00</text:p>
          </table:table-cell>
          <table:table-cell table:number-columns-repeated="4"/>
          <table:table-cell table:formula="of:=[.T114]" office:value-type="string" office:string-value="D" calcext:value-type="string">
            <text:p>D</text:p>
          </table:table-cell>
          <table:table-cell table:style-name="ce1" table:formula="of:=[.U114]" office:value-type="string" office:string-value="E" calcext:value-type="string">
            <text:p>E</text:p>
          </table:table-cell>
          <table:table-cell table:style-name="ce1" table:formula="of:=[.V116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formula="of:=INDIRECT([.T119] &amp; [.V119])" office:value-type="float" office:value="0" calcext:value-type="float">
            <text:p>0.000</text:p>
          </table:table-cell>
          <table:table-cell table:formula="of:=INDIRECT([.U119] &amp; [.V119])" office:value-type="float" office:value="0" calcext:value-type="float">
            <text:p>0.000</text:p>
          </table:table-cell>
          <table:table-cell table:formula="of:=[.N115]" office:value-type="float" office:value="5.042" calcext:value-type="float">
            <text:p>5.042</text:p>
          </table:table-cell>
          <table:table-cell table:number-columns-repeated="5"/>
          <table:table-cell table:formula="of:=[.T115]" office:value-type="string" office:string-value="D" calcext:value-type="string">
            <text:p>D</text:p>
          </table:table-cell>
          <table:table-cell table:style-name="ce1" table:formula="of:=[.U115]" office:value-type="string" office:string-value="E" calcext:value-type="string">
            <text:p>E</text:p>
          </table:table-cell>
          <table:table-cell table:style-name="ce1" table:formula="of:=[.V117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formula="of:=INDIRECT([.T120] &amp; [.V120])" office:value-type="float" office:value="0" calcext:value-type="float">
            <text:p>0.000</text:p>
          </table:table-cell>
          <table:table-cell table:formula="of:=INDIRECT([.U120] &amp; [.V120])" office:value-type="float" office:value="0" calcext:value-type="float">
            <text:p>0.000</text:p>
          </table:table-cell>
          <table:table-cell table:formula="of:=[.N116]" office:value-type="float" office:value="5.042" calcext:value-type="float">
            <text:p>5.042</text:p>
          </table:table-cell>
          <table:table-cell table:style-name="ce28" table:formula="of:=[.L120]-[.L121]" office:value-type="float" office:value="0" calcext:value-type="float">
            <text:p>0.00</text:p>
          </table:table-cell>
          <table:table-cell table:number-columns-repeated="4"/>
          <table:table-cell table:formula="of:=[.T116]" office:value-type="string" office:string-value="B" calcext:value-type="string">
            <text:p>B</text:p>
          </table:table-cell>
          <table:table-cell table:style-name="ce1" table:formula="of:=[.U116]" office:value-type="string" office:string-value="C" calcext:value-type="string">
            <text:p>C</text:p>
          </table:table-cell>
          <table:table-cell table:style-name="ce1" table:formula="of:=[.V118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formula="of:=INDIRECT([.T121] &amp; [.V121])" office:value-type="float" office:value="0" calcext:value-type="float">
            <text:p>0.000</text:p>
          </table:table-cell>
          <table:table-cell table:formula="of:=INDIRECT([.U121] &amp; [.V121])" office:value-type="float" office:value="0" calcext:value-type="float">
            <text:p>0.000</text:p>
          </table:table-cell>
          <table:table-cell table:formula="of:=[.N11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17]" office:value-type="string" office:string-value="B" calcext:value-type="string">
            <text:p>B</text:p>
          </table:table-cell>
          <table:table-cell table:style-name="ce1" table:formula="of:=[.U117]" office:value-type="string" office:string-value="C" calcext:value-type="string">
            <text:p>C</text:p>
          </table:table-cell>
          <table:table-cell table:style-name="ce1" table:formula="of:=[.V119]+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formula="of:=INDIRECT([.T122] &amp; [.V122])" office:value-type="float" office:value="0" calcext:value-type="float">
            <text:p>0.000</text:p>
          </table:table-cell>
          <table:table-cell table:formula="of:=INDIRECT([.U122] &amp; [.V122])" office:value-type="float" office:value="0" calcext:value-type="float">
            <text:p>0.000</text:p>
          </table:table-cell>
          <table:table-cell table:formula="of:=[.N118]" office:value-type="float" office:value="1.902" calcext:value-type="float">
            <text:p>1.902</text:p>
          </table:table-cell>
          <table:table-cell table:style-name="ce28" table:formula="of:=[.L122]-[.L123]" office:value-type="float" office:value="0" calcext:value-type="float">
            <text:p>0.00</text:p>
          </table:table-cell>
          <table:table-cell table:number-columns-repeated="4"/>
          <table:table-cell table:formula="of:=[.T118]" office:value-type="string" office:string-value="D" calcext:value-type="string">
            <text:p>D</text:p>
          </table:table-cell>
          <table:table-cell table:style-name="ce1" table:formula="of:=[.U118]" office:value-type="string" office:string-value="E" calcext:value-type="string">
            <text:p>E</text:p>
          </table:table-cell>
          <table:table-cell table:style-name="ce1" table:formula="of:=[.V120]+1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formula="of:=INDIRECT([.T123] &amp; [.V123])" office:value-type="float" office:value="0" calcext:value-type="float">
            <text:p>0.000</text:p>
          </table:table-cell>
          <table:table-cell table:formula="of:=INDIRECT([.U123] &amp; [.V123])" office:value-type="float" office:value="0" calcext:value-type="float">
            <text:p>0.000</text:p>
          </table:table-cell>
          <table:table-cell table:formula="of:=[.N119]" office:value-type="float" office:value="5.042" calcext:value-type="float">
            <text:p>5.042</text:p>
          </table:table-cell>
          <table:table-cell table:number-columns-repeated="5"/>
          <table:table-cell table:formula="of:=[.T119]" office:value-type="string" office:string-value="D" calcext:value-type="string">
            <text:p>D</text:p>
          </table:table-cell>
          <table:table-cell table:style-name="ce1" table:formula="of:=[.U119]" office:value-type="string" office:string-value="E" calcext:value-type="string">
            <text:p>E</text:p>
          </table:table-cell>
          <table:table-cell table:style-name="ce1" table:formula="of:=[.V121]+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formula="of:=INDIRECT([.T124] &amp; [.V124])" office:value-type="float" office:value="0" calcext:value-type="float">
            <text:p>0.000</text:p>
          </table:table-cell>
          <table:table-cell table:formula="of:=INDIRECT([.U124] &amp; [.V124])" office:value-type="float" office:value="0" calcext:value-type="float">
            <text:p>0.000</text:p>
          </table:table-cell>
          <table:table-cell table:formula="of:=[.N120]" office:value-type="float" office:value="5.042" calcext:value-type="float">
            <text:p>5.042</text:p>
          </table:table-cell>
          <table:table-cell table:style-name="ce28" table:formula="of:=[.L124]-[.L125]" office:value-type="float" office:value="0" calcext:value-type="float">
            <text:p>0.00</text:p>
          </table:table-cell>
          <table:table-cell table:number-columns-repeated="4"/>
          <table:table-cell table:formula="of:=[.T120]" office:value-type="string" office:string-value="B" calcext:value-type="string">
            <text:p>B</text:p>
          </table:table-cell>
          <table:table-cell table:style-name="ce1" table:formula="of:=[.U120]" office:value-type="string" office:string-value="C" calcext:value-type="string">
            <text:p>C</text:p>
          </table:table-cell>
          <table:table-cell table:style-name="ce1" table:formula="of:=[.V122]+1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formula="of:=INDIRECT([.T125] &amp; [.V125])" office:value-type="float" office:value="0" calcext:value-type="float">
            <text:p>0.000</text:p>
          </table:table-cell>
          <table:table-cell table:formula="of:=INDIRECT([.U125] &amp; [.V125])" office:value-type="float" office:value="0" calcext:value-type="float">
            <text:p>0.000</text:p>
          </table:table-cell>
          <table:table-cell table:formula="of:=[.N121]" office:value-type="float" office:value="1.902" calcext:value-type="float">
            <text:p>1.902</text:p>
          </table:table-cell>
          <table:table-cell table:number-columns-repeated="5"/>
          <table:table-cell table:formula="of:=[.T121]" office:value-type="string" office:string-value="B" calcext:value-type="string">
            <text:p>B</text:p>
          </table:table-cell>
          <table:table-cell table:style-name="ce1" table:formula="of:=[.U121]" office:value-type="string" office:string-value="C" calcext:value-type="string">
            <text:p>C</text:p>
          </table:table-cell>
          <table:table-cell table:style-name="ce1" table:formula="of:=[.V123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formula="of:=INDIRECT([.T126] &amp; [.V126])" office:value-type="float" office:value="0" calcext:value-type="float">
            <text:p>0.000</text:p>
          </table:table-cell>
          <table:table-cell table:formula="of:=INDIRECT([.U126] &amp; [.V126])" office:value-type="float" office:value="0" calcext:value-type="float">
            <text:p>0.000</text:p>
          </table:table-cell>
          <table:table-cell table:formula="of:=[.N122]" office:value-type="float" office:value="1.902" calcext:value-type="float">
            <text:p>1.902</text:p>
          </table:table-cell>
          <table:table-cell table:style-name="ce28" table:formula="of:=[.L126]-[.L127]" office:value-type="float" office:value="0" calcext:value-type="float">
            <text:p>0.00</text:p>
          </table:table-cell>
          <table:table-cell table:number-columns-repeated="4"/>
          <table:table-cell table:formula="of:=[.T122]" office:value-type="string" office:string-value="D" calcext:value-type="string">
            <text:p>D</text:p>
          </table:table-cell>
          <table:table-cell table:style-name="ce1" table:formula="of:=[.U122]" office:value-type="string" office:string-value="E" calcext:value-type="string">
            <text:p>E</text:p>
          </table:table-cell>
          <table:table-cell table:style-name="ce1" table:formula="of:=[.V124]+1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formula="of:=INDIRECT([.T127] &amp; [.V127])" office:value-type="float" office:value="0" calcext:value-type="float">
            <text:p>0.000</text:p>
          </table:table-cell>
          <table:table-cell table:formula="of:=INDIRECT([.U127] &amp; [.V127])" office:value-type="float" office:value="0" calcext:value-type="float">
            <text:p>0.000</text:p>
          </table:table-cell>
          <table:table-cell table:formula="of:=[.N123]" office:value-type="float" office:value="5.042" calcext:value-type="float">
            <text:p>5.042</text:p>
          </table:table-cell>
          <table:table-cell table:number-columns-repeated="5"/>
          <table:table-cell table:formula="of:=[.T123]" office:value-type="string" office:string-value="D" calcext:value-type="string">
            <text:p>D</text:p>
          </table:table-cell>
          <table:table-cell table:style-name="ce1" table:formula="of:=[.U123]" office:value-type="string" office:string-value="E" calcext:value-type="string">
            <text:p>E</text:p>
          </table:table-cell>
          <table:table-cell table:style-name="ce1" table:formula="of:=[.V125]+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formula="of:=INDIRECT([.T128] &amp; [.V128])" office:value-type="float" office:value="0" calcext:value-type="float">
            <text:p>0.000</text:p>
          </table:table-cell>
          <table:table-cell table:formula="of:=INDIRECT([.U128] &amp; [.V128])" office:value-type="float" office:value="0" calcext:value-type="float">
            <text:p>0.000</text:p>
          </table:table-cell>
          <table:table-cell table:formula="of:=[.N124]" office:value-type="float" office:value="5.042" calcext:value-type="float">
            <text:p>5.042</text:p>
          </table:table-cell>
          <table:table-cell table:style-name="ce28" table:formula="of:=[.L128]-[.L129]" office:value-type="float" office:value="0" calcext:value-type="float">
            <text:p>0.00</text:p>
          </table:table-cell>
          <table:table-cell table:number-columns-repeated="4"/>
          <table:table-cell table:formula="of:=[.T124]" office:value-type="string" office:string-value="B" calcext:value-type="string">
            <text:p>B</text:p>
          </table:table-cell>
          <table:table-cell table:style-name="ce1" table:formula="of:=[.U124]" office:value-type="string" office:string-value="C" calcext:value-type="string">
            <text:p>C</text:p>
          </table:table-cell>
          <table:table-cell table:style-name="ce1" table:formula="of:=[.V126]+1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formula="of:=INDIRECT([.T129] &amp; [.V129])" office:value-type="float" office:value="0" calcext:value-type="float">
            <text:p>0.000</text:p>
          </table:table-cell>
          <table:table-cell table:formula="of:=INDIRECT([.U129] &amp; [.V129])" office:value-type="float" office:value="0" calcext:value-type="float">
            <text:p>0.000</text:p>
          </table:table-cell>
          <table:table-cell table:formula="of:=[.N12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25]" office:value-type="string" office:string-value="B" calcext:value-type="string">
            <text:p>B</text:p>
          </table:table-cell>
          <table:table-cell table:style-name="ce1" table:formula="of:=[.U125]" office:value-type="string" office:string-value="C" calcext:value-type="string">
            <text:p>C</text:p>
          </table:table-cell>
          <table:table-cell table:style-name="ce1" table:formula="of:=[.V127]+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formula="of:=INDIRECT([.T130] &amp; [.V130])" office:value-type="float" office:value="0" calcext:value-type="float">
            <text:p>0.000</text:p>
          </table:table-cell>
          <table:table-cell table:formula="of:=INDIRECT([.U130] &amp; [.V130])" office:value-type="float" office:value="0" calcext:value-type="float">
            <text:p>0.000</text:p>
          </table:table-cell>
          <table:table-cell table:formula="of:=[.N126]" office:value-type="float" office:value="1.902" calcext:value-type="float">
            <text:p>1.902</text:p>
          </table:table-cell>
          <table:table-cell table:style-name="ce28" table:formula="of:=[.L130]-[.L131]" office:value-type="float" office:value="0" calcext:value-type="float">
            <text:p>0.00</text:p>
          </table:table-cell>
          <table:table-cell table:number-columns-repeated="4"/>
          <table:table-cell table:formula="of:=[.T126]" office:value-type="string" office:string-value="D" calcext:value-type="string">
            <text:p>D</text:p>
          </table:table-cell>
          <table:table-cell table:style-name="ce1" table:formula="of:=[.U126]" office:value-type="string" office:string-value="E" calcext:value-type="string">
            <text:p>E</text:p>
          </table:table-cell>
          <table:table-cell table:style-name="ce1" table:formula="of:=[.V128]+1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formula="of:=INDIRECT([.T131] &amp; [.V131])" office:value-type="float" office:value="0" calcext:value-type="float">
            <text:p>0.000</text:p>
          </table:table-cell>
          <table:table-cell table:formula="of:=INDIRECT([.U131] &amp; [.V131])" office:value-type="float" office:value="0" calcext:value-type="float">
            <text:p>0.000</text:p>
          </table:table-cell>
          <table:table-cell table:formula="of:=[.N127]" office:value-type="float" office:value="5.042" calcext:value-type="float">
            <text:p>5.042</text:p>
          </table:table-cell>
          <table:table-cell table:number-columns-repeated="5"/>
          <table:table-cell table:formula="of:=[.T127]" office:value-type="string" office:string-value="D" calcext:value-type="string">
            <text:p>D</text:p>
          </table:table-cell>
          <table:table-cell table:style-name="ce1" table:formula="of:=[.U127]" office:value-type="string" office:string-value="E" calcext:value-type="string">
            <text:p>E</text:p>
          </table:table-cell>
          <table:table-cell table:style-name="ce1" table:formula="of:=[.V129]+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formula="of:=INDIRECT([.T132] &amp; [.V132])" office:value-type="float" office:value="0" calcext:value-type="float">
            <text:p>0.000</text:p>
          </table:table-cell>
          <table:table-cell table:formula="of:=INDIRECT([.U132] &amp; [.V132])" office:value-type="float" office:value="0" calcext:value-type="float">
            <text:p>0.000</text:p>
          </table:table-cell>
          <table:table-cell table:formula="of:=[.N128]" office:value-type="float" office:value="5.042" calcext:value-type="float">
            <text:p>5.042</text:p>
          </table:table-cell>
          <table:table-cell table:style-name="ce28" table:formula="of:=[.L132]-[.L133]" office:value-type="float" office:value="0" calcext:value-type="float">
            <text:p>0.00</text:p>
          </table:table-cell>
          <table:table-cell table:number-columns-repeated="4"/>
          <table:table-cell table:formula="of:=[.T128]" office:value-type="string" office:string-value="B" calcext:value-type="string">
            <text:p>B</text:p>
          </table:table-cell>
          <table:table-cell table:style-name="ce1" table:formula="of:=[.U128]" office:value-type="string" office:string-value="C" calcext:value-type="string">
            <text:p>C</text:p>
          </table:table-cell>
          <table:table-cell table:style-name="ce1" table:formula="of:=[.V130]+1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formula="of:=INDIRECT([.T133] &amp; [.V133])" office:value-type="float" office:value="0" calcext:value-type="float">
            <text:p>0.000</text:p>
          </table:table-cell>
          <table:table-cell table:formula="of:=INDIRECT([.U133] &amp; [.V133])" office:value-type="float" office:value="0" calcext:value-type="float">
            <text:p>0.000</text:p>
          </table:table-cell>
          <table:table-cell table:formula="of:=[.N129]" office:value-type="float" office:value="1.902" calcext:value-type="float">
            <text:p>1.902</text:p>
          </table:table-cell>
          <table:table-cell table:number-columns-repeated="5"/>
          <table:table-cell table:formula="of:=[.T129]" office:value-type="string" office:string-value="B" calcext:value-type="string">
            <text:p>B</text:p>
          </table:table-cell>
          <table:table-cell table:style-name="ce1" table:formula="of:=[.U129]" office:value-type="string" office:string-value="C" calcext:value-type="string">
            <text:p>C</text:p>
          </table:table-cell>
          <table:table-cell table:style-name="ce1" table:formula="of:=[.V131]+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formula="of:=INDIRECT([.T134] &amp; [.V134])" office:value-type="float" office:value="0" calcext:value-type="float">
            <text:p>0.000</text:p>
          </table:table-cell>
          <table:table-cell table:formula="of:=INDIRECT([.U134] &amp; [.V134])" office:value-type="float" office:value="0" calcext:value-type="float">
            <text:p>0.000</text:p>
          </table:table-cell>
          <table:table-cell table:formula="of:=[.N130]" office:value-type="float" office:value="1.902" calcext:value-type="float">
            <text:p>1.902</text:p>
          </table:table-cell>
          <table:table-cell table:style-name="ce28" table:formula="of:=[.L134]-[.L135]" office:value-type="float" office:value="0" calcext:value-type="float">
            <text:p>0.00</text:p>
          </table:table-cell>
          <table:table-cell table:number-columns-repeated="4"/>
          <table:table-cell table:formula="of:=[.T130]" office:value-type="string" office:string-value="D" calcext:value-type="string">
            <text:p>D</text:p>
          </table:table-cell>
          <table:table-cell table:style-name="ce1" table:formula="of:=[.U130]" office:value-type="string" office:string-value="E" calcext:value-type="string">
            <text:p>E</text:p>
          </table:table-cell>
          <table:table-cell table:style-name="ce1" table:formula="of:=[.V132]+1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formula="of:=INDIRECT([.T135] &amp; [.V135])" office:value-type="float" office:value="0" calcext:value-type="float">
            <text:p>0.000</text:p>
          </table:table-cell>
          <table:table-cell table:formula="of:=INDIRECT([.U135] &amp; [.V135])" office:value-type="float" office:value="0" calcext:value-type="float">
            <text:p>0.000</text:p>
          </table:table-cell>
          <table:table-cell table:formula="of:=[.N131]" office:value-type="float" office:value="5.042" calcext:value-type="float">
            <text:p>5.042</text:p>
          </table:table-cell>
          <table:table-cell table:number-columns-repeated="5"/>
          <table:table-cell table:formula="of:=[.T131]" office:value-type="string" office:string-value="D" calcext:value-type="string">
            <text:p>D</text:p>
          </table:table-cell>
          <table:table-cell table:style-name="ce1" table:formula="of:=[.U131]" office:value-type="string" office:string-value="E" calcext:value-type="string">
            <text:p>E</text:p>
          </table:table-cell>
          <table:table-cell table:style-name="ce1" table:formula="of:=[.V133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formula="of:=INDIRECT([.T136] &amp; [.V136])" office:value-type="float" office:value="0" calcext:value-type="float">
            <text:p>0.000</text:p>
          </table:table-cell>
          <table:table-cell table:formula="of:=INDIRECT([.U136] &amp; [.V136])" office:value-type="float" office:value="0" calcext:value-type="float">
            <text:p>0.000</text:p>
          </table:table-cell>
          <table:table-cell table:formula="of:=[.N132]" office:value-type="float" office:value="5.042" calcext:value-type="float">
            <text:p>5.042</text:p>
          </table:table-cell>
          <table:table-cell table:style-name="ce28" table:formula="of:=[.L136]-[.L137]" office:value-type="float" office:value="0" calcext:value-type="float">
            <text:p>0.00</text:p>
          </table:table-cell>
          <table:table-cell table:number-columns-repeated="4"/>
          <table:table-cell table:formula="of:=[.T132]" office:value-type="string" office:string-value="B" calcext:value-type="string">
            <text:p>B</text:p>
          </table:table-cell>
          <table:table-cell table:style-name="ce1" table:formula="of:=[.U132]" office:value-type="string" office:string-value="C" calcext:value-type="string">
            <text:p>C</text:p>
          </table:table-cell>
          <table:table-cell table:style-name="ce1" table:formula="of:=[.V134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formula="of:=INDIRECT([.T137] &amp; [.V137])" office:value-type="float" office:value="0" calcext:value-type="float">
            <text:p>0.000</text:p>
          </table:table-cell>
          <table:table-cell table:formula="of:=INDIRECT([.U137] &amp; [.V137])" office:value-type="float" office:value="0" calcext:value-type="float">
            <text:p>0.000</text:p>
          </table:table-cell>
          <table:table-cell table:formula="of:=[.N13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33]" office:value-type="string" office:string-value="B" calcext:value-type="string">
            <text:p>B</text:p>
          </table:table-cell>
          <table:table-cell table:style-name="ce1" table:formula="of:=[.U133]" office:value-type="string" office:string-value="C" calcext:value-type="string">
            <text:p>C</text:p>
          </table:table-cell>
          <table:table-cell table:style-name="ce1" table:formula="of:=[.V135]+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formula="of:=INDIRECT([.T138] &amp; [.V138])" office:value-type="float" office:value="0" calcext:value-type="float">
            <text:p>0.000</text:p>
          </table:table-cell>
          <table:table-cell table:formula="of:=INDIRECT([.U138] &amp; [.V138])" office:value-type="float" office:value="0" calcext:value-type="float">
            <text:p>0.000</text:p>
          </table:table-cell>
          <table:table-cell table:formula="of:=[.N134]" office:value-type="float" office:value="1.902" calcext:value-type="float">
            <text:p>1.902</text:p>
          </table:table-cell>
          <table:table-cell table:style-name="ce28" table:formula="of:=[.L138]-[.L139]" office:value-type="float" office:value="0" calcext:value-type="float">
            <text:p>0.00</text:p>
          </table:table-cell>
          <table:table-cell table:number-columns-repeated="4"/>
          <table:table-cell table:formula="of:=[.T134]" office:value-type="string" office:string-value="D" calcext:value-type="string">
            <text:p>D</text:p>
          </table:table-cell>
          <table:table-cell table:style-name="ce1" table:formula="of:=[.U134]" office:value-type="string" office:string-value="E" calcext:value-type="string">
            <text:p>E</text:p>
          </table:table-cell>
          <table:table-cell table:style-name="ce1" table:formula="of:=[.V136]+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formula="of:=INDIRECT([.T139] &amp; [.V139])" office:value-type="float" office:value="0" calcext:value-type="float">
            <text:p>0.000</text:p>
          </table:table-cell>
          <table:table-cell table:formula="of:=INDIRECT([.U139] &amp; [.V139])" office:value-type="float" office:value="0" calcext:value-type="float">
            <text:p>0.000</text:p>
          </table:table-cell>
          <table:table-cell table:formula="of:=[.N135]" office:value-type="float" office:value="5.042" calcext:value-type="float">
            <text:p>5.042</text:p>
          </table:table-cell>
          <table:table-cell table:number-columns-repeated="5"/>
          <table:table-cell table:formula="of:=[.T135]" office:value-type="string" office:string-value="D" calcext:value-type="string">
            <text:p>D</text:p>
          </table:table-cell>
          <table:table-cell table:style-name="ce1" table:formula="of:=[.U135]" office:value-type="string" office:string-value="E" calcext:value-type="string">
            <text:p>E</text:p>
          </table:table-cell>
          <table:table-cell table:style-name="ce1" table:formula="of:=[.V137]+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formula="of:=INDIRECT([.T140] &amp; [.V140])" office:value-type="float" office:value="0" calcext:value-type="float">
            <text:p>0.000</text:p>
          </table:table-cell>
          <table:table-cell table:formula="of:=INDIRECT([.U140] &amp; [.V140])" office:value-type="float" office:value="0" calcext:value-type="float">
            <text:p>0.000</text:p>
          </table:table-cell>
          <table:table-cell table:formula="of:=[.N136]" office:value-type="float" office:value="5.042" calcext:value-type="float">
            <text:p>5.042</text:p>
          </table:table-cell>
          <table:table-cell table:style-name="ce28" table:formula="of:=[.L140]-[.L141]" office:value-type="float" office:value="0" calcext:value-type="float">
            <text:p>0.00</text:p>
          </table:table-cell>
          <table:table-cell table:number-columns-repeated="4"/>
          <table:table-cell table:formula="of:=[.T136]" office:value-type="string" office:string-value="B" calcext:value-type="string">
            <text:p>B</text:p>
          </table:table-cell>
          <table:table-cell table:style-name="ce1" table:formula="of:=[.U136]" office:value-type="string" office:string-value="C" calcext:value-type="string">
            <text:p>C</text:p>
          </table:table-cell>
          <table:table-cell table:style-name="ce1" table:formula="of:=[.V138]+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formula="of:=INDIRECT([.T141] &amp; [.V141])" office:value-type="float" office:value="0" calcext:value-type="float">
            <text:p>0.000</text:p>
          </table:table-cell>
          <table:table-cell table:formula="of:=INDIRECT([.U141] &amp; [.V141])" office:value-type="float" office:value="0" calcext:value-type="float">
            <text:p>0.000</text:p>
          </table:table-cell>
          <table:table-cell table:formula="of:=[.N137]" office:value-type="float" office:value="1.902" calcext:value-type="float">
            <text:p>1.902</text:p>
          </table:table-cell>
          <table:table-cell table:number-columns-repeated="5"/>
          <table:table-cell table:formula="of:=[.T137]" office:value-type="string" office:string-value="B" calcext:value-type="string">
            <text:p>B</text:p>
          </table:table-cell>
          <table:table-cell table:style-name="ce1" table:formula="of:=[.U137]" office:value-type="string" office:string-value="C" calcext:value-type="string">
            <text:p>C</text:p>
          </table:table-cell>
          <table:table-cell table:style-name="ce1" table:formula="of:=[.V139]+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formula="of:=INDIRECT([.T142] &amp; [.V142])" office:value-type="float" office:value="0" calcext:value-type="float">
            <text:p>0.000</text:p>
          </table:table-cell>
          <table:table-cell table:formula="of:=INDIRECT([.U142] &amp; [.V142])" office:value-type="float" office:value="0" calcext:value-type="float">
            <text:p>0.000</text:p>
          </table:table-cell>
          <table:table-cell table:formula="of:=[.N138]" office:value-type="float" office:value="1.902" calcext:value-type="float">
            <text:p>1.902</text:p>
          </table:table-cell>
          <table:table-cell table:style-name="ce28" table:formula="of:=[.L142]-[.L143]" office:value-type="float" office:value="0" calcext:value-type="float">
            <text:p>0.00</text:p>
          </table:table-cell>
          <table:table-cell table:number-columns-repeated="4"/>
          <table:table-cell table:formula="of:=[.T138]" office:value-type="string" office:string-value="D" calcext:value-type="string">
            <text:p>D</text:p>
          </table:table-cell>
          <table:table-cell table:style-name="ce1" table:formula="of:=[.U138]" office:value-type="string" office:string-value="E" calcext:value-type="string">
            <text:p>E</text:p>
          </table:table-cell>
          <table:table-cell table:style-name="ce1" table:formula="of:=[.V140]+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formula="of:=INDIRECT([.T143] &amp; [.V143])" office:value-type="float" office:value="0" calcext:value-type="float">
            <text:p>0.000</text:p>
          </table:table-cell>
          <table:table-cell table:formula="of:=INDIRECT([.U143] &amp; [.V143])" office:value-type="float" office:value="0" calcext:value-type="float">
            <text:p>0.000</text:p>
          </table:table-cell>
          <table:table-cell table:formula="of:=[.N139]" office:value-type="float" office:value="5.042" calcext:value-type="float">
            <text:p>5.042</text:p>
          </table:table-cell>
          <table:table-cell table:number-columns-repeated="5"/>
          <table:table-cell table:formula="of:=[.T139]" office:value-type="string" office:string-value="D" calcext:value-type="string">
            <text:p>D</text:p>
          </table:table-cell>
          <table:table-cell table:style-name="ce1" table:formula="of:=[.U139]" office:value-type="string" office:string-value="E" calcext:value-type="string">
            <text:p>E</text:p>
          </table:table-cell>
          <table:table-cell table:style-name="ce1" table:formula="of:=[.V141]+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formula="of:=INDIRECT([.T144] &amp; [.V144])" office:value-type="float" office:value="0" calcext:value-type="float">
            <text:p>0.000</text:p>
          </table:table-cell>
          <table:table-cell table:formula="of:=INDIRECT([.U144] &amp; [.V144])" office:value-type="float" office:value="0" calcext:value-type="float">
            <text:p>0.000</text:p>
          </table:table-cell>
          <table:table-cell table:formula="of:=[.N140]" office:value-type="float" office:value="5.042" calcext:value-type="float">
            <text:p>5.042</text:p>
          </table:table-cell>
          <table:table-cell table:style-name="ce28" table:formula="of:=[.L144]-[.L145]" office:value-type="float" office:value="0" calcext:value-type="float">
            <text:p>0.00</text:p>
          </table:table-cell>
          <table:table-cell table:number-columns-repeated="4"/>
          <table:table-cell table:formula="of:=[.T140]" office:value-type="string" office:string-value="B" calcext:value-type="string">
            <text:p>B</text:p>
          </table:table-cell>
          <table:table-cell table:style-name="ce1" table:formula="of:=[.U140]" office:value-type="string" office:string-value="C" calcext:value-type="string">
            <text:p>C</text:p>
          </table:table-cell>
          <table:table-cell table:style-name="ce1" table:formula="of:=[.V142]+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formula="of:=INDIRECT([.T145] &amp; [.V145])" office:value-type="float" office:value="0" calcext:value-type="float">
            <text:p>0.000</text:p>
          </table:table-cell>
          <table:table-cell table:formula="of:=INDIRECT([.U145] &amp; [.V145])" office:value-type="float" office:value="0" calcext:value-type="float">
            <text:p>0.000</text:p>
          </table:table-cell>
          <table:table-cell table:formula="of:=[.N14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41]" office:value-type="string" office:string-value="B" calcext:value-type="string">
            <text:p>B</text:p>
          </table:table-cell>
          <table:table-cell table:style-name="ce1" table:formula="of:=[.U141]" office:value-type="string" office:string-value="C" calcext:value-type="string">
            <text:p>C</text:p>
          </table:table-cell>
          <table:table-cell table:style-name="ce1" table:formula="of:=[.V143]+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formula="of:=INDIRECT([.T146] &amp; [.V146])" office:value-type="float" office:value="0" calcext:value-type="float">
            <text:p>0.000</text:p>
          </table:table-cell>
          <table:table-cell table:formula="of:=INDIRECT([.U146] &amp; [.V146])" office:value-type="float" office:value="0" calcext:value-type="float">
            <text:p>0.000</text:p>
          </table:table-cell>
          <table:table-cell table:formula="of:=[.N142]" office:value-type="float" office:value="1.902" calcext:value-type="float">
            <text:p>1.902</text:p>
          </table:table-cell>
          <table:table-cell table:style-name="ce28" table:formula="of:=[.L146]-[.L147]" office:value-type="float" office:value="0" calcext:value-type="float">
            <text:p>0.00</text:p>
          </table:table-cell>
          <table:table-cell table:number-columns-repeated="4"/>
          <table:table-cell table:formula="of:=[.T142]" office:value-type="string" office:string-value="D" calcext:value-type="string">
            <text:p>D</text:p>
          </table:table-cell>
          <table:table-cell table:style-name="ce1" table:formula="of:=[.U142]" office:value-type="string" office:string-value="E" calcext:value-type="string">
            <text:p>E</text:p>
          </table:table-cell>
          <table:table-cell table:style-name="ce1" table:formula="of:=[.V144]+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formula="of:=INDIRECT([.T147] &amp; [.V147])" office:value-type="float" office:value="0" calcext:value-type="float">
            <text:p>0.000</text:p>
          </table:table-cell>
          <table:table-cell table:formula="of:=INDIRECT([.U147] &amp; [.V147])" office:value-type="float" office:value="0" calcext:value-type="float">
            <text:p>0.000</text:p>
          </table:table-cell>
          <table:table-cell table:formula="of:=[.N143]" office:value-type="float" office:value="5.042" calcext:value-type="float">
            <text:p>5.042</text:p>
          </table:table-cell>
          <table:table-cell table:number-columns-repeated="5"/>
          <table:table-cell table:formula="of:=[.T143]" office:value-type="string" office:string-value="D" calcext:value-type="string">
            <text:p>D</text:p>
          </table:table-cell>
          <table:table-cell table:style-name="ce1" table:formula="of:=[.U143]" office:value-type="string" office:string-value="E" calcext:value-type="string">
            <text:p>E</text:p>
          </table:table-cell>
          <table:table-cell table:style-name="ce1" table:formula="of:=[.V145]+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formula="of:=INDIRECT([.T148] &amp; [.V148])" office:value-type="float" office:value="0" calcext:value-type="float">
            <text:p>0.000</text:p>
          </table:table-cell>
          <table:table-cell table:formula="of:=INDIRECT([.U148] &amp; [.V148])" office:value-type="float" office:value="0" calcext:value-type="float">
            <text:p>0.000</text:p>
          </table:table-cell>
          <table:table-cell table:formula="of:=[.N144]" office:value-type="float" office:value="5.042" calcext:value-type="float">
            <text:p>5.042</text:p>
          </table:table-cell>
          <table:table-cell table:style-name="ce28" table:formula="of:=[.L148]-[.L149]" office:value-type="float" office:value="0" calcext:value-type="float">
            <text:p>0.00</text:p>
          </table:table-cell>
          <table:table-cell table:number-columns-repeated="4"/>
          <table:table-cell table:formula="of:=[.T144]" office:value-type="string" office:string-value="B" calcext:value-type="string">
            <text:p>B</text:p>
          </table:table-cell>
          <table:table-cell table:style-name="ce1" table:formula="of:=[.U144]" office:value-type="string" office:string-value="C" calcext:value-type="string">
            <text:p>C</text:p>
          </table:table-cell>
          <table:table-cell table:style-name="ce1" table:formula="of:=[.V146]+1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formula="of:=INDIRECT([.T149] &amp; [.V149])" office:value-type="float" office:value="0" calcext:value-type="float">
            <text:p>0.000</text:p>
          </table:table-cell>
          <table:table-cell table:formula="of:=INDIRECT([.U149] &amp; [.V149])" office:value-type="float" office:value="0" calcext:value-type="float">
            <text:p>0.000</text:p>
          </table:table-cell>
          <table:table-cell table:formula="of:=[.N145]" office:value-type="float" office:value="1.902" calcext:value-type="float">
            <text:p>1.902</text:p>
          </table:table-cell>
          <table:table-cell table:number-columns-repeated="5"/>
          <table:table-cell table:formula="of:=[.T145]" office:value-type="string" office:string-value="B" calcext:value-type="string">
            <text:p>B</text:p>
          </table:table-cell>
          <table:table-cell table:style-name="ce1" table:formula="of:=[.U145]" office:value-type="string" office:string-value="C" calcext:value-type="string">
            <text:p>C</text:p>
          </table:table-cell>
          <table:table-cell table:style-name="ce1" table:formula="of:=[.V147]+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formula="of:=INDIRECT([.T150] &amp; [.V150])" office:value-type="float" office:value="0" calcext:value-type="float">
            <text:p>0.000</text:p>
          </table:table-cell>
          <table:table-cell table:formula="of:=INDIRECT([.U150] &amp; [.V150])" office:value-type="float" office:value="0" calcext:value-type="float">
            <text:p>0.000</text:p>
          </table:table-cell>
          <table:table-cell table:formula="of:=[.N146]" office:value-type="float" office:value="1.902" calcext:value-type="float">
            <text:p>1.902</text:p>
          </table:table-cell>
          <table:table-cell table:style-name="ce28" table:formula="of:=[.L150]-[.L151]" office:value-type="float" office:value="0" calcext:value-type="float">
            <text:p>0.00</text:p>
          </table:table-cell>
          <table:table-cell table:number-columns-repeated="4"/>
          <table:table-cell table:formula="of:=[.T146]" office:value-type="string" office:string-value="D" calcext:value-type="string">
            <text:p>D</text:p>
          </table:table-cell>
          <table:table-cell table:style-name="ce1" table:formula="of:=[.U146]" office:value-type="string" office:string-value="E" calcext:value-type="string">
            <text:p>E</text:p>
          </table:table-cell>
          <table:table-cell table:style-name="ce1" table:formula="of:=[.V148]+1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formula="of:=INDIRECT([.T151] &amp; [.V151])" office:value-type="float" office:value="0" calcext:value-type="float">
            <text:p>0.000</text:p>
          </table:table-cell>
          <table:table-cell table:formula="of:=INDIRECT([.U151] &amp; [.V151])" office:value-type="float" office:value="0" calcext:value-type="float">
            <text:p>0.000</text:p>
          </table:table-cell>
          <table:table-cell table:formula="of:=[.N147]" office:value-type="float" office:value="5.042" calcext:value-type="float">
            <text:p>5.042</text:p>
          </table:table-cell>
          <table:table-cell table:number-columns-repeated="5"/>
          <table:table-cell table:formula="of:=[.T147]" office:value-type="string" office:string-value="D" calcext:value-type="string">
            <text:p>D</text:p>
          </table:table-cell>
          <table:table-cell table:style-name="ce1" table:formula="of:=[.U147]" office:value-type="string" office:string-value="E" calcext:value-type="string">
            <text:p>E</text:p>
          </table:table-cell>
          <table:table-cell table:style-name="ce1" table:formula="of:=[.V149]+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formula="of:=INDIRECT([.T152] &amp; [.V152])" office:value-type="float" office:value="0" calcext:value-type="float">
            <text:p>0.000</text:p>
          </table:table-cell>
          <table:table-cell table:formula="of:=INDIRECT([.U152] &amp; [.V152])" office:value-type="float" office:value="0" calcext:value-type="float">
            <text:p>0.000</text:p>
          </table:table-cell>
          <table:table-cell table:formula="of:=[.N148]" office:value-type="float" office:value="5.042" calcext:value-type="float">
            <text:p>5.042</text:p>
          </table:table-cell>
          <table:table-cell table:style-name="ce28" table:formula="of:=[.L152]-[.L153]" office:value-type="float" office:value="0" calcext:value-type="float">
            <text:p>0.00</text:p>
          </table:table-cell>
          <table:table-cell table:number-columns-repeated="4"/>
          <table:table-cell table:formula="of:=[.T148]" office:value-type="string" office:string-value="B" calcext:value-type="string">
            <text:p>B</text:p>
          </table:table-cell>
          <table:table-cell table:style-name="ce1" table:formula="of:=[.U148]" office:value-type="string" office:string-value="C" calcext:value-type="string">
            <text:p>C</text:p>
          </table:table-cell>
          <table:table-cell table:style-name="ce1" table:formula="of:=[.V150]+1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formula="of:=INDIRECT([.T153] &amp; [.V153])" office:value-type="float" office:value="0" calcext:value-type="float">
            <text:p>0.000</text:p>
          </table:table-cell>
          <table:table-cell table:formula="of:=INDIRECT([.U153] &amp; [.V153])" office:value-type="float" office:value="0" calcext:value-type="float">
            <text:p>0.000</text:p>
          </table:table-cell>
          <table:table-cell table:formula="of:=[.N14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49]" office:value-type="string" office:string-value="B" calcext:value-type="string">
            <text:p>B</text:p>
          </table:table-cell>
          <table:table-cell table:style-name="ce1" table:formula="of:=[.U149]" office:value-type="string" office:string-value="C" calcext:value-type="string">
            <text:p>C</text:p>
          </table:table-cell>
          <table:table-cell table:style-name="ce1" table:formula="of:=[.V151]+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formula="of:=INDIRECT([.T154] &amp; [.V154])" office:value-type="float" office:value="0" calcext:value-type="float">
            <text:p>0.000</text:p>
          </table:table-cell>
          <table:table-cell table:formula="of:=INDIRECT([.U154] &amp; [.V154])" office:value-type="float" office:value="0" calcext:value-type="float">
            <text:p>0.000</text:p>
          </table:table-cell>
          <table:table-cell table:formula="of:=[.N150]" office:value-type="float" office:value="1.902" calcext:value-type="float">
            <text:p>1.902</text:p>
          </table:table-cell>
          <table:table-cell table:style-name="ce28" table:formula="of:=[.L154]-[.L155]" office:value-type="float" office:value="0" calcext:value-type="float">
            <text:p>0.00</text:p>
          </table:table-cell>
          <table:table-cell table:number-columns-repeated="4"/>
          <table:table-cell table:formula="of:=[.T150]" office:value-type="string" office:string-value="D" calcext:value-type="string">
            <text:p>D</text:p>
          </table:table-cell>
          <table:table-cell table:style-name="ce1" table:formula="of:=[.U150]" office:value-type="string" office:string-value="E" calcext:value-type="string">
            <text:p>E</text:p>
          </table:table-cell>
          <table:table-cell table:style-name="ce1" table:formula="of:=[.V152]+1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formula="of:=INDIRECT([.T155] &amp; [.V155])" office:value-type="float" office:value="0" calcext:value-type="float">
            <text:p>0.000</text:p>
          </table:table-cell>
          <table:table-cell table:formula="of:=INDIRECT([.U155] &amp; [.V155])" office:value-type="float" office:value="0" calcext:value-type="float">
            <text:p>0.000</text:p>
          </table:table-cell>
          <table:table-cell table:formula="of:=[.N151]" office:value-type="float" office:value="5.042" calcext:value-type="float">
            <text:p>5.042</text:p>
          </table:table-cell>
          <table:table-cell table:number-columns-repeated="5"/>
          <table:table-cell table:formula="of:=[.T151]" office:value-type="string" office:string-value="D" calcext:value-type="string">
            <text:p>D</text:p>
          </table:table-cell>
          <table:table-cell table:style-name="ce1" table:formula="of:=[.U151]" office:value-type="string" office:string-value="E" calcext:value-type="string">
            <text:p>E</text:p>
          </table:table-cell>
          <table:table-cell table:style-name="ce1" table:formula="of:=[.V153]+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formula="of:=INDIRECT([.T156] &amp; [.V156])" office:value-type="float" office:value="0" calcext:value-type="float">
            <text:p>0.000</text:p>
          </table:table-cell>
          <table:table-cell table:formula="of:=INDIRECT([.U156] &amp; [.V156])" office:value-type="float" office:value="0" calcext:value-type="float">
            <text:p>0.000</text:p>
          </table:table-cell>
          <table:table-cell table:formula="of:=[.N152]" office:value-type="float" office:value="5.042" calcext:value-type="float">
            <text:p>5.042</text:p>
          </table:table-cell>
          <table:table-cell table:style-name="ce28" table:formula="of:=[.L156]-[.L157]" office:value-type="float" office:value="0" calcext:value-type="float">
            <text:p>0.00</text:p>
          </table:table-cell>
          <table:table-cell table:number-columns-repeated="4"/>
          <table:table-cell table:formula="of:=[.T152]" office:value-type="string" office:string-value="B" calcext:value-type="string">
            <text:p>B</text:p>
          </table:table-cell>
          <table:table-cell table:style-name="ce1" table:formula="of:=[.U152]" office:value-type="string" office:string-value="C" calcext:value-type="string">
            <text:p>C</text:p>
          </table:table-cell>
          <table:table-cell table:style-name="ce1" table:formula="of:=[.V154]+1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formula="of:=INDIRECT([.T157] &amp; [.V157])" office:value-type="float" office:value="0" calcext:value-type="float">
            <text:p>0.000</text:p>
          </table:table-cell>
          <table:table-cell table:formula="of:=INDIRECT([.U157] &amp; [.V157])" office:value-type="float" office:value="0" calcext:value-type="float">
            <text:p>0.000</text:p>
          </table:table-cell>
          <table:table-cell table:formula="of:=[.N153]" office:value-type="float" office:value="1.902" calcext:value-type="float">
            <text:p>1.902</text:p>
          </table:table-cell>
          <table:table-cell table:number-columns-repeated="5"/>
          <table:table-cell table:formula="of:=[.T153]" office:value-type="string" office:string-value="B" calcext:value-type="string">
            <text:p>B</text:p>
          </table:table-cell>
          <table:table-cell table:style-name="ce1" table:formula="of:=[.U153]" office:value-type="string" office:string-value="C" calcext:value-type="string">
            <text:p>C</text:p>
          </table:table-cell>
          <table:table-cell table:style-name="ce1" table:formula="of:=[.V155]+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formula="of:=INDIRECT([.T158] &amp; [.V158])" office:value-type="float" office:value="0" calcext:value-type="float">
            <text:p>0.000</text:p>
          </table:table-cell>
          <table:table-cell table:formula="of:=INDIRECT([.U158] &amp; [.V158])" office:value-type="float" office:value="0" calcext:value-type="float">
            <text:p>0.000</text:p>
          </table:table-cell>
          <table:table-cell table:formula="of:=[.N154]" office:value-type="float" office:value="1.902" calcext:value-type="float">
            <text:p>1.902</text:p>
          </table:table-cell>
          <table:table-cell table:style-name="ce28" table:formula="of:=[.L158]-[.L159]" office:value-type="float" office:value="0" calcext:value-type="float">
            <text:p>0.00</text:p>
          </table:table-cell>
          <table:table-cell table:number-columns-repeated="4"/>
          <table:table-cell table:formula="of:=[.T154]" office:value-type="string" office:string-value="D" calcext:value-type="string">
            <text:p>D</text:p>
          </table:table-cell>
          <table:table-cell table:style-name="ce1" table:formula="of:=[.U154]" office:value-type="string" office:string-value="E" calcext:value-type="string">
            <text:p>E</text:p>
          </table:table-cell>
          <table:table-cell table:style-name="ce1" table:formula="of:=[.V156]+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formula="of:=INDIRECT([.T159] &amp; [.V159])" office:value-type="float" office:value="0" calcext:value-type="float">
            <text:p>0.000</text:p>
          </table:table-cell>
          <table:table-cell table:formula="of:=INDIRECT([.U159] &amp; [.V159])" office:value-type="float" office:value="0" calcext:value-type="float">
            <text:p>0.000</text:p>
          </table:table-cell>
          <table:table-cell table:formula="of:=[.N155]" office:value-type="float" office:value="5.042" calcext:value-type="float">
            <text:p>5.042</text:p>
          </table:table-cell>
          <table:table-cell table:number-columns-repeated="5"/>
          <table:table-cell table:formula="of:=[.T155]" office:value-type="string" office:string-value="D" calcext:value-type="string">
            <text:p>D</text:p>
          </table:table-cell>
          <table:table-cell table:style-name="ce1" table:formula="of:=[.U155]" office:value-type="string" office:string-value="E" calcext:value-type="string">
            <text:p>E</text:p>
          </table:table-cell>
          <table:table-cell table:style-name="ce1" table:formula="of:=[.V157]+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formula="of:=INDIRECT([.T160] &amp; [.V160])" office:value-type="float" office:value="0" calcext:value-type="float">
            <text:p>0.000</text:p>
          </table:table-cell>
          <table:table-cell table:formula="of:=INDIRECT([.U160] &amp; [.V160])" office:value-type="float" office:value="0" calcext:value-type="float">
            <text:p>0.000</text:p>
          </table:table-cell>
          <table:table-cell table:formula="of:=[.N156]" office:value-type="float" office:value="5.042" calcext:value-type="float">
            <text:p>5.042</text:p>
          </table:table-cell>
          <table:table-cell table:style-name="ce28" table:formula="of:=[.L160]-[.L161]" office:value-type="float" office:value="0" calcext:value-type="float">
            <text:p>0.00</text:p>
          </table:table-cell>
          <table:table-cell table:number-columns-repeated="4"/>
          <table:table-cell table:formula="of:=[.T156]" office:value-type="string" office:string-value="B" calcext:value-type="string">
            <text:p>B</text:p>
          </table:table-cell>
          <table:table-cell table:style-name="ce1" table:formula="of:=[.U156]" office:value-type="string" office:string-value="C" calcext:value-type="string">
            <text:p>C</text:p>
          </table:table-cell>
          <table:table-cell table:style-name="ce1" table:formula="of:=[.V158]+1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formula="of:=INDIRECT([.T161] &amp; [.V161])" office:value-type="float" office:value="0" calcext:value-type="float">
            <text:p>0.000</text:p>
          </table:table-cell>
          <table:table-cell table:formula="of:=INDIRECT([.U161] &amp; [.V161])" office:value-type="float" office:value="0" calcext:value-type="float">
            <text:p>0.000</text:p>
          </table:table-cell>
          <table:table-cell table:formula="of:=[.N15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57]" office:value-type="string" office:string-value="B" calcext:value-type="string">
            <text:p>B</text:p>
          </table:table-cell>
          <table:table-cell table:style-name="ce1" table:formula="of:=[.U157]" office:value-type="string" office:string-value="C" calcext:value-type="string">
            <text:p>C</text:p>
          </table:table-cell>
          <table:table-cell table:style-name="ce1" table:formula="of:=[.V159]+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formula="of:=INDIRECT([.T162] &amp; [.V162])" office:value-type="float" office:value="0" calcext:value-type="float">
            <text:p>0.000</text:p>
          </table:table-cell>
          <table:table-cell table:formula="of:=INDIRECT([.U162] &amp; [.V162])" office:value-type="float" office:value="0" calcext:value-type="float">
            <text:p>0.000</text:p>
          </table:table-cell>
          <table:table-cell table:formula="of:=[.N158]" office:value-type="float" office:value="1.902" calcext:value-type="float">
            <text:p>1.902</text:p>
          </table:table-cell>
          <table:table-cell table:style-name="ce28" table:formula="of:=[.L162]-[.L163]" office:value-type="float" office:value="0" calcext:value-type="float">
            <text:p>0.00</text:p>
          </table:table-cell>
          <table:table-cell table:number-columns-repeated="4"/>
          <table:table-cell table:formula="of:=[.T158]" office:value-type="string" office:string-value="D" calcext:value-type="string">
            <text:p>D</text:p>
          </table:table-cell>
          <table:table-cell table:style-name="ce1" table:formula="of:=[.U158]" office:value-type="string" office:string-value="E" calcext:value-type="string">
            <text:p>E</text:p>
          </table:table-cell>
          <table:table-cell table:style-name="ce1" table:formula="of:=[.V160]+1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formula="of:=INDIRECT([.T163] &amp; [.V163])" office:value-type="float" office:value="0" calcext:value-type="float">
            <text:p>0.000</text:p>
          </table:table-cell>
          <table:table-cell table:formula="of:=INDIRECT([.U163] &amp; [.V163])" office:value-type="float" office:value="0" calcext:value-type="float">
            <text:p>0.000</text:p>
          </table:table-cell>
          <table:table-cell table:formula="of:=[.N159]" office:value-type="float" office:value="5.042" calcext:value-type="float">
            <text:p>5.042</text:p>
          </table:table-cell>
          <table:table-cell table:number-columns-repeated="5"/>
          <table:table-cell table:formula="of:=[.T159]" office:value-type="string" office:string-value="D" calcext:value-type="string">
            <text:p>D</text:p>
          </table:table-cell>
          <table:table-cell table:style-name="ce1" table:formula="of:=[.U159]" office:value-type="string" office:string-value="E" calcext:value-type="string">
            <text:p>E</text:p>
          </table:table-cell>
          <table:table-cell table:style-name="ce1" table:formula="of:=[.V161]+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formula="of:=INDIRECT([.T164] &amp; [.V164])" office:value-type="float" office:value="0" calcext:value-type="float">
            <text:p>0.000</text:p>
          </table:table-cell>
          <table:table-cell table:formula="of:=INDIRECT([.U164] &amp; [.V164])" office:value-type="float" office:value="0" calcext:value-type="float">
            <text:p>0.000</text:p>
          </table:table-cell>
          <table:table-cell table:formula="of:=[.N160]" office:value-type="float" office:value="5.042" calcext:value-type="float">
            <text:p>5.042</text:p>
          </table:table-cell>
          <table:table-cell table:style-name="ce28" table:formula="of:=[.L164]-[.L165]" office:value-type="float" office:value="0" calcext:value-type="float">
            <text:p>0.00</text:p>
          </table:table-cell>
          <table:table-cell table:number-columns-repeated="4"/>
          <table:table-cell table:formula="of:=[.T160]" office:value-type="string" office:string-value="B" calcext:value-type="string">
            <text:p>B</text:p>
          </table:table-cell>
          <table:table-cell table:style-name="ce1" table:formula="of:=[.U160]" office:value-type="string" office:string-value="C" calcext:value-type="string">
            <text:p>C</text:p>
          </table:table-cell>
          <table:table-cell table:style-name="ce1" table:formula="of:=[.V162]+1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formula="of:=INDIRECT([.T165] &amp; [.V165])" office:value-type="float" office:value="0" calcext:value-type="float">
            <text:p>0.000</text:p>
          </table:table-cell>
          <table:table-cell table:formula="of:=INDIRECT([.U165] &amp; [.V165])" office:value-type="float" office:value="0" calcext:value-type="float">
            <text:p>0.000</text:p>
          </table:table-cell>
          <table:table-cell table:formula="of:=[.N161]" office:value-type="float" office:value="1.902" calcext:value-type="float">
            <text:p>1.902</text:p>
          </table:table-cell>
          <table:table-cell table:number-columns-repeated="5"/>
          <table:table-cell table:formula="of:=[.T161]" office:value-type="string" office:string-value="B" calcext:value-type="string">
            <text:p>B</text:p>
          </table:table-cell>
          <table:table-cell table:style-name="ce1" table:formula="of:=[.U161]" office:value-type="string" office:string-value="C" calcext:value-type="string">
            <text:p>C</text:p>
          </table:table-cell>
          <table:table-cell table:style-name="ce1" table:formula="of:=[.V163]+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formula="of:=INDIRECT([.T166] &amp; [.V166])" office:value-type="float" office:value="0" calcext:value-type="float">
            <text:p>0.000</text:p>
          </table:table-cell>
          <table:table-cell table:formula="of:=INDIRECT([.U166] &amp; [.V166])" office:value-type="float" office:value="0" calcext:value-type="float">
            <text:p>0.000</text:p>
          </table:table-cell>
          <table:table-cell table:formula="of:=[.N162]" office:value-type="float" office:value="1.902" calcext:value-type="float">
            <text:p>1.902</text:p>
          </table:table-cell>
          <table:table-cell table:style-name="ce28" table:formula="of:=[.L166]-[.L167]" office:value-type="float" office:value="0" calcext:value-type="float">
            <text:p>0.00</text:p>
          </table:table-cell>
          <table:table-cell table:number-columns-repeated="4"/>
          <table:table-cell table:formula="of:=[.T162]" office:value-type="string" office:string-value="D" calcext:value-type="string">
            <text:p>D</text:p>
          </table:table-cell>
          <table:table-cell table:style-name="ce1" table:formula="of:=[.U162]" office:value-type="string" office:string-value="E" calcext:value-type="string">
            <text:p>E</text:p>
          </table:table-cell>
          <table:table-cell table:style-name="ce1" table:formula="of:=[.V164]+1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formula="of:=INDIRECT([.T167] &amp; [.V167])" office:value-type="float" office:value="0" calcext:value-type="float">
            <text:p>0.000</text:p>
          </table:table-cell>
          <table:table-cell table:formula="of:=INDIRECT([.U167] &amp; [.V167])" office:value-type="float" office:value="0" calcext:value-type="float">
            <text:p>0.000</text:p>
          </table:table-cell>
          <table:table-cell table:formula="of:=[.N163]" office:value-type="float" office:value="5.042" calcext:value-type="float">
            <text:p>5.042</text:p>
          </table:table-cell>
          <table:table-cell table:number-columns-repeated="5"/>
          <table:table-cell table:formula="of:=[.T163]" office:value-type="string" office:string-value="D" calcext:value-type="string">
            <text:p>D</text:p>
          </table:table-cell>
          <table:table-cell table:style-name="ce1" table:formula="of:=[.U163]" office:value-type="string" office:string-value="E" calcext:value-type="string">
            <text:p>E</text:p>
          </table:table-cell>
          <table:table-cell table:style-name="ce1" table:formula="of:=[.V165]+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formula="of:=INDIRECT([.T168] &amp; [.V168])" office:value-type="float" office:value="0" calcext:value-type="float">
            <text:p>0.000</text:p>
          </table:table-cell>
          <table:table-cell table:formula="of:=INDIRECT([.U168] &amp; [.V168])" office:value-type="float" office:value="0" calcext:value-type="float">
            <text:p>0.000</text:p>
          </table:table-cell>
          <table:table-cell table:formula="of:=[.N164]" office:value-type="float" office:value="5.042" calcext:value-type="float">
            <text:p>5.042</text:p>
          </table:table-cell>
          <table:table-cell table:style-name="ce28" table:formula="of:=[.L168]-[.L169]" office:value-type="float" office:value="0" calcext:value-type="float">
            <text:p>0.00</text:p>
          </table:table-cell>
          <table:table-cell table:number-columns-repeated="4"/>
          <table:table-cell table:formula="of:=[.T164]" office:value-type="string" office:string-value="B" calcext:value-type="string">
            <text:p>B</text:p>
          </table:table-cell>
          <table:table-cell table:style-name="ce1" table:formula="of:=[.U164]" office:value-type="string" office:string-value="C" calcext:value-type="string">
            <text:p>C</text:p>
          </table:table-cell>
          <table:table-cell table:style-name="ce1" table:formula="of:=[.V166]+1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formula="of:=INDIRECT([.T169] &amp; [.V169])" office:value-type="float" office:value="0" calcext:value-type="float">
            <text:p>0.000</text:p>
          </table:table-cell>
          <table:table-cell table:formula="of:=INDIRECT([.U169] &amp; [.V169])" office:value-type="float" office:value="0" calcext:value-type="float">
            <text:p>0.000</text:p>
          </table:table-cell>
          <table:table-cell table:formula="of:=[.N165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65]" office:value-type="string" office:string-value="B" calcext:value-type="string">
            <text:p>B</text:p>
          </table:table-cell>
          <table:table-cell table:style-name="ce1" table:formula="of:=[.U165]" office:value-type="string" office:string-value="C" calcext:value-type="string">
            <text:p>C</text:p>
          </table:table-cell>
          <table:table-cell table:style-name="ce1" table:formula="of:=[.V167]+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formula="of:=INDIRECT([.T170] &amp; [.V170])" office:value-type="float" office:value="0" calcext:value-type="float">
            <text:p>0.000</text:p>
          </table:table-cell>
          <table:table-cell table:formula="of:=INDIRECT([.U170] &amp; [.V170])" office:value-type="float" office:value="0" calcext:value-type="float">
            <text:p>0.000</text:p>
          </table:table-cell>
          <table:table-cell table:formula="of:=[.N166]" office:value-type="float" office:value="1.902" calcext:value-type="float">
            <text:p>1.902</text:p>
          </table:table-cell>
          <table:table-cell table:style-name="ce28" table:formula="of:=[.L170]-[.L171]" office:value-type="float" office:value="0" calcext:value-type="float">
            <text:p>0.00</text:p>
          </table:table-cell>
          <table:table-cell table:number-columns-repeated="4"/>
          <table:table-cell table:formula="of:=[.T166]" office:value-type="string" office:string-value="D" calcext:value-type="string">
            <text:p>D</text:p>
          </table:table-cell>
          <table:table-cell table:style-name="ce1" table:formula="of:=[.U166]" office:value-type="string" office:string-value="E" calcext:value-type="string">
            <text:p>E</text:p>
          </table:table-cell>
          <table:table-cell table:style-name="ce1" table:formula="of:=[.V168]+1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formula="of:=INDIRECT([.T171] &amp; [.V171])" office:value-type="float" office:value="0" calcext:value-type="float">
            <text:p>0.000</text:p>
          </table:table-cell>
          <table:table-cell table:formula="of:=INDIRECT([.U171] &amp; [.V171])" office:value-type="float" office:value="0" calcext:value-type="float">
            <text:p>0.000</text:p>
          </table:table-cell>
          <table:table-cell table:formula="of:=[.N167]" office:value-type="float" office:value="5.042" calcext:value-type="float">
            <text:p>5.042</text:p>
          </table:table-cell>
          <table:table-cell table:number-columns-repeated="5"/>
          <table:table-cell table:formula="of:=[.T167]" office:value-type="string" office:string-value="D" calcext:value-type="string">
            <text:p>D</text:p>
          </table:table-cell>
          <table:table-cell table:style-name="ce1" table:formula="of:=[.U167]" office:value-type="string" office:string-value="E" calcext:value-type="string">
            <text:p>E</text:p>
          </table:table-cell>
          <table:table-cell table:style-name="ce1" table:formula="of:=[.V169]+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formula="of:=INDIRECT([.T172] &amp; [.V172])" office:value-type="float" office:value="0" calcext:value-type="float">
            <text:p>0.000</text:p>
          </table:table-cell>
          <table:table-cell table:formula="of:=INDIRECT([.U172] &amp; [.V172])" office:value-type="float" office:value="0" calcext:value-type="float">
            <text:p>0.000</text:p>
          </table:table-cell>
          <table:table-cell table:formula="of:=[.N168]" office:value-type="float" office:value="5.042" calcext:value-type="float">
            <text:p>5.042</text:p>
          </table:table-cell>
          <table:table-cell table:style-name="ce28" table:formula="of:=[.L172]-[.L173]" office:value-type="float" office:value="0" calcext:value-type="float">
            <text:p>0.00</text:p>
          </table:table-cell>
          <table:table-cell table:number-columns-repeated="4"/>
          <table:table-cell table:formula="of:=[.T168]" office:value-type="string" office:string-value="B" calcext:value-type="string">
            <text:p>B</text:p>
          </table:table-cell>
          <table:table-cell table:style-name="ce1" table:formula="of:=[.U168]" office:value-type="string" office:string-value="C" calcext:value-type="string">
            <text:p>C</text:p>
          </table:table-cell>
          <table:table-cell table:style-name="ce1" table:formula="of:=[.V170]+1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formula="of:=INDIRECT([.T173] &amp; [.V173])" office:value-type="float" office:value="0" calcext:value-type="float">
            <text:p>0.000</text:p>
          </table:table-cell>
          <table:table-cell table:formula="of:=INDIRECT([.U173] &amp; [.V173])" office:value-type="float" office:value="0" calcext:value-type="float">
            <text:p>0.000</text:p>
          </table:table-cell>
          <table:table-cell table:formula="of:=[.N169]" office:value-type="float" office:value="1.902" calcext:value-type="float">
            <text:p>1.902</text:p>
          </table:table-cell>
          <table:table-cell table:number-columns-repeated="5"/>
          <table:table-cell table:formula="of:=[.T169]" office:value-type="string" office:string-value="B" calcext:value-type="string">
            <text:p>B</text:p>
          </table:table-cell>
          <table:table-cell table:style-name="ce1" table:formula="of:=[.U169]" office:value-type="string" office:string-value="C" calcext:value-type="string">
            <text:p>C</text:p>
          </table:table-cell>
          <table:table-cell table:style-name="ce1" table:formula="of:=[.V171]+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formula="of:=INDIRECT([.T174] &amp; [.V174])" office:value-type="float" office:value="0" calcext:value-type="float">
            <text:p>0.000</text:p>
          </table:table-cell>
          <table:table-cell table:formula="of:=INDIRECT([.U174] &amp; [.V174])" office:value-type="float" office:value="0" calcext:value-type="float">
            <text:p>0.000</text:p>
          </table:table-cell>
          <table:table-cell table:formula="of:=[.N170]" office:value-type="float" office:value="1.902" calcext:value-type="float">
            <text:p>1.902</text:p>
          </table:table-cell>
          <table:table-cell table:style-name="ce28" table:formula="of:=[.L174]-[.L175]" office:value-type="float" office:value="0" calcext:value-type="float">
            <text:p>0.00</text:p>
          </table:table-cell>
          <table:table-cell table:number-columns-repeated="4"/>
          <table:table-cell table:formula="of:=[.T170]" office:value-type="string" office:string-value="D" calcext:value-type="string">
            <text:p>D</text:p>
          </table:table-cell>
          <table:table-cell table:style-name="ce1" table:formula="of:=[.U170]" office:value-type="string" office:string-value="E" calcext:value-type="string">
            <text:p>E</text:p>
          </table:table-cell>
          <table:table-cell table:style-name="ce1" table:formula="of:=[.V172]+1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formula="of:=INDIRECT([.T175] &amp; [.V175])" office:value-type="float" office:value="0" calcext:value-type="float">
            <text:p>0.000</text:p>
          </table:table-cell>
          <table:table-cell table:formula="of:=INDIRECT([.U175] &amp; [.V175])" office:value-type="float" office:value="0" calcext:value-type="float">
            <text:p>0.000</text:p>
          </table:table-cell>
          <table:table-cell table:formula="of:=[.N171]" office:value-type="float" office:value="5.042" calcext:value-type="float">
            <text:p>5.042</text:p>
          </table:table-cell>
          <table:table-cell table:number-columns-repeated="5"/>
          <table:table-cell table:formula="of:=[.T171]" office:value-type="string" office:string-value="D" calcext:value-type="string">
            <text:p>D</text:p>
          </table:table-cell>
          <table:table-cell table:style-name="ce1" table:formula="of:=[.U171]" office:value-type="string" office:string-value="E" calcext:value-type="string">
            <text:p>E</text:p>
          </table:table-cell>
          <table:table-cell table:style-name="ce1" table:formula="of:=[.V173]+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formula="of:=INDIRECT([.T176] &amp; [.V176])" office:value-type="float" office:value="0" calcext:value-type="float">
            <text:p>0.000</text:p>
          </table:table-cell>
          <table:table-cell table:formula="of:=INDIRECT([.U176] &amp; [.V176])" office:value-type="float" office:value="0" calcext:value-type="float">
            <text:p>0.000</text:p>
          </table:table-cell>
          <table:table-cell table:formula="of:=[.N172]" office:value-type="float" office:value="5.042" calcext:value-type="float">
            <text:p>5.042</text:p>
          </table:table-cell>
          <table:table-cell table:style-name="ce28" table:formula="of:=[.L176]-[.L177]" office:value-type="float" office:value="0" calcext:value-type="float">
            <text:p>0.00</text:p>
          </table:table-cell>
          <table:table-cell table:number-columns-repeated="4"/>
          <table:table-cell table:formula="of:=[.T172]" office:value-type="string" office:string-value="B" calcext:value-type="string">
            <text:p>B</text:p>
          </table:table-cell>
          <table:table-cell table:style-name="ce1" table:formula="of:=[.U172]" office:value-type="string" office:string-value="C" calcext:value-type="string">
            <text:p>C</text:p>
          </table:table-cell>
          <table:table-cell table:style-name="ce1" table:formula="of:=[.V174]+1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formula="of:=INDIRECT([.T177] &amp; [.V177])" office:value-type="float" office:value="0" calcext:value-type="float">
            <text:p>0.000</text:p>
          </table:table-cell>
          <table:table-cell table:formula="of:=INDIRECT([.U177] &amp; [.V177])" office:value-type="float" office:value="0" calcext:value-type="float">
            <text:p>0.000</text:p>
          </table:table-cell>
          <table:table-cell table:formula="of:=[.N173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73]" office:value-type="string" office:string-value="B" calcext:value-type="string">
            <text:p>B</text:p>
          </table:table-cell>
          <table:table-cell table:style-name="ce1" table:formula="of:=[.U173]" office:value-type="string" office:string-value="C" calcext:value-type="string">
            <text:p>C</text:p>
          </table:table-cell>
          <table:table-cell table:style-name="ce1" table:formula="of:=[.V175]+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formula="of:=INDIRECT([.T178] &amp; [.V178])" office:value-type="float" office:value="0" calcext:value-type="float">
            <text:p>0.000</text:p>
          </table:table-cell>
          <table:table-cell table:formula="of:=INDIRECT([.U178] &amp; [.V178])" office:value-type="float" office:value="0" calcext:value-type="float">
            <text:p>0.000</text:p>
          </table:table-cell>
          <table:table-cell table:formula="of:=[.N174]" office:value-type="float" office:value="1.902" calcext:value-type="float">
            <text:p>1.902</text:p>
          </table:table-cell>
          <table:table-cell table:style-name="ce28" table:formula="of:=[.L178]-[.L179]" office:value-type="float" office:value="0" calcext:value-type="float">
            <text:p>0.00</text:p>
          </table:table-cell>
          <table:table-cell table:number-columns-repeated="4"/>
          <table:table-cell table:formula="of:=[.T174]" office:value-type="string" office:string-value="D" calcext:value-type="string">
            <text:p>D</text:p>
          </table:table-cell>
          <table:table-cell table:style-name="ce1" table:formula="of:=[.U174]" office:value-type="string" office:string-value="E" calcext:value-type="string">
            <text:p>E</text:p>
          </table:table-cell>
          <table:table-cell table:style-name="ce1" table:formula="of:=[.V176]+1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formula="of:=INDIRECT([.T179] &amp; [.V179])" office:value-type="float" office:value="0" calcext:value-type="float">
            <text:p>0.000</text:p>
          </table:table-cell>
          <table:table-cell table:formula="of:=INDIRECT([.U179] &amp; [.V179])" office:value-type="float" office:value="0" calcext:value-type="float">
            <text:p>0.000</text:p>
          </table:table-cell>
          <table:table-cell table:formula="of:=[.N175]" office:value-type="float" office:value="5.042" calcext:value-type="float">
            <text:p>5.042</text:p>
          </table:table-cell>
          <table:table-cell table:number-columns-repeated="5"/>
          <table:table-cell table:formula="of:=[.T175]" office:value-type="string" office:string-value="D" calcext:value-type="string">
            <text:p>D</text:p>
          </table:table-cell>
          <table:table-cell table:style-name="ce1" table:formula="of:=[.U175]" office:value-type="string" office:string-value="E" calcext:value-type="string">
            <text:p>E</text:p>
          </table:table-cell>
          <table:table-cell table:style-name="ce1" table:formula="of:=[.V177]+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formula="of:=INDIRECT([.T180] &amp; [.V180])" office:value-type="float" office:value="0" calcext:value-type="float">
            <text:p>0.000</text:p>
          </table:table-cell>
          <table:table-cell table:formula="of:=INDIRECT([.U180] &amp; [.V180])" office:value-type="float" office:value="0" calcext:value-type="float">
            <text:p>0.000</text:p>
          </table:table-cell>
          <table:table-cell table:formula="of:=[.N176]" office:value-type="float" office:value="5.042" calcext:value-type="float">
            <text:p>5.042</text:p>
          </table:table-cell>
          <table:table-cell table:style-name="ce28" table:formula="of:=[.L180]-[.L181]" office:value-type="float" office:value="0" calcext:value-type="float">
            <text:p>0.00</text:p>
          </table:table-cell>
          <table:table-cell table:number-columns-repeated="4"/>
          <table:table-cell table:formula="of:=[.T176]" office:value-type="string" office:string-value="B" calcext:value-type="string">
            <text:p>B</text:p>
          </table:table-cell>
          <table:table-cell table:style-name="ce1" table:formula="of:=[.U176]" office:value-type="string" office:string-value="C" calcext:value-type="string">
            <text:p>C</text:p>
          </table:table-cell>
          <table:table-cell table:style-name="ce1" table:formula="of:=[.V178]+1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formula="of:=INDIRECT([.T181] &amp; [.V181])" office:value-type="float" office:value="0" calcext:value-type="float">
            <text:p>0.000</text:p>
          </table:table-cell>
          <table:table-cell table:formula="of:=INDIRECT([.U181] &amp; [.V181])" office:value-type="float" office:value="0" calcext:value-type="float">
            <text:p>0.000</text:p>
          </table:table-cell>
          <table:table-cell table:formula="of:=[.N177]" office:value-type="float" office:value="1.902" calcext:value-type="float">
            <text:p>1.902</text:p>
          </table:table-cell>
          <table:table-cell table:number-columns-repeated="5"/>
          <table:table-cell table:formula="of:=[.T177]" office:value-type="string" office:string-value="B" calcext:value-type="string">
            <text:p>B</text:p>
          </table:table-cell>
          <table:table-cell table:style-name="ce1" table:formula="of:=[.U177]" office:value-type="string" office:string-value="C" calcext:value-type="string">
            <text:p>C</text:p>
          </table:table-cell>
          <table:table-cell table:style-name="ce1" table:formula="of:=[.V179]+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formula="of:=INDIRECT([.T182] &amp; [.V182])" office:value-type="float" office:value="0" calcext:value-type="float">
            <text:p>0.000</text:p>
          </table:table-cell>
          <table:table-cell table:formula="of:=INDIRECT([.U182] &amp; [.V182])" office:value-type="float" office:value="0" calcext:value-type="float">
            <text:p>0.000</text:p>
          </table:table-cell>
          <table:table-cell table:formula="of:=[.N178]" office:value-type="float" office:value="1.902" calcext:value-type="float">
            <text:p>1.902</text:p>
          </table:table-cell>
          <table:table-cell table:style-name="ce28" table:formula="of:=[.L182]-[.L183]" office:value-type="float" office:value="0" calcext:value-type="float">
            <text:p>0.00</text:p>
          </table:table-cell>
          <table:table-cell table:number-columns-repeated="4"/>
          <table:table-cell table:formula="of:=[.T178]" office:value-type="string" office:string-value="D" calcext:value-type="string">
            <text:p>D</text:p>
          </table:table-cell>
          <table:table-cell table:style-name="ce1" table:formula="of:=[.U178]" office:value-type="string" office:string-value="E" calcext:value-type="string">
            <text:p>E</text:p>
          </table:table-cell>
          <table:table-cell table:style-name="ce1" table:formula="of:=[.V180]+1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formula="of:=INDIRECT([.T183] &amp; [.V183])" office:value-type="float" office:value="0" calcext:value-type="float">
            <text:p>0.000</text:p>
          </table:table-cell>
          <table:table-cell table:formula="of:=INDIRECT([.U183] &amp; [.V183])" office:value-type="float" office:value="0" calcext:value-type="float">
            <text:p>0.000</text:p>
          </table:table-cell>
          <table:table-cell table:formula="of:=[.N179]" office:value-type="float" office:value="5.042" calcext:value-type="float">
            <text:p>5.042</text:p>
          </table:table-cell>
          <table:table-cell table:number-columns-repeated="5"/>
          <table:table-cell table:formula="of:=[.T179]" office:value-type="string" office:string-value="D" calcext:value-type="string">
            <text:p>D</text:p>
          </table:table-cell>
          <table:table-cell table:style-name="ce1" table:formula="of:=[.U179]" office:value-type="string" office:string-value="E" calcext:value-type="string">
            <text:p>E</text:p>
          </table:table-cell>
          <table:table-cell table:style-name="ce1" table:formula="of:=[.V181]+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formula="of:=INDIRECT([.T184] &amp; [.V184])" office:value-type="float" office:value="0" calcext:value-type="float">
            <text:p>0.000</text:p>
          </table:table-cell>
          <table:table-cell table:formula="of:=INDIRECT([.U184] &amp; [.V184])" office:value-type="float" office:value="0" calcext:value-type="float">
            <text:p>0.000</text:p>
          </table:table-cell>
          <table:table-cell table:formula="of:=[.N180]" office:value-type="float" office:value="5.042" calcext:value-type="float">
            <text:p>5.042</text:p>
          </table:table-cell>
          <table:table-cell table:style-name="ce28" table:formula="of:=[.L184]-[.L185]" office:value-type="float" office:value="0" calcext:value-type="float">
            <text:p>0.00</text:p>
          </table:table-cell>
          <table:table-cell table:number-columns-repeated="4"/>
          <table:table-cell table:formula="of:=[.T180]" office:value-type="string" office:string-value="B" calcext:value-type="string">
            <text:p>B</text:p>
          </table:table-cell>
          <table:table-cell table:style-name="ce1" table:formula="of:=[.U180]" office:value-type="string" office:string-value="C" calcext:value-type="string">
            <text:p>C</text:p>
          </table:table-cell>
          <table:table-cell table:style-name="ce1" table:formula="of:=[.V182]+1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formula="of:=INDIRECT([.T185] &amp; [.V185])" office:value-type="float" office:value="0" calcext:value-type="float">
            <text:p>0.000</text:p>
          </table:table-cell>
          <table:table-cell table:formula="of:=INDIRECT([.U185] &amp; [.V185])" office:value-type="float" office:value="0" calcext:value-type="float">
            <text:p>0.000</text:p>
          </table:table-cell>
          <table:table-cell table:formula="of:=[.N181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81]" office:value-type="string" office:string-value="B" calcext:value-type="string">
            <text:p>B</text:p>
          </table:table-cell>
          <table:table-cell table:style-name="ce1" table:formula="of:=[.U181]" office:value-type="string" office:string-value="C" calcext:value-type="string">
            <text:p>C</text:p>
          </table:table-cell>
          <table:table-cell table:style-name="ce1" table:formula="of:=[.V183]+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formula="of:=INDIRECT([.T186] &amp; [.V186])" office:value-type="float" office:value="0" calcext:value-type="float">
            <text:p>0.000</text:p>
          </table:table-cell>
          <table:table-cell table:formula="of:=INDIRECT([.U186] &amp; [.V186])" office:value-type="float" office:value="0" calcext:value-type="float">
            <text:p>0.000</text:p>
          </table:table-cell>
          <table:table-cell table:formula="of:=[.N182]" office:value-type="float" office:value="1.902" calcext:value-type="float">
            <text:p>1.902</text:p>
          </table:table-cell>
          <table:table-cell table:style-name="ce28" table:formula="of:=[.L186]-[.L187]" office:value-type="float" office:value="0" calcext:value-type="float">
            <text:p>0.00</text:p>
          </table:table-cell>
          <table:table-cell table:number-columns-repeated="4"/>
          <table:table-cell table:formula="of:=[.T182]" office:value-type="string" office:string-value="D" calcext:value-type="string">
            <text:p>D</text:p>
          </table:table-cell>
          <table:table-cell table:style-name="ce1" table:formula="of:=[.U182]" office:value-type="string" office:string-value="E" calcext:value-type="string">
            <text:p>E</text:p>
          </table:table-cell>
          <table:table-cell table:style-name="ce1" table:formula="of:=[.V184]+1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formula="of:=INDIRECT([.T187] &amp; [.V187])" office:value-type="float" office:value="0" calcext:value-type="float">
            <text:p>0.000</text:p>
          </table:table-cell>
          <table:table-cell table:formula="of:=INDIRECT([.U187] &amp; [.V187])" office:value-type="float" office:value="0" calcext:value-type="float">
            <text:p>0.000</text:p>
          </table:table-cell>
          <table:table-cell table:formula="of:=[.N183]" office:value-type="float" office:value="5.042" calcext:value-type="float">
            <text:p>5.042</text:p>
          </table:table-cell>
          <table:table-cell table:number-columns-repeated="5"/>
          <table:table-cell table:formula="of:=[.T183]" office:value-type="string" office:string-value="D" calcext:value-type="string">
            <text:p>D</text:p>
          </table:table-cell>
          <table:table-cell table:style-name="ce1" table:formula="of:=[.U183]" office:value-type="string" office:string-value="E" calcext:value-type="string">
            <text:p>E</text:p>
          </table:table-cell>
          <table:table-cell table:style-name="ce1" table:formula="of:=[.V185]+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formula="of:=INDIRECT([.T188] &amp; [.V188])" office:value-type="float" office:value="0" calcext:value-type="float">
            <text:p>0.000</text:p>
          </table:table-cell>
          <table:table-cell table:formula="of:=INDIRECT([.U188] &amp; [.V188])" office:value-type="float" office:value="0" calcext:value-type="float">
            <text:p>0.000</text:p>
          </table:table-cell>
          <table:table-cell table:formula="of:=[.N184]" office:value-type="float" office:value="5.042" calcext:value-type="float">
            <text:p>5.042</text:p>
          </table:table-cell>
          <table:table-cell table:style-name="ce28" table:formula="of:=[.L188]-[.L189]" office:value-type="float" office:value="0" calcext:value-type="float">
            <text:p>0.00</text:p>
          </table:table-cell>
          <table:table-cell table:number-columns-repeated="4"/>
          <table:table-cell table:formula="of:=[.T184]" office:value-type="string" office:string-value="B" calcext:value-type="string">
            <text:p>B</text:p>
          </table:table-cell>
          <table:table-cell table:style-name="ce1" table:formula="of:=[.U184]" office:value-type="string" office:string-value="C" calcext:value-type="string">
            <text:p>C</text:p>
          </table:table-cell>
          <table:table-cell table:style-name="ce1" table:formula="of:=[.V186]+1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formula="of:=INDIRECT([.T189] &amp; [.V189])" office:value-type="float" office:value="0" calcext:value-type="float">
            <text:p>0.000</text:p>
          </table:table-cell>
          <table:table-cell table:formula="of:=INDIRECT([.U189] &amp; [.V189])" office:value-type="float" office:value="0" calcext:value-type="float">
            <text:p>0.000</text:p>
          </table:table-cell>
          <table:table-cell table:formula="of:=[.N185]" office:value-type="float" office:value="1.902" calcext:value-type="float">
            <text:p>1.902</text:p>
          </table:table-cell>
          <table:table-cell table:number-columns-repeated="5"/>
          <table:table-cell table:formula="of:=[.T185]" office:value-type="string" office:string-value="B" calcext:value-type="string">
            <text:p>B</text:p>
          </table:table-cell>
          <table:table-cell table:style-name="ce1" table:formula="of:=[.U185]" office:value-type="string" office:string-value="C" calcext:value-type="string">
            <text:p>C</text:p>
          </table:table-cell>
          <table:table-cell table:style-name="ce1" table:formula="of:=[.V187]+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formula="of:=INDIRECT([.T190] &amp; [.V190])" office:value-type="float" office:value="0" calcext:value-type="float">
            <text:p>0.000</text:p>
          </table:table-cell>
          <table:table-cell table:formula="of:=INDIRECT([.U190] &amp; [.V190])" office:value-type="float" office:value="0" calcext:value-type="float">
            <text:p>0.000</text:p>
          </table:table-cell>
          <table:table-cell table:formula="of:=[.N186]" office:value-type="float" office:value="1.902" calcext:value-type="float">
            <text:p>1.902</text:p>
          </table:table-cell>
          <table:table-cell table:style-name="ce28" table:formula="of:=[.L190]-[.L191]" office:value-type="float" office:value="0" calcext:value-type="float">
            <text:p>0.00</text:p>
          </table:table-cell>
          <table:table-cell table:number-columns-repeated="4"/>
          <table:table-cell table:formula="of:=[.T186]" office:value-type="string" office:string-value="D" calcext:value-type="string">
            <text:p>D</text:p>
          </table:table-cell>
          <table:table-cell table:style-name="ce1" table:formula="of:=[.U186]" office:value-type="string" office:string-value="E" calcext:value-type="string">
            <text:p>E</text:p>
          </table:table-cell>
          <table:table-cell table:style-name="ce1" table:formula="of:=[.V188]+1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formula="of:=INDIRECT([.T191] &amp; [.V191])" office:value-type="float" office:value="0" calcext:value-type="float">
            <text:p>0.000</text:p>
          </table:table-cell>
          <table:table-cell table:formula="of:=INDIRECT([.U191] &amp; [.V191])" office:value-type="float" office:value="0" calcext:value-type="float">
            <text:p>0.000</text:p>
          </table:table-cell>
          <table:table-cell table:formula="of:=[.N187]" office:value-type="float" office:value="5.042" calcext:value-type="float">
            <text:p>5.042</text:p>
          </table:table-cell>
          <table:table-cell table:number-columns-repeated="5"/>
          <table:table-cell table:formula="of:=[.T187]" office:value-type="string" office:string-value="D" calcext:value-type="string">
            <text:p>D</text:p>
          </table:table-cell>
          <table:table-cell table:style-name="ce1" table:formula="of:=[.U187]" office:value-type="string" office:string-value="E" calcext:value-type="string">
            <text:p>E</text:p>
          </table:table-cell>
          <table:table-cell table:style-name="ce1" table:formula="of:=[.V189]+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formula="of:=INDIRECT([.T192] &amp; [.V192])" office:value-type="float" office:value="0" calcext:value-type="float">
            <text:p>0.000</text:p>
          </table:table-cell>
          <table:table-cell table:formula="of:=INDIRECT([.U192] &amp; [.V192])" office:value-type="float" office:value="0" calcext:value-type="float">
            <text:p>0.000</text:p>
          </table:table-cell>
          <table:table-cell table:formula="of:=[.N188]" office:value-type="float" office:value="5.042" calcext:value-type="float">
            <text:p>5.042</text:p>
          </table:table-cell>
          <table:table-cell table:style-name="ce28" table:formula="of:=[.L192]-[.L193]" office:value-type="float" office:value="0" calcext:value-type="float">
            <text:p>0.00</text:p>
          </table:table-cell>
          <table:table-cell table:number-columns-repeated="4"/>
          <table:table-cell table:formula="of:=[.T188]" office:value-type="string" office:string-value="B" calcext:value-type="string">
            <text:p>B</text:p>
          </table:table-cell>
          <table:table-cell table:style-name="ce1" table:formula="of:=[.U188]" office:value-type="string" office:string-value="C" calcext:value-type="string">
            <text:p>C</text:p>
          </table:table-cell>
          <table:table-cell table:style-name="ce1" table:formula="of:=[.V190]+1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formula="of:=INDIRECT([.T193] &amp; [.V193])" office:value-type="float" office:value="0" calcext:value-type="float">
            <text:p>0.000</text:p>
          </table:table-cell>
          <table:table-cell table:formula="of:=INDIRECT([.U193] &amp; [.V193])" office:value-type="float" office:value="0" calcext:value-type="float">
            <text:p>0.000</text:p>
          </table:table-cell>
          <table:table-cell table:formula="of:=[.N189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89]" office:value-type="string" office:string-value="B" calcext:value-type="string">
            <text:p>B</text:p>
          </table:table-cell>
          <table:table-cell table:style-name="ce1" table:formula="of:=[.U189]" office:value-type="string" office:string-value="C" calcext:value-type="string">
            <text:p>C</text:p>
          </table:table-cell>
          <table:table-cell table:style-name="ce1" table:formula="of:=[.V191]+1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formula="of:=INDIRECT([.T194] &amp; [.V194])" office:value-type="float" office:value="0" calcext:value-type="float">
            <text:p>0.000</text:p>
          </table:table-cell>
          <table:table-cell table:formula="of:=INDIRECT([.U194] &amp; [.V194])" office:value-type="float" office:value="0" calcext:value-type="float">
            <text:p>0.000</text:p>
          </table:table-cell>
          <table:table-cell table:formula="of:=[.N190]" office:value-type="float" office:value="1.902" calcext:value-type="float">
            <text:p>1.902</text:p>
          </table:table-cell>
          <table:table-cell table:style-name="ce28" table:formula="of:=[.L194]-[.L195]" office:value-type="float" office:value="0" calcext:value-type="float">
            <text:p>0.00</text:p>
          </table:table-cell>
          <table:table-cell table:number-columns-repeated="4"/>
          <table:table-cell table:formula="of:=[.T190]" office:value-type="string" office:string-value="D" calcext:value-type="string">
            <text:p>D</text:p>
          </table:table-cell>
          <table:table-cell table:style-name="ce1" table:formula="of:=[.U190]" office:value-type="string" office:string-value="E" calcext:value-type="string">
            <text:p>E</text:p>
          </table:table-cell>
          <table:table-cell table:style-name="ce1" table:formula="of:=[.V192]+1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formula="of:=INDIRECT([.T195] &amp; [.V195])" office:value-type="float" office:value="0" calcext:value-type="float">
            <text:p>0.000</text:p>
          </table:table-cell>
          <table:table-cell table:formula="of:=INDIRECT([.U195] &amp; [.V195])" office:value-type="float" office:value="0" calcext:value-type="float">
            <text:p>0.000</text:p>
          </table:table-cell>
          <table:table-cell table:formula="of:=[.N191]" office:value-type="float" office:value="5.042" calcext:value-type="float">
            <text:p>5.042</text:p>
          </table:table-cell>
          <table:table-cell table:number-columns-repeated="5"/>
          <table:table-cell table:formula="of:=[.T191]" office:value-type="string" office:string-value="D" calcext:value-type="string">
            <text:p>D</text:p>
          </table:table-cell>
          <table:table-cell table:style-name="ce1" table:formula="of:=[.U191]" office:value-type="string" office:string-value="E" calcext:value-type="string">
            <text:p>E</text:p>
          </table:table-cell>
          <table:table-cell table:style-name="ce1" table:formula="of:=[.V193]+1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formula="of:=INDIRECT([.T196] &amp; [.V196])" office:value-type="float" office:value="0" calcext:value-type="float">
            <text:p>0.000</text:p>
          </table:table-cell>
          <table:table-cell table:formula="of:=INDIRECT([.U196] &amp; [.V196])" office:value-type="float" office:value="0" calcext:value-type="float">
            <text:p>0.000</text:p>
          </table:table-cell>
          <table:table-cell table:formula="of:=[.N192]" office:value-type="float" office:value="5.042" calcext:value-type="float">
            <text:p>5.042</text:p>
          </table:table-cell>
          <table:table-cell table:style-name="ce28" table:formula="of:=[.L196]-[.L197]" office:value-type="float" office:value="0" calcext:value-type="float">
            <text:p>0.00</text:p>
          </table:table-cell>
          <table:table-cell table:number-columns-repeated="4"/>
          <table:table-cell table:formula="of:=[.T192]" office:value-type="string" office:string-value="B" calcext:value-type="string">
            <text:p>B</text:p>
          </table:table-cell>
          <table:table-cell table:style-name="ce1" table:formula="of:=[.U192]" office:value-type="string" office:string-value="C" calcext:value-type="string">
            <text:p>C</text:p>
          </table:table-cell>
          <table:table-cell table:style-name="ce1" table:formula="of:=[.V194]+1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formula="of:=INDIRECT([.T197] &amp; [.V197])" office:value-type="float" office:value="0" calcext:value-type="float">
            <text:p>0.000</text:p>
          </table:table-cell>
          <table:table-cell table:formula="of:=INDIRECT([.U197] &amp; [.V197])" office:value-type="float" office:value="0" calcext:value-type="float">
            <text:p>0.000</text:p>
          </table:table-cell>
          <table:table-cell table:formula="of:=[.N193]" office:value-type="float" office:value="1.902" calcext:value-type="float">
            <text:p>1.902</text:p>
          </table:table-cell>
          <table:table-cell table:number-columns-repeated="5"/>
          <table:table-cell table:formula="of:=[.T193]" office:value-type="string" office:string-value="B" calcext:value-type="string">
            <text:p>B</text:p>
          </table:table-cell>
          <table:table-cell table:style-name="ce1" table:formula="of:=[.U193]" office:value-type="string" office:string-value="C" calcext:value-type="string">
            <text:p>C</text:p>
          </table:table-cell>
          <table:table-cell table:style-name="ce1" table:formula="of:=[.V195]+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formula="of:=INDIRECT([.T198] &amp; [.V198])" office:value-type="float" office:value="0" calcext:value-type="float">
            <text:p>0.000</text:p>
          </table:table-cell>
          <table:table-cell table:formula="of:=INDIRECT([.U198] &amp; [.V198])" office:value-type="float" office:value="0" calcext:value-type="float">
            <text:p>0.000</text:p>
          </table:table-cell>
          <table:table-cell table:formula="of:=[.N194]" office:value-type="float" office:value="1.902" calcext:value-type="float">
            <text:p>1.902</text:p>
          </table:table-cell>
          <table:table-cell table:style-name="ce28" table:formula="of:=[.L198]-[.L199]" office:value-type="float" office:value="0" calcext:value-type="float">
            <text:p>0.00</text:p>
          </table:table-cell>
          <table:table-cell table:number-columns-repeated="4"/>
          <table:table-cell table:formula="of:=[.T194]" office:value-type="string" office:string-value="D" calcext:value-type="string">
            <text:p>D</text:p>
          </table:table-cell>
          <table:table-cell table:style-name="ce1" table:formula="of:=[.U194]" office:value-type="string" office:string-value="E" calcext:value-type="string">
            <text:p>E</text:p>
          </table:table-cell>
          <table:table-cell table:style-name="ce1" table:formula="of:=[.V196]+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formula="of:=INDIRECT([.T199] &amp; [.V199])" office:value-type="float" office:value="0" calcext:value-type="float">
            <text:p>0.000</text:p>
          </table:table-cell>
          <table:table-cell table:formula="of:=INDIRECT([.U199] &amp; [.V199])" office:value-type="float" office:value="0" calcext:value-type="float">
            <text:p>0.000</text:p>
          </table:table-cell>
          <table:table-cell table:formula="of:=[.N195]" office:value-type="float" office:value="5.042" calcext:value-type="float">
            <text:p>5.042</text:p>
          </table:table-cell>
          <table:table-cell table:number-columns-repeated="5"/>
          <table:table-cell table:formula="of:=[.T195]" office:value-type="string" office:string-value="D" calcext:value-type="string">
            <text:p>D</text:p>
          </table:table-cell>
          <table:table-cell table:style-name="ce1" table:formula="of:=[.U195]" office:value-type="string" office:string-value="E" calcext:value-type="string">
            <text:p>E</text:p>
          </table:table-cell>
          <table:table-cell table:style-name="ce1" table:formula="of:=[.V197]+1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formula="of:=INDIRECT([.T200] &amp; [.V200])" office:value-type="float" office:value="0" calcext:value-type="float">
            <text:p>0.000</text:p>
          </table:table-cell>
          <table:table-cell table:formula="of:=INDIRECT([.U200] &amp; [.V200])" office:value-type="float" office:value="0" calcext:value-type="float">
            <text:p>0.000</text:p>
          </table:table-cell>
          <table:table-cell table:formula="of:=[.N196]" office:value-type="float" office:value="5.042" calcext:value-type="float">
            <text:p>5.042</text:p>
          </table:table-cell>
          <table:table-cell table:style-name="ce28" table:formula="of:=[.L200]-[.L201]" office:value-type="float" office:value="0" calcext:value-type="float">
            <text:p>0.00</text:p>
          </table:table-cell>
          <table:table-cell table:number-columns-repeated="4"/>
          <table:table-cell table:formula="of:=[.T196]" office:value-type="string" office:string-value="B" calcext:value-type="string">
            <text:p>B</text:p>
          </table:table-cell>
          <table:table-cell table:style-name="ce1" table:formula="of:=[.U196]" office:value-type="string" office:string-value="C" calcext:value-type="string">
            <text:p>C</text:p>
          </table:table-cell>
          <table:table-cell table:style-name="ce1" table:formula="of:=[.V198]+1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formula="of:=INDIRECT([.T201] &amp; [.V201])" office:value-type="float" office:value="0" calcext:value-type="float">
            <text:p>0.000</text:p>
          </table:table-cell>
          <table:table-cell table:formula="of:=INDIRECT([.U201] &amp; [.V201])" office:value-type="float" office:value="0" calcext:value-type="float">
            <text:p>0.000</text:p>
          </table:table-cell>
          <table:table-cell table:formula="of:=[.N197]" office:value-type="float" office:value="1.902" calcext:value-type="float">
            <text:p>1.902</text:p>
          </table:table-cell>
          <table:table-cell table:style-name="ce28"/>
          <table:table-cell table:number-columns-repeated="4"/>
          <table:table-cell table:formula="of:=[.T197]" office:value-type="string" office:string-value="B" calcext:value-type="string">
            <text:p>B</text:p>
          </table:table-cell>
          <table:table-cell table:style-name="ce1" table:formula="of:=[.U197]" office:value-type="string" office:string-value="C" calcext:value-type="string">
            <text:p>C</text:p>
          </table:table-cell>
          <table:table-cell table:style-name="ce1" table:formula="of:=[.V199]+1" office:value-type="float" office:value="102" calcext:value-type="float">
            <text:p>102</text:p>
          </table:table-cell>
          <table:table-cell table:number-columns-repeated="2"/>
        </table:table-row>
        <table:table-row table:style-name="ro1" table:number-rows-repeated="104837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7:48:14.721294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7T17:11:35.207502845</dc:date>
    <meta:editing-duration>P1DT12H54M20S</meta:editing-duration>
    <meta:editing-cycles>56</meta:editing-cycles>
    <meta:document-statistic meta:table-count="1" meta:cell-count="2022" meta:object-count="0"/>
  </office:meta>
</office:document-meta>
</file>